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2"/>
    <style:style style:name="ce6" style:family="table-cell" style:parent-style-name="Default">
      <style:table-cell-properties fo:background-color="#ffff00"/>
    </style:style>
    <style:style style:name="ce9" style:family="table-cell" style:parent-style-name="Default" style:data-style-name="N122"/>
    <style:style style:name="ce5" style:family="table-cell" style:parent-style-name="Default">
      <style:text-properties fo:color="#c9211e"/>
    </style:style>
    <style:style style:name="ce7" style:family="table-cell" style:parent-style-name="Default" style:data-style-name="N121"/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arly-fus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AD</text:p>
          </table:table-cell>
          <table:table-cell office:value-type="string" calcext:value-type="string">
            <text:p>Glo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441528558731" calcext:value-type="float">
            <text:p>0.430441528558731</text:p>
          </table:table-cell>
          <table:table-cell office:value-type="float" office:value="0.607422113418579" calcext:value-type="float">
            <text:p>0.607422113418579</text:p>
          </table:table-cell>
          <table:table-cell office:value-type="float" office:value="0.48519641160965" calcext:value-type="float">
            <text:p>0.48519641160965</text:p>
          </table:table-cell>
          <table:table-cell table:formula="of:=AVERAGE([.B3:.D3])" office:value-type="float" office:value="0.507686684528987" calcext:value-type="float">
            <text:p>0.507686684528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5396928787231" calcext:value-type="float">
            <text:p>0.415396928787231</text:p>
          </table:table-cell>
          <table:table-cell office:value-type="float" office:value="0.603135228157043" calcext:value-type="float">
            <text:p>0.603135228157043</text:p>
          </table:table-cell>
          <table:table-cell office:value-type="float" office:value="0.497403830289841" calcext:value-type="float">
            <text:p>0.497403830289841</text:p>
          </table:table-cell>
          <table:table-cell table:formula="of:=AVERAGE([.B4:.D4])" office:value-type="float" office:value="0.505311995744705" calcext:value-type="float">
            <text:p>0.50531199574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2569662332535" calcext:value-type="float">
            <text:p>0.422569662332535</text:p>
          </table:table-cell>
          <table:table-cell office:value-type="float" office:value="0.602717578411102" calcext:value-type="float">
            <text:p>0.602717578411102</text:p>
          </table:table-cell>
          <table:table-cell office:value-type="float" office:value="0.485063552856445" calcext:value-type="float">
            <text:p>0.485063552856445</text:p>
          </table:table-cell>
          <table:table-cell table:formula="of:=AVERAGE([.B5:.D5])" office:value-type="float" office:value="0.503450264533361" calcext:value-type="float">
            <text:p>0.503450264533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4847642183304" calcext:value-type="float">
            <text:p>0.414847642183304</text:p>
          </table:table-cell>
          <table:table-cell office:value-type="float" office:value="0.614605486392975" calcext:value-type="float">
            <text:p>0.614605486392975</text:p>
          </table:table-cell>
          <table:table-cell office:value-type="float" office:value="0.506229877471924" calcext:value-type="float">
            <text:p>0.506229877471924</text:p>
          </table:table-cell>
          <table:table-cell table:formula="of:=AVERAGE([.B6:.D6])" office:value-type="float" office:value="0.511894335349401" calcext:value-type="float">
            <text:p>0.511894335349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7846828699112" calcext:value-type="float">
            <text:p>0.417846828699112</text:p>
          </table:table-cell>
          <table:table-cell office:value-type="float" office:value="0.603209793567658" calcext:value-type="float">
            <text:p>0.603209793567658</text:p>
          </table:table-cell>
          <table:table-cell office:value-type="float" office:value="0.487857222557068" calcext:value-type="float">
            <text:p>0.487857222557068</text:p>
          </table:table-cell>
          <table:table-cell table:formula="of:=AVERAGE([.B7:.D7])" office:value-type="float" office:value="0.502971281607946" calcext:value-type="float">
            <text:p>0.5029712816079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0978367328644" calcext:value-type="float">
            <text:p>0.420978367328644</text:p>
          </table:table-cell>
          <table:table-cell office:value-type="float" office:value="0.610769510269165" calcext:value-type="float">
            <text:p>0.610769510269165</text:p>
          </table:table-cell>
          <table:table-cell office:value-type="float" office:value="0.495311379432678" calcext:value-type="float">
            <text:p>0.495311379432678</text:p>
          </table:table-cell>
          <table:table-cell table:formula="of:=AVERAGE([.B8:.D8])" office:value-type="float" office:value="0.509019752343496" calcext:value-type="float">
            <text:p>0.509019752343496</text:p>
          </table:table-cell>
        </table:table-row>
        <table:table-row table:style-name="ro1" table:visibility="collapse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59075319767" calcext:value-type="float">
            <text:p>0.4159075319767</text:p>
          </table:table-cell>
          <table:table-cell office:value-type="float" office:value="0.615489780902862" calcext:value-type="float">
            <text:p>0.615489780902862</text:p>
          </table:table-cell>
          <table:table-cell office:value-type="float" office:value="0.487827390432358" calcext:value-type="float">
            <text:p>0.487827390432358</text:p>
          </table:table-cell>
          <table:table-cell table:formula="of:=AVERAGE([.B10:.D10])" office:value-type="float" office:value="0.506408234437307" calcext:value-type="float">
            <text:p>0.506408234437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6921247243881" calcext:value-type="float">
            <text:p>0.396921247243881</text:p>
          </table:table-cell>
          <table:table-cell office:value-type="float" office:value="0.606164276599884" calcext:value-type="float">
            <text:p>0.606164276599884</text:p>
          </table:table-cell>
          <table:table-cell office:value-type="float" office:value="0.478650242090225" calcext:value-type="float">
            <text:p>0.478650242090225</text:p>
          </table:table-cell>
          <table:table-cell table:formula="of:=AVERAGE([.B11:.D11])" office:value-type="float" office:value="0.493911921977997" calcext:value-type="float">
            <text:p>0.493911921977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5049970149994" calcext:value-type="float">
            <text:p>0.415049970149994</text:p>
          </table:table-cell>
          <table:table-cell office:value-type="float" office:value="0.605651021003723" calcext:value-type="float">
            <text:p>0.605651021003723</text:p>
          </table:table-cell>
          <table:table-cell office:value-type="float" office:value="0.498304516077042" calcext:value-type="float">
            <text:p>0.498304516077042</text:p>
          </table:table-cell>
          <table:table-cell table:formula="of:=AVERAGE([.B12:.D12])" office:value-type="float" office:value="0.50633516907692" calcext:value-type="float">
            <text:p>0.5063351690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table table:name="ter" table:style-name="ta1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5"/>
          <table:table-cell office:value-type="string" calcext:value-type="string">
            <text:p>CN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edding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d2ve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V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astTex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RT</text:p>
          </table:table-cell>
          <table:table-cell office:value-type="float" office:value="0.386048942804337" calcext:value-type="float">
            <text:p>0.386048942804337</text:p>
          </table:table-cell>
          <table:table-cell office:value-type="float" office:value="0.353339493274689" calcext:value-type="float">
            <text:p>0.353339493274689</text:p>
          </table:table-cell>
          <table:table-cell office:value-type="float" office:value="0.356105834245682" calcext:value-type="float">
            <text:p>0.356105834245682</text:p>
          </table:table-cell>
          <table:table-cell table:formula="of:=AVERAGE([.B8:.D8])" office:value-type="float" office:value="0.365164756774903" calcext:value-type="float">
            <text:p>0.365164756774903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LSTM</text:p>
          </table:table-cell>
          <table:table-cell table:number-columns-repeated="4"/>
          <table:table-cell office:value-type="string" calcext:value-type="string">
            <text:p>CNN</text:p>
          </table:table-cell>
          <table:table-cell table:number-columns-repeated="9"/>
          <table:table-cell office:value-type="string" calcext:value-type="string">
            <text:p>LSTM</text:p>
          </table:table-cell>
          <table:table-cell table:number-columns-repeated="5"/>
          <table:table-cell office:value-type="string" calcext:value-type="string">
            <text:p>C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FastText</text:p>
          </table:table-cell>
          <table:table-cell table:number-columns-repeated="4"/>
          <table:table-cell office:value-type="string" calcext:value-type="string">
            <text:p>BERT</text:p>
          </table:table-cell>
          <table:table-cell table:number-columns-repeated="5"/>
          <table:table-cell office:value-type="string" calcext:value-type="string">
            <text:p>BER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34"/>
        </table:table-row>
        <table:table-row table:style-name="ro1">
          <table:table-cell office:value-type="float" office:value="0.354582071304321" calcext:value-type="float">
            <text:p>0.354582071304321</text:p>
          </table:table-cell>
          <table:table-cell office:value-type="float" office:value="0.339359045028686" calcext:value-type="float">
            <text:p>0.339359045028686</text:p>
          </table:table-cell>
          <table:table-cell office:value-type="float" office:value="0.356533825397491" calcext:value-type="float">
            <text:p>0.356533825397491</text:p>
          </table:table-cell>
          <table:table-cell table:formula="of:=AVERAGE([.A13:.C13])" office:value-type="float" office:value="0.350158313910166" calcext:value-type="float">
            <text:p>0.350158313910166</text:p>
          </table:table-cell>
          <table:table-cell/>
          <table:table-cell office:value-type="float" office:value="0.378918915987015" calcext:value-type="float">
            <text:p>0.378918915987015</text:p>
          </table:table-cell>
          <table:table-cell office:value-type="float" office:value="0.369827270507812" calcext:value-type="float">
            <text:p>0.369827270507812</text:p>
          </table:table-cell>
          <table:table-cell office:value-type="float" office:value="0.38508614897728" calcext:value-type="float">
            <text:p>0.38508614897728</text:p>
          </table:table-cell>
          <table:table-cell table:formula="of:=AVERAGE([.F13:.H13])" office:value-type="float" office:value="0.377944111824036" calcext:value-type="float">
            <text:p>0.377944111824036</text:p>
          </table:table-cell>
          <table:table-cell/>
          <table:table-cell office:value-type="float" office:value="0.370244890451431" calcext:value-type="float">
            <text:p>0.370244890451431</text:p>
          </table:table-cell>
          <table:table-cell office:value-type="float" office:value="0.364168524742126" calcext:value-type="float">
            <text:p>0.364168524742126</text:p>
          </table:table-cell>
          <table:table-cell office:value-type="float" office:value="0.361644566059113" calcext:value-type="float">
            <text:p>0.361644566059113</text:p>
          </table:table-cell>
          <table:table-cell table:formula="of:=AVERAGE([.K13:.M13])" office:value-type="float" office:value="0.365352660417557" calcext:value-type="float">
            <text:p>0.365352660417557</text:p>
          </table:table-cell>
          <table:table-cell table:number-columns-repeated="6"/>
          <table:table-cell office:value-type="float" office:value="0.385398745536804" calcext:value-type="float">
            <text:p>0.385398745536804</text:p>
          </table:table-cell>
          <table:table-cell office:value-type="float" office:value="0.359482288360596" calcext:value-type="float">
            <text:p>0.359482288360596</text:p>
          </table:table-cell>
          <table:table-cell office:value-type="float" office:value="0.350567370653152" calcext:value-type="float">
            <text:p>0.350567370653152</text:p>
          </table:table-cell>
          <table:table-cell table:formula="of:=AVERAGE([.U13:.W13])" office:value-type="float" office:value="0.365149468183517" calcext:value-type="float">
            <text:p>0.365149468183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7610266208649" calcext:value-type="float">
            <text:p>0.377610266208649</text:p>
          </table:table-cell>
          <table:table-cell office:value-type="float" office:value="0.348241031169891" calcext:value-type="float">
            <text:p>0.348241031169891</text:p>
          </table:table-cell>
          <table:table-cell office:value-type="float" office:value="0.313348323106766" calcext:value-type="float">
            <text:p>0.313348323106766</text:p>
          </table:table-cell>
          <table:table-cell table:formula="of:=AVERAGE([.AA13:.AC13])" office:value-type="float" office:value="0.346399873495102" calcext:value-type="float">
            <text:p>0.346399873495102</text:p>
          </table:table-cell>
          <table:table-cell table:number-columns-repeated="34"/>
        </table:table-row>
        <table:table-row table:style-name="ro1">
          <table:table-cell office:value-type="float" office:value="0.354093104600906" calcext:value-type="float">
            <text:p>0.354093104600906</text:p>
          </table:table-cell>
          <table:table-cell office:value-type="float" office:value="0.334212094545364" calcext:value-type="float">
            <text:p>0.334212094545364</text:p>
          </table:table-cell>
          <table:table-cell office:value-type="float" office:value="0.35517206788063" calcext:value-type="float">
            <text:p>0.35517206788063</text:p>
          </table:table-cell>
          <table:table-cell table:formula="of:=AVERAGE([.A14:.C14])" office:value-type="float" office:value="0.347825755675633" calcext:value-type="float">
            <text:p>0.347825755675633</text:p>
          </table:table-cell>
          <table:table-cell/>
          <table:table-cell office:value-type="float" office:value="0.37832236289978" calcext:value-type="float">
            <text:p>0.37832236289978</text:p>
          </table:table-cell>
          <table:table-cell office:value-type="float" office:value="0.37891560792923" calcext:value-type="float">
            <text:p>0.37891560792923</text:p>
          </table:table-cell>
          <table:table-cell office:value-type="float" office:value="0.398230075836182" calcext:value-type="float">
            <text:p>0.398230075836182</text:p>
          </table:table-cell>
          <table:table-cell table:formula="of:=AVERAGE([.F14:.H14])" office:value-type="float" office:value="0.385156015555064" calcext:value-type="float">
            <text:p>0.385156015555064</text:p>
          </table:table-cell>
          <table:table-cell/>
          <table:table-cell office:value-type="float" office:value="0.36467570066452" calcext:value-type="float">
            <text:p>0.36467570066452</text:p>
          </table:table-cell>
          <table:table-cell office:value-type="float" office:value="0.342099398374557" calcext:value-type="float">
            <text:p>0.342099398374557</text:p>
          </table:table-cell>
          <table:table-cell office:value-type="float" office:value="0.355059117078781" calcext:value-type="float">
            <text:p>0.355059117078781</text:p>
          </table:table-cell>
          <table:table-cell table:formula="of:=AVERAGE([.K14:.M14])" office:value-type="float" office:value="0.353944738705953" calcext:value-type="float">
            <text:p>0.353944738705953</text:p>
          </table:table-cell>
          <table:table-cell table:number-columns-repeated="6"/>
          <table:table-cell office:value-type="float" office:value="0.373163789510727" calcext:value-type="float">
            <text:p>0.373163789510727</text:p>
          </table:table-cell>
          <table:table-cell office:value-type="float" office:value="0.376740008592606" calcext:value-type="float">
            <text:p>0.376740008592606</text:p>
          </table:table-cell>
          <table:table-cell office:value-type="float" office:value="0.37626326084137" calcext:value-type="float">
            <text:p>0.37626326084137</text:p>
          </table:table-cell>
          <table:table-cell table:formula="of:=AVERAGE([.U14:.W14])" office:value-type="float" office:value="0.375389019648234" calcext:value-type="float">
            <text:p>0.3753890196482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3970130681992" calcext:value-type="float">
            <text:p>0.363970130681992</text:p>
          </table:table-cell>
          <table:table-cell office:value-type="float" office:value="0.344902366399765" calcext:value-type="float">
            <text:p>0.344902366399765</text:p>
          </table:table-cell>
          <table:table-cell office:value-type="float" office:value="0.352250903844833" calcext:value-type="float">
            <text:p>0.352250903844833</text:p>
          </table:table-cell>
          <table:table-cell table:formula="of:=AVERAGE([.AA14:.AC14])" office:value-type="float" office:value="0.353707800308863" calcext:value-type="float">
            <text:p>0.353707800308863</text:p>
          </table:table-cell>
          <table:table-cell table:number-columns-repeated="34"/>
        </table:table-row>
        <table:table-row table:style-name="ro1">
          <table:table-cell office:value-type="float" office:value="0.344019562005997" calcext:value-type="float">
            <text:p>0.344019562005997</text:p>
          </table:table-cell>
          <table:table-cell office:value-type="float" office:value="0.362507730722427" calcext:value-type="float">
            <text:p>0.362507730722427</text:p>
          </table:table-cell>
          <table:table-cell office:value-type="float" office:value="0.357269138097763" calcext:value-type="float">
            <text:p>0.357269138097763</text:p>
          </table:table-cell>
          <table:table-cell table:formula="of:=AVERAGE([.A15:.C15])" office:value-type="float" office:value="0.354598810275396" calcext:value-type="float">
            <text:p>0.354598810275396</text:p>
          </table:table-cell>
          <table:table-cell/>
          <table:table-cell office:value-type="float" office:value="0.396014302968979" calcext:value-type="float">
            <text:p>0.396014302968979</text:p>
          </table:table-cell>
          <table:table-cell office:value-type="float" office:value="0.369746118783951" calcext:value-type="float">
            <text:p>0.369746118783951</text:p>
          </table:table-cell>
          <table:table-cell office:value-type="float" office:value="0.368501424789429" calcext:value-type="float">
            <text:p>0.368501424789429</text:p>
          </table:table-cell>
          <table:table-cell table:formula="of:=AVERAGE([.F15:.H15])" office:value-type="float" office:value="0.378087282180786" calcext:value-type="float">
            <text:p>0.378087282180786</text:p>
          </table:table-cell>
          <table:table-cell/>
          <table:table-cell office:value-type="float" office:value="0.355778366327286" calcext:value-type="float">
            <text:p>0.355778366327286</text:p>
          </table:table-cell>
          <table:table-cell office:value-type="float" office:value="0.356110960245132" calcext:value-type="float">
            <text:p>0.356110960245132</text:p>
          </table:table-cell>
          <table:table-cell office:value-type="float" office:value="0.361264556646347" calcext:value-type="float">
            <text:p>0.361264556646347</text:p>
          </table:table-cell>
          <table:table-cell table:formula="of:=AVERAGE([.K15:.M15])" office:value-type="float" office:value="0.357717961072922" calcext:value-type="float">
            <text:p>0.357717961072922</text:p>
          </table:table-cell>
          <table:table-cell table:number-columns-repeated="6"/>
          <table:table-cell office:value-type="float" office:value="0.38814902305603" calcext:value-type="float">
            <text:p>0.38814902305603</text:p>
          </table:table-cell>
          <table:table-cell office:value-type="float" office:value="0.362610727548599" calcext:value-type="float">
            <text:p>0.362610727548599</text:p>
          </table:table-cell>
          <table:table-cell office:value-type="float" office:value="0.363961309194565" calcext:value-type="float">
            <text:p>0.363961309194565</text:p>
          </table:table-cell>
          <table:table-cell table:formula="of:=AVERAGE([.U15:.W15])" office:value-type="float" office:value="0.371573686599731" calcext:value-type="float">
            <text:p>0.3715736865997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54366540908813" calcext:value-type="float">
            <text:p>0.354366540908813</text:p>
          </table:table-cell>
          <table:table-cell office:value-type="float" office:value="0.339805096387863" calcext:value-type="float">
            <text:p>0.339805096387863</text:p>
          </table:table-cell>
          <table:table-cell office:value-type="float" office:value="0.359966278076172" calcext:value-type="float">
            <text:p>0.359966278076172</text:p>
          </table:table-cell>
          <table:table-cell table:formula="of:=AVERAGE([.AA15:.AC15])" office:value-type="float" office:value="0.351379305124283" calcext:value-type="float">
            <text:p>0.351379305124283</text:p>
          </table:table-cell>
          <table:table-cell table:number-columns-repeated="34"/>
        </table:table-row>
        <table:table-row table:style-name="ro1">
          <table:table-cell office:value-type="float" office:value="0.354566544294357" calcext:value-type="float">
            <text:p>0.354566544294357</text:p>
          </table:table-cell>
          <table:table-cell office:value-type="float" office:value="0.337759137153625" calcext:value-type="float">
            <text:p>0.337759137153625</text:p>
          </table:table-cell>
          <table:table-cell office:value-type="float" office:value="0.349826574325561" calcext:value-type="float">
            <text:p>0.349826574325561</text:p>
          </table:table-cell>
          <table:table-cell table:formula="of:=AVERAGE([.A16:.C16])" office:value-type="float" office:value="0.347384085257848" calcext:value-type="float">
            <text:p>0.347384085257848</text:p>
          </table:table-cell>
          <table:table-cell/>
          <table:table-cell office:value-type="float" office:value="0.394210606813431" calcext:value-type="float">
            <text:p>0.394210606813431</text:p>
          </table:table-cell>
          <table:table-cell office:value-type="float" office:value="0.36357644200325" calcext:value-type="float">
            <text:p>0.36357644200325</text:p>
          </table:table-cell>
          <table:table-cell office:value-type="float" office:value="0.370960265398026" calcext:value-type="float">
            <text:p>0.370960265398026</text:p>
          </table:table-cell>
          <table:table-cell table:formula="of:=AVERAGE([.F16:.H16])" office:value-type="float" office:value="0.376249104738236" calcext:value-type="float">
            <text:p>0.376249104738236</text:p>
          </table:table-cell>
          <table:table-cell/>
          <table:table-cell office:value-type="float" office:value="0.367794424295425" calcext:value-type="float">
            <text:p>0.367794424295425</text:p>
          </table:table-cell>
          <table:table-cell office:value-type="float" office:value="0.341515958309174" calcext:value-type="float">
            <text:p>0.341515958309174</text:p>
          </table:table-cell>
          <table:table-cell office:value-type="float" office:value="0.345336407423019" calcext:value-type="float">
            <text:p>0.345336407423019</text:p>
          </table:table-cell>
          <table:table-cell table:formula="of:=AVERAGE([.K16:.M16])" office:value-type="float" office:value="0.351548930009206" calcext:value-type="float">
            <text:p>0.351548930009206</text:p>
          </table:table-cell>
          <table:table-cell table:number-columns-repeated="6"/>
          <table:table-cell office:value-type="float" office:value="0.372576057910919" calcext:value-type="float">
            <text:p>0.372576057910919</text:p>
          </table:table-cell>
          <table:table-cell office:value-type="float" office:value="0.354808896780014" calcext:value-type="float">
            <text:p>0.354808896780014</text:p>
          </table:table-cell>
          <table:table-cell office:value-type="float" office:value="0.370950996875763" calcext:value-type="float">
            <text:p>0.370950996875763</text:p>
          </table:table-cell>
          <table:table-cell table:formula="of:=AVERAGE([.U16:.W16])" office:value-type="float" office:value="0.366111983855565" calcext:value-type="float">
            <text:p>0.3661119838555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5752955675125" calcext:value-type="float">
            <text:p>0.375752955675125</text:p>
          </table:table-cell>
          <table:table-cell office:value-type="float" office:value="0.345232337713242" calcext:value-type="float">
            <text:p>0.345232337713242</text:p>
          </table:table-cell>
          <table:table-cell office:value-type="float" office:value="0.35419625043869" calcext:value-type="float">
            <text:p>0.35419625043869</text:p>
          </table:table-cell>
          <table:table-cell table:formula="of:=AVERAGE([.AA16:.AC16])" office:value-type="float" office:value="0.358393847942352" calcext:value-type="float">
            <text:p>0.358393847942352</text:p>
          </table:table-cell>
          <table:table-cell table:number-columns-repeated="34"/>
        </table:table-row>
        <table:table-row table:style-name="ro1">
          <table:table-cell office:value-type="float" office:value="0.357943654060364" calcext:value-type="float">
            <text:p>0.357943654060364</text:p>
          </table:table-cell>
          <table:table-cell office:value-type="float" office:value="0.340675115585327" calcext:value-type="float">
            <text:p>0.340675115585327</text:p>
          </table:table-cell>
          <table:table-cell office:value-type="float" office:value="0.353731274604797" calcext:value-type="float">
            <text:p>0.353731274604797</text:p>
          </table:table-cell>
          <table:table-cell table:formula="of:=AVERAGE([.A17:.C17])" office:value-type="float" office:value="0.350783348083496" calcext:value-type="float">
            <text:p>0.350783348083496</text:p>
          </table:table-cell>
          <table:table-cell/>
          <table:table-cell office:value-type="float" office:value="0.391550093889236" calcext:value-type="float">
            <text:p>0.391550093889236</text:p>
          </table:table-cell>
          <table:table-cell office:value-type="float" office:value="0.371973633766174" calcext:value-type="float">
            <text:p>0.371973633766174</text:p>
          </table:table-cell>
          <table:table-cell office:value-type="float" office:value="0.380993634462357" calcext:value-type="float">
            <text:p>0.380993634462357</text:p>
          </table:table-cell>
          <table:table-cell table:formula="of:=AVERAGE([.F17:.H17])" office:value-type="float" office:value="0.381505787372589" calcext:value-type="float">
            <text:p>0.381505787372589</text:p>
          </table:table-cell>
          <table:table-cell/>
          <table:table-cell office:value-type="float" office:value="0.397123962640762" calcext:value-type="float">
            <text:p>0.397123962640762</text:p>
          </table:table-cell>
          <table:table-cell office:value-type="float" office:value="0.37481164932251" calcext:value-type="float">
            <text:p>0.37481164932251</text:p>
          </table:table-cell>
          <table:table-cell office:value-type="float" office:value="0.384222388267517" calcext:value-type="float">
            <text:p>0.384222388267517</text:p>
          </table:table-cell>
          <table:table-cell table:formula="of:=AVERAGE([.K17:.M17])" office:value-type="float" office:value="0.38538600007693" calcext:value-type="float">
            <text:p>0.38538600007693</text:p>
          </table:table-cell>
          <table:table-cell table:number-columns-repeated="6"/>
          <table:table-cell office:value-type="float" office:value="0.392538100481033" calcext:value-type="float">
            <text:p>0.392538100481033</text:p>
          </table:table-cell>
          <table:table-cell office:value-type="float" office:value="0.382517009973526" calcext:value-type="float">
            <text:p>0.382517009973526</text:p>
          </table:table-cell>
          <table:table-cell office:value-type="float" office:value="0.393780678510666" calcext:value-type="float">
            <text:p>0.393780678510666</text:p>
          </table:table-cell>
          <table:table-cell table:formula="of:=AVERAGE([.U17:.W17])" office:value-type="float" office:value="0.389611929655075" calcext:value-type="float">
            <text:p>0.389611929655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5831285715103" calcext:value-type="float">
            <text:p>0.365831285715103</text:p>
          </table:table-cell>
          <table:table-cell office:value-type="float" office:value="0.352539479732513" calcext:value-type="float">
            <text:p>0.352539479732513</text:p>
          </table:table-cell>
          <table:table-cell office:value-type="float" office:value="0.34538722038269" calcext:value-type="float">
            <text:p>0.34538722038269</text:p>
          </table:table-cell>
          <table:table-cell table:formula="of:=AVERAGE([.AA17:.AC17])" office:value-type="float" office:value="0.354585995276769" calcext:value-type="float">
            <text:p>0.354585995276769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19728130102158" calcext:value-type="float">
            <text:p>0.419728130102158</text:p>
          </table:table-cell>
          <table:table-cell office:value-type="float" office:value="0.37848687171936" calcext:value-type="float">
            <text:p>0.37848687171936</text:p>
          </table:table-cell>
          <table:table-cell office:value-type="float" office:value="0.369095712900162" calcext:value-type="float">
            <text:p>0.369095712900162</text:p>
          </table:table-cell>
          <table:table-cell table:formula="of:=AVERAGE([.F18:.H18])" office:value-type="float" office:value="0.389103571573893" calcext:value-type="float">
            <text:p>0.389103571573893</text:p>
          </table:table-cell>
          <table:table-cell/>
          <table:table-cell office:value-type="float" office:value="0.384507954120636" calcext:value-type="float">
            <text:p>0.384507954120636</text:p>
          </table:table-cell>
          <table:table-cell office:value-type="float" office:value="0.3749018907547" calcext:value-type="float">
            <text:p>0.3749018907547</text:p>
          </table:table-cell>
          <table:table-cell office:value-type="float" office:value="0.387754499912262" calcext:value-type="float">
            <text:p>0.387754499912262</text:p>
          </table:table-cell>
          <table:table-cell table:formula="of:=AVERAGE([.K18:.M18])" office:value-type="float" office:value="0.382388114929199" calcext:value-type="float">
            <text:p>0.382388114929199</text:p>
          </table:table-cell>
          <table:table-cell table:number-columns-repeated="6"/>
          <table:table-cell office:value-type="float" office:value="0.389263570308685" calcext:value-type="float">
            <text:p>0.389263570308685</text:p>
          </table:table-cell>
          <table:table-cell office:value-type="float" office:value="0.361582219600677" calcext:value-type="float">
            <text:p>0.361582219600677</text:p>
          </table:table-cell>
          <table:table-cell office:value-type="float" office:value="0.363389194011688" calcext:value-type="float">
            <text:p>0.363389194011688</text:p>
          </table:table-cell>
          <table:table-cell table:formula="of:=AVERAGE([.U18:.W18])" office:value-type="float" office:value="0.371411661307017" calcext:value-type="float">
            <text:p>0.3714116613070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62324833869934" calcext:value-type="float">
            <text:p>0.362324833869934</text:p>
          </table:table-cell>
          <table:table-cell office:value-type="float" office:value="0.347157001495361" calcext:value-type="float">
            <text:p>0.347157001495361</text:p>
          </table:table-cell>
          <table:table-cell office:value-type="float" office:value="0.375181704759598" calcext:value-type="float">
            <text:p>0.375181704759598</text:p>
          </table:table-cell>
          <table:table-cell table:formula="of:=AVERAGE([.AA18:.AC18])" office:value-type="float" office:value="0.361554513374964" calcext:value-type="float">
            <text:p>0.3615545133749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use atsit result instead</text:p>
          </table:table-cell>
          <table:table-cell table:number-columns-repeated="4"/>
          <table:table-cell office:value-type="float" office:value="0.388200730085373" calcext:value-type="float">
            <text:p>0.388200730085373</text:p>
          </table:table-cell>
          <table:table-cell office:value-type="float" office:value="0.392582088708878" calcext:value-type="float">
            <text:p>0.392582088708878</text:p>
          </table:table-cell>
          <table:table-cell office:value-type="float" office:value="0.395388156175613" calcext:value-type="float">
            <text:p>0.395388156175613</text:p>
          </table:table-cell>
          <table:table-cell table:formula="of:=AVERAGE([.F19:.H19])" office:value-type="float" office:value="0.392056991656621" calcext:value-type="float">
            <text:p>0.392056991656621</text:p>
          </table:table-cell>
          <table:table-cell/>
          <table:table-cell office:value-type="float" office:value="0.367033749818802" calcext:value-type="float">
            <text:p>0.367033749818802</text:p>
          </table:table-cell>
          <table:table-cell office:value-type="float" office:value="0.350923657417297" calcext:value-type="float">
            <text:p>0.350923657417297</text:p>
          </table:table-cell>
          <table:table-cell office:value-type="float" office:value="0.357509642839432" calcext:value-type="float">
            <text:p>0.357509642839432</text:p>
          </table:table-cell>
          <table:table-cell table:formula="of:=AVERAGE([.K19:.M19])" office:value-type="float" office:value="0.358489016691844" calcext:value-type="float">
            <text:p>0.358489016691844</text:p>
          </table:table-cell>
          <table:table-cell/>
          <table:table-cell office:value-type="string" calcext:value-type="string">
            <text:p>use atsit result instead</text:p>
          </table:table-cell>
          <table:table-cell table:number-columns-repeated="4"/>
          <table:table-cell office:value-type="float" office:value="0.389709711074829" calcext:value-type="float">
            <text:p>0.389709711074829</text:p>
          </table:table-cell>
          <table:table-cell office:value-type="float" office:value="0.3663569688797" calcext:value-type="float">
            <text:p>0.3663569688797</text:p>
          </table:table-cell>
          <table:table-cell office:value-type="float" office:value="0.370321542024612" calcext:value-type="float">
            <text:p>0.370321542024612</text:p>
          </table:table-cell>
          <table:table-cell table:formula="of:=AVERAGE([.U19:.W19])" office:value-type="float" office:value="0.375462740659714" calcext:value-type="float">
            <text:p>0.375462740659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62423896789551" calcext:value-type="float">
            <text:p>0.362423896789551</text:p>
          </table:table-cell>
          <table:table-cell office:value-type="float" office:value="0.353567451238632" calcext:value-type="float">
            <text:p>0.353567451238632</text:p>
          </table:table-cell>
          <table:table-cell office:value-type="float" office:value="0.358419299125671" calcext:value-type="float">
            <text:p>0.358419299125671</text:p>
          </table:table-cell>
          <table:table-cell table:formula="of:=AVERAGE([.AA19:.AC19])" office:value-type="float" office:value="0.358136882384618" calcext:value-type="float">
            <text:p>0.358136882384618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6651217937469" calcext:value-type="float">
            <text:p>0.386651217937469</text:p>
          </table:table-cell>
          <table:table-cell office:value-type="float" office:value="0.386737018823624" calcext:value-type="float">
            <text:p>0.386737018823624</text:p>
          </table:table-cell>
          <table:table-cell office:value-type="float" office:value="0.390455514192581" calcext:value-type="float">
            <text:p>0.390455514192581</text:p>
          </table:table-cell>
          <table:table-cell table:formula="of:=AVERAGE([.F20:.H20])" office:value-type="float" office:value="0.387947916984558" calcext:value-type="float">
            <text:p>0.387947916984558</text:p>
          </table:table-cell>
          <table:table-cell/>
          <table:table-cell office:value-type="float" office:value="0.35188701748848" calcext:value-type="float">
            <text:p>0.35188701748848</text:p>
          </table:table-cell>
          <table:table-cell office:value-type="float" office:value="0.344599634408951" calcext:value-type="float">
            <text:p>0.344599634408951</text:p>
          </table:table-cell>
          <table:table-cell office:value-type="float" office:value="0.333535313606262" calcext:value-type="float">
            <text:p>0.333535313606262</text:p>
          </table:table-cell>
          <table:table-cell table:formula="of:=AVERAGE([.K20:.M20])" office:value-type="float" office:value="0.343340655167898" calcext:value-type="float">
            <text:p>0.343340655167898</text:p>
          </table:table-cell>
          <table:table-cell table:number-columns-repeated="6"/>
          <table:table-cell office:value-type="float" office:value="0.376751244068146" calcext:value-type="float">
            <text:p>0.376751244068146</text:p>
          </table:table-cell>
          <table:table-cell office:value-type="float" office:value="0.356855660676956" calcext:value-type="float">
            <text:p>0.356855660676956</text:p>
          </table:table-cell>
          <table:table-cell office:value-type="float" office:value="0.369397610425949" calcext:value-type="float">
            <text:p>0.369397610425949</text:p>
          </table:table-cell>
          <table:table-cell table:formula="of:=AVERAGE([.U20:.W20])" office:value-type="float" office:value="0.367668171723684" calcext:value-type="float">
            <text:p>0.367668171723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46314519643784" calcext:value-type="float">
            <text:p>0.346314519643784</text:p>
          </table:table-cell>
          <table:table-cell office:value-type="float" office:value="0.336158126592636" calcext:value-type="float">
            <text:p>0.336158126592636</text:p>
          </table:table-cell>
          <table:table-cell office:value-type="float" office:value="0.340593039989471" calcext:value-type="float">
            <text:p>0.340593039989471</text:p>
          </table:table-cell>
          <table:table-cell table:formula="of:=AVERAGE([.AA20:.AC20])" office:value-type="float" office:value="0.34102189540863" calcext:value-type="float">
            <text:p>0.34102189540863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258843183518" calcext:value-type="float">
            <text:p>0.402258843183518</text:p>
          </table:table-cell>
          <table:table-cell office:value-type="float" office:value="0.364528983831406" calcext:value-type="float">
            <text:p>0.364528983831406</text:p>
          </table:table-cell>
          <table:table-cell office:value-type="float" office:value="0.363007575273514" calcext:value-type="float">
            <text:p>0.363007575273514</text:p>
          </table:table-cell>
          <table:table-cell table:formula="of:=AVERAGE([.F21:.H21])" office:value-type="float" office:value="0.376598467429479" calcext:value-type="float">
            <text:p>0.376598467429479</text:p>
          </table:table-cell>
          <table:table-cell/>
          <table:table-cell office:value-type="float" office:value="0.346537679433823" calcext:value-type="float">
            <text:p>0.346537679433823</text:p>
          </table:table-cell>
          <table:table-cell office:value-type="float" office:value="0.36659362912178" calcext:value-type="float">
            <text:p>0.36659362912178</text:p>
          </table:table-cell>
          <table:table-cell office:value-type="float" office:value="0.364908367395401" calcext:value-type="float">
            <text:p>0.364908367395401</text:p>
          </table:table-cell>
          <table:table-cell table:formula="of:=AVERAGE([.K21:.M21])" office:value-type="float" office:value="0.359346558650335" calcext:value-type="float">
            <text:p>0.359346558650335</text:p>
          </table:table-cell>
          <table:table-cell table:number-columns-repeated="6"/>
          <table:table-cell office:value-type="float" office:value="0.384251624345779" calcext:value-type="float">
            <text:p>0.384251624345779</text:p>
          </table:table-cell>
          <table:table-cell office:value-type="float" office:value="0.367900431156158" calcext:value-type="float">
            <text:p>0.367900431156158</text:p>
          </table:table-cell>
          <table:table-cell office:value-type="float" office:value="0.361734360456467" calcext:value-type="float">
            <text:p>0.361734360456467</text:p>
          </table:table-cell>
          <table:table-cell table:formula="of:=AVERAGE([.U21:.W21])" office:value-type="float" office:value="0.371295471986135" calcext:value-type="float">
            <text:p>0.371295471986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73740047216415" calcext:value-type="float">
            <text:p>0.373740047216415</text:p>
          </table:table-cell>
          <table:table-cell office:value-type="float" office:value="0.366148293018341" calcext:value-type="float">
            <text:p>0.366148293018341</text:p>
          </table:table-cell>
          <table:table-cell office:value-type="float" office:value="0.350096642971039" calcext:value-type="float">
            <text:p>0.350096642971039</text:p>
          </table:table-cell>
          <table:table-cell table:formula="of:=AVERAGE([.AA21:.AC21])" office:value-type="float" office:value="0.363328327735265" calcext:value-type="float">
            <text:p>0.363328327735265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9296849966049" calcext:value-type="float">
            <text:p>0.399296849966049</text:p>
          </table:table-cell>
          <table:table-cell office:value-type="float" office:value="0.396752089262009" calcext:value-type="float">
            <text:p>0.396752089262009</text:p>
          </table:table-cell>
          <table:table-cell office:value-type="float" office:value="0.381694823503494" calcext:value-type="float">
            <text:p>0.381694823503494</text:p>
          </table:table-cell>
          <table:table-cell table:formula="of:=AVERAGE([.F22:.H22])" office:value-type="float" office:value="0.392581254243851" calcext:value-type="float">
            <text:p>0.392581254243851</text:p>
          </table:table-cell>
          <table:table-cell/>
          <table:table-cell office:value-type="float" office:value="0.385946571826935" calcext:value-type="float">
            <text:p>0.385946571826935</text:p>
          </table:table-cell>
          <table:table-cell office:value-type="float" office:value="0.371821790933609" calcext:value-type="float">
            <text:p>0.371821790933609</text:p>
          </table:table-cell>
          <table:table-cell office:value-type="float" office:value="0.379292160272598" calcext:value-type="float">
            <text:p>0.379292160272598</text:p>
          </table:table-cell>
          <table:table-cell table:formula="of:=AVERAGE([.K22:.M22])" office:value-type="float" office:value="0.379020174344381" calcext:value-type="float">
            <text:p>0.379020174344381</text:p>
          </table:table-cell>
          <table:table-cell table:number-columns-repeated="6"/>
          <table:table-cell office:value-type="float" office:value="0.372874408960342" calcext:value-type="float">
            <text:p>0.372874408960342</text:p>
          </table:table-cell>
          <table:table-cell office:value-type="float" office:value="0.360669165849686" calcext:value-type="float">
            <text:p>0.360669165849686</text:p>
          </table:table-cell>
          <table:table-cell office:value-type="float" office:value="0.369620114564896" calcext:value-type="float">
            <text:p>0.369620114564896</text:p>
          </table:table-cell>
          <table:table-cell table:formula="of:=AVERAGE([.U22:.W22])" office:value-type="float" office:value="0.367721229791641" calcext:value-type="float">
            <text:p>0.367721229791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2048426866531" calcext:value-type="float">
            <text:p>0.352048426866531</text:p>
          </table:table-cell>
          <table:table-cell office:value-type="float" office:value="0.357669770717621" calcext:value-type="float">
            <text:p>0.357669770717621</text:p>
          </table:table-cell>
          <table:table-cell office:value-type="float" office:value="0.326938778162003" calcext:value-type="float">
            <text:p>0.326938778162003</text:p>
          </table:table-cell>
          <table:table-cell table:formula="of:=AVERAGE([.AA22:.AC22])" office:value-type="float" office:value="0.345552325248718" calcext:value-type="float">
            <text:p>0.345552325248718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614146471024" calcext:value-type="float">
            <text:p>0.402614146471024</text:p>
          </table:table-cell>
          <table:table-cell office:value-type="float" office:value="0.368397623300552" calcext:value-type="float">
            <text:p>0.368397623300552</text:p>
          </table:table-cell>
          <table:table-cell office:value-type="float" office:value="0.375817149877548" calcext:value-type="float">
            <text:p>0.375817149877548</text:p>
          </table:table-cell>
          <table:table-cell table:formula="of:=AVERAGE([.F23:.H23])" office:value-type="float" office:value="0.382276306549708" calcext:value-type="float">
            <text:p>0.382276306549708</text:p>
          </table:table-cell>
          <table:table-cell/>
          <table:table-cell office:value-type="float" office:value="0.376329958438873" calcext:value-type="float">
            <text:p>0.376329958438873</text:p>
          </table:table-cell>
          <table:table-cell office:value-type="float" office:value="0.374960571527481" calcext:value-type="float">
            <text:p>0.374960571527481</text:p>
          </table:table-cell>
          <table:table-cell office:value-type="float" office:value="0.384802520275116" calcext:value-type="float">
            <text:p>0.384802520275116</text:p>
          </table:table-cell>
          <table:table-cell table:formula="of:=AVERAGE([.K23:.M23])" office:value-type="float" office:value="0.378697683413823" calcext:value-type="float">
            <text:p>0.378697683413823</text:p>
          </table:table-cell>
          <table:table-cell table:number-columns-repeated="6"/>
          <table:table-cell office:value-type="float" office:value="0.391628324985504" calcext:value-type="float">
            <text:p>0.391628324985504</text:p>
          </table:table-cell>
          <table:table-cell office:value-type="float" office:value="0.377193778753281" calcext:value-type="float">
            <text:p>0.377193778753281</text:p>
          </table:table-cell>
          <table:table-cell office:value-type="float" office:value="0.377305954694748" calcext:value-type="float">
            <text:p>0.377305954694748</text:p>
          </table:table-cell>
          <table:table-cell table:formula="of:=AVERAGE([.U23:.W23])" office:value-type="float" office:value="0.382042686144511" calcext:value-type="float">
            <text:p>0.3820426861445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65206629037857" calcext:value-type="float">
            <text:p>0.365206629037857</text:p>
          </table:table-cell>
          <table:table-cell office:value-type="float" office:value="0.359535545110703" calcext:value-type="float">
            <text:p>0.359535545110703</text:p>
          </table:table-cell>
          <table:table-cell office:value-type="float" office:value="0.384762853384018" calcext:value-type="float">
            <text:p>0.384762853384018</text:p>
          </table:table-cell>
          <table:table-cell table:formula="of:=AVERAGE([.AA23:.AC23])" office:value-type="float" office:value="0.369835009177526" calcext:value-type="float">
            <text:p>0.369835009177526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124375104904" calcext:value-type="float">
            <text:p>0.402124375104904</text:p>
          </table:table-cell>
          <table:table-cell office:value-type="float" office:value="0.379870653152466" calcext:value-type="float">
            <text:p>0.379870653152466</text:p>
          </table:table-cell>
          <table:table-cell office:value-type="float" office:value="0.37885507941246" calcext:value-type="float">
            <text:p>0.37885507941246</text:p>
          </table:table-cell>
          <table:table-cell table:formula="of:=AVERAGE([.F24:.H24])" office:value-type="float" office:value="0.386950035889943" calcext:value-type="float">
            <text:p>0.386950035889943</text:p>
          </table:table-cell>
          <table:table-cell/>
          <table:table-cell office:value-type="float" office:value="0.387433618307114" calcext:value-type="float">
            <text:p>0.387433618307114</text:p>
          </table:table-cell>
          <table:table-cell office:value-type="float" office:value="0.343603223562241" calcext:value-type="float">
            <text:p>0.343603223562241</text:p>
          </table:table-cell>
          <table:table-cell office:value-type="float" office:value="0.362350016832352" calcext:value-type="float">
            <text:p>0.362350016832352</text:p>
          </table:table-cell>
          <table:table-cell table:formula="of:=AVERAGE([.K24:.M24])" office:value-type="float" office:value="0.364462286233902" calcext:value-type="float">
            <text:p>0.364462286233902</text:p>
          </table:table-cell>
          <table:table-cell table:number-columns-repeated="6"/>
          <table:table-cell office:value-type="float" office:value="0.380215257406235" calcext:value-type="float">
            <text:p>0.380215257406235</text:p>
          </table:table-cell>
          <table:table-cell office:value-type="float" office:value="0.364622205495834" calcext:value-type="float">
            <text:p>0.364622205495834</text:p>
          </table:table-cell>
          <table:table-cell office:value-type="float" office:value="0.36588129401207" calcext:value-type="float">
            <text:p>0.36588129401207</text:p>
          </table:table-cell>
          <table:table-cell table:formula="of:=AVERAGE([.U24:.W24])" office:value-type="float" office:value="0.370239585638046" calcext:value-type="float">
            <text:p>0.3702395856380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9622577428818" calcext:value-type="float">
            <text:p>0.349622577428818</text:p>
          </table:table-cell>
          <table:table-cell office:value-type="float" office:value="0.359730809926987" calcext:value-type="float">
            <text:p>0.359730809926987</text:p>
          </table:table-cell>
          <table:table-cell office:value-type="float" office:value="0.34375274181366" calcext:value-type="float">
            <text:p>0.34375274181366</text:p>
          </table:table-cell>
          <table:table-cell table:formula="of:=AVERAGE([.AA24:.AC24])" office:value-type="float" office:value="0.351035376389822" calcext:value-type="float">
            <text:p>0.351035376389822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6331151723862" calcext:value-type="float">
            <text:p>0.406331151723862</text:p>
          </table:table-cell>
          <table:table-cell office:value-type="float" office:value="0.366999268531799" calcext:value-type="float">
            <text:p>0.366999268531799</text:p>
          </table:table-cell>
          <table:table-cell office:value-type="float" office:value="0.373880445957184" calcext:value-type="float">
            <text:p>0.373880445957184</text:p>
          </table:table-cell>
          <table:table-cell table:formula="of:=AVERAGE([.F25:.H25])" office:value-type="float" office:value="0.382403622070948" calcext:value-type="float">
            <text:p>0.382403622070948</text:p>
          </table:table-cell>
          <table:table-cell/>
          <table:table-cell office:value-type="float" office:value="0.380912065505982" calcext:value-type="float">
            <text:p>0.380912065505982</text:p>
          </table:table-cell>
          <table:table-cell office:value-type="float" office:value="0.359602719545364" calcext:value-type="float">
            <text:p>0.359602719545364</text:p>
          </table:table-cell>
          <table:table-cell office:value-type="float" office:value="0.365797877311707" calcext:value-type="float">
            <text:p>0.365797877311707</text:p>
          </table:table-cell>
          <table:table-cell table:formula="of:=AVERAGE([.K25:.M25])" office:value-type="float" office:value="0.368770887454351" calcext:value-type="float">
            <text:p>0.368770887454351</text:p>
          </table:table-cell>
          <table:table-cell table:number-columns-repeated="6"/>
          <table:table-cell office:value-type="float" office:value="0.393264532089233" calcext:value-type="float">
            <text:p>0.393264532089233</text:p>
          </table:table-cell>
          <table:table-cell office:value-type="float" office:value="0.362261563539505" calcext:value-type="float">
            <text:p>0.362261563539505</text:p>
          </table:table-cell>
          <table:table-cell office:value-type="float" office:value="0.359506815671921" calcext:value-type="float">
            <text:p>0.359506815671921</text:p>
          </table:table-cell>
          <table:table-cell table:formula="of:=AVERAGE([.U25:.W25])" office:value-type="float" office:value="0.37167763710022" calcext:value-type="float">
            <text:p>0.371677637100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53688448667526" calcext:value-type="float">
            <text:p>0.353688448667526</text:p>
          </table:table-cell>
          <table:table-cell office:value-type="float" office:value="0.34874764084816" calcext:value-type="float">
            <text:p>0.34874764084816</text:p>
          </table:table-cell>
          <table:table-cell office:value-type="float" office:value="0.363728910684586" calcext:value-type="float">
            <text:p>0.363728910684586</text:p>
          </table:table-cell>
          <table:table-cell table:formula="of:=AVERAGE([.AA25:.AC25])" office:value-type="float" office:value="0.355388333400091" calcext:value-type="float">
            <text:p>0.355388333400091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0375971794128" calcext:value-type="float">
            <text:p>0.390375971794128</text:p>
          </table:table-cell>
          <table:table-cell office:value-type="float" office:value="0.393111705780029" calcext:value-type="float">
            <text:p>0.393111705780029</text:p>
          </table:table-cell>
          <table:table-cell office:value-type="float" office:value="0.391581505537033" calcext:value-type="float">
            <text:p>0.391581505537033</text:p>
          </table:table-cell>
          <table:table-cell table:formula="of:=AVERAGE([.F26:.H26])" office:value-type="float" office:value="0.39168972770373" calcext:value-type="float">
            <text:p>0.39168972770373</text:p>
          </table:table-cell>
          <table:table-cell/>
          <table:table-cell office:value-type="float" office:value="0.364890336990356" calcext:value-type="float">
            <text:p>0.364890336990356</text:p>
          </table:table-cell>
          <table:table-cell office:value-type="float" office:value="0.367137044668198" calcext:value-type="float">
            <text:p>0.367137044668198</text:p>
          </table:table-cell>
          <table:table-cell office:value-type="float" office:value="0.369810819625854" calcext:value-type="float">
            <text:p>0.369810819625854</text:p>
          </table:table-cell>
          <table:table-cell table:formula="of:=AVERAGE([.K26:.M26])" office:value-type="float" office:value="0.367279400428136" calcext:value-type="float">
            <text:p>0.367279400428136</text:p>
          </table:table-cell>
          <table:table-cell table:number-columns-repeated="6"/>
          <table:table-cell office:value-type="float" office:value="0.392904043197632" calcext:value-type="float">
            <text:p>0.392904043197632</text:p>
          </table:table-cell>
          <table:table-cell office:value-type="float" office:value="0.360030025243759" calcext:value-type="float">
            <text:p>0.360030025243759</text:p>
          </table:table-cell>
          <table:table-cell office:value-type="float" office:value="0.359063118696213" calcext:value-type="float">
            <text:p>0.359063118696213</text:p>
          </table:table-cell>
          <table:table-cell table:formula="of:=AVERAGE([.U26:.W26])" office:value-type="float" office:value="0.370665729045868" calcext:value-type="float">
            <text:p>0.3706657290458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67346465587616" calcext:value-type="float">
            <text:p>0.367346465587616</text:p>
          </table:table-cell>
          <table:table-cell office:value-type="float" office:value="0.345376551151276" calcext:value-type="float">
            <text:p>0.345376551151276</text:p>
          </table:table-cell>
          <table:table-cell office:value-type="float" office:value="0.328276127576828" calcext:value-type="float">
            <text:p>0.328276127576828</text:p>
          </table:table-cell>
          <table:table-cell table:formula="of:=AVERAGE([.AA26:.AC26])" office:value-type="float" office:value="0.346999714771907" calcext:value-type="float">
            <text:p>0.346999714771907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402852118015289" calcext:value-type="float">
            <text:p>0.402852118015289</text:p>
          </table:table-cell>
          <table:table-cell office:value-type="float" office:value="0.375434160232544" calcext:value-type="float">
            <text:p>0.375434160232544</text:p>
          </table:table-cell>
          <table:table-cell office:value-type="float" office:value="0.363979011774063" calcext:value-type="float">
            <text:p>0.363979011774063</text:p>
          </table:table-cell>
          <table:table-cell table:formula="of:=AVERAGE([.F27:.H27])" office:value-type="float" office:value="0.380755096673965" calcext:value-type="float">
            <text:p>0.380755096673965</text:p>
          </table:table-cell>
          <table:table-cell/>
          <table:table-cell office:value-type="float" office:value="0.342860519886017" calcext:value-type="float">
            <text:p>0.342860519886017</text:p>
          </table:table-cell>
          <table:table-cell office:value-type="float" office:value="0.357916563749313" calcext:value-type="float">
            <text:p>0.357916563749313</text:p>
          </table:table-cell>
          <table:table-cell office:value-type="float" office:value="0.350936233997345" calcext:value-type="float">
            <text:p>0.350936233997345</text:p>
          </table:table-cell>
          <table:table-cell table:formula="of:=AVERAGE([.K27:.M27])" office:value-type="float" office:value="0.350571105877558" calcext:value-type="float">
            <text:p>0.350571105877558</text:p>
          </table:table-cell>
          <table:table-cell table:number-columns-repeated="6"/>
          <table:table-cell office:value-type="float" office:value="0.383053749799728" calcext:value-type="float">
            <text:p>0.383053749799728</text:p>
          </table:table-cell>
          <table:table-cell office:value-type="float" office:value="0.380168259143829" calcext:value-type="float">
            <text:p>0.380168259143829</text:p>
          </table:table-cell>
          <table:table-cell office:value-type="float" office:value="0.382929384708404" calcext:value-type="float">
            <text:p>0.382929384708404</text:p>
          </table:table-cell>
          <table:table-cell table:formula="of:=AVERAGE([.U27:.W27])" office:value-type="float" office:value="0.382050464550654" calcext:value-type="float">
            <text:p>0.3820504645506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50728422403336" calcext:value-type="float">
            <text:p>0.350728422403336</text:p>
          </table:table-cell>
          <table:table-cell office:value-type="float" office:value="0.339626431465149" calcext:value-type="float">
            <text:p>0.339626431465149</text:p>
          </table:table-cell>
          <table:table-cell office:value-type="float" office:value="0.330629706382751" calcext:value-type="float">
            <text:p>0.330629706382751</text:p>
          </table:table-cell>
          <table:table-cell table:formula="of:=AVERAGE([.AA27:.AC27])" office:value-type="float" office:value="0.340328186750412" calcext:value-type="float">
            <text:p>0.340328186750412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2931580543518" calcext:value-type="float">
            <text:p>0.392931580543518</text:p>
          </table:table-cell>
          <table:table-cell office:value-type="float" office:value="0.395086288452148" calcext:value-type="float">
            <text:p>0.395086288452148</text:p>
          </table:table-cell>
          <table:table-cell office:value-type="float" office:value="0.401382863521576" calcext:value-type="float">
            <text:p>0.401382863521576</text:p>
          </table:table-cell>
          <table:table-cell table:formula="of:=AVERAGE([.F28:.H28])" office:value-type="float" office:value="0.396466910839081" calcext:value-type="float">
            <text:p>0.396466910839081</text:p>
          </table:table-cell>
          <table:table-cell/>
          <table:table-cell office:value-type="float" office:value="0.386563241481781" calcext:value-type="float">
            <text:p>0.386563241481781</text:p>
          </table:table-cell>
          <table:table-cell office:value-type="float" office:value="0.373198211193085" calcext:value-type="float">
            <text:p>0.373198211193085</text:p>
          </table:table-cell>
          <table:table-cell office:value-type="float" office:value="0.375215023756027" calcext:value-type="float">
            <text:p>0.375215023756027</text:p>
          </table:table-cell>
          <table:table-cell table:formula="of:=AVERAGE([.K28:.M28])" office:value-type="float" office:value="0.378325492143631" calcext:value-type="float">
            <text:p>0.378325492143631</text:p>
          </table:table-cell>
          <table:table-cell table:number-columns-repeated="6"/>
          <table:table-cell office:value-type="float" office:value="0.381902009248733" calcext:value-type="float">
            <text:p>0.381902009248733</text:p>
          </table:table-cell>
          <table:table-cell office:value-type="float" office:value="0.384646475315094" calcext:value-type="float">
            <text:p>0.384646475315094</text:p>
          </table:table-cell>
          <table:table-cell office:value-type="float" office:value="0.381736814975738" calcext:value-type="float">
            <text:p>0.381736814975738</text:p>
          </table:table-cell>
          <table:table-cell table:formula="of:=AVERAGE([.U28:.W28])" office:value-type="float" office:value="0.382761766513188" calcext:value-type="float">
            <text:p>0.3827617665131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819307923317" calcext:value-type="float">
            <text:p>0.34819307923317</text:p>
          </table:table-cell>
          <table:table-cell office:value-type="float" office:value="0.335195511579514" calcext:value-type="float">
            <text:p>0.335195511579514</text:p>
          </table:table-cell>
          <table:table-cell office:value-type="float" office:value="0.359340965747833" calcext:value-type="float">
            <text:p>0.359340965747833</text:p>
          </table:table-cell>
          <table:table-cell table:formula="of:=AVERAGE([.AA28:.AC28])" office:value-type="float" office:value="0.347576518853506" calcext:value-type="float">
            <text:p>0.347576518853506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5139465332031" calcext:value-type="float">
            <text:p>0.385139465332031</text:p>
          </table:table-cell>
          <table:table-cell office:value-type="float" office:value="0.39803946018219" calcext:value-type="float">
            <text:p>0.39803946018219</text:p>
          </table:table-cell>
          <table:table-cell office:value-type="float" office:value="0.394217252731323" calcext:value-type="float">
            <text:p>0.394217252731323</text:p>
          </table:table-cell>
          <table:table-cell table:formula="of:=AVERAGE([.F29:.H29])" office:value-type="float" office:value="0.392465392748515" calcext:value-type="float">
            <text:p>0.392465392748515</text:p>
          </table:table-cell>
          <table:table-cell/>
          <table:table-cell office:value-type="float" office:value="0.380820542573929" calcext:value-type="float">
            <text:p>0.380820542573929</text:p>
          </table:table-cell>
          <table:table-cell office:value-type="float" office:value="0.364549189805984" calcext:value-type="float">
            <text:p>0.364549189805984</text:p>
          </table:table-cell>
          <table:table-cell office:value-type="float" office:value="0.37144872546196" calcext:value-type="float">
            <text:p>0.37144872546196</text:p>
          </table:table-cell>
          <table:table-cell table:formula="of:=AVERAGE([.K29:.M29])" office:value-type="float" office:value="0.372272819280624" calcext:value-type="float">
            <text:p>0.372272819280624</text:p>
          </table:table-cell>
          <table:table-cell table:number-columns-repeated="6"/>
          <table:table-cell office:value-type="float" office:value="0.389781773090363" calcext:value-type="float">
            <text:p>0.389781773090363</text:p>
          </table:table-cell>
          <table:table-cell office:value-type="float" office:value="0.389110386371613" calcext:value-type="float">
            <text:p>0.389110386371613</text:p>
          </table:table-cell>
          <table:table-cell office:value-type="float" office:value="0.408292323350906" calcext:value-type="float">
            <text:p>0.408292323350906</text:p>
          </table:table-cell>
          <table:table-cell table:formula="of:=AVERAGE([.U29:.W29])" office:value-type="float" office:value="0.395728160937627" calcext:value-type="float">
            <text:p>0.395728160937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63004833459854" calcext:value-type="float">
            <text:p>0.363004833459854</text:p>
          </table:table-cell>
          <table:table-cell office:value-type="float" office:value="0.3571657538414" calcext:value-type="float">
            <text:p>0.3571657538414</text:p>
          </table:table-cell>
          <table:table-cell office:value-type="float" office:value="0.371807396411896" calcext:value-type="float">
            <text:p>0.371807396411896</text:p>
          </table:table-cell>
          <table:table-cell table:formula="of:=AVERAGE([.AA29:.AC29])" office:value-type="float" office:value="0.363992661237717" calcext:value-type="float">
            <text:p>0.363992661237717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94337713718414" calcext:value-type="float">
            <text:p>0.394337713718414</text:p>
          </table:table-cell>
          <table:table-cell office:value-type="float" office:value="0.384318619966507" calcext:value-type="float">
            <text:p>0.384318619966507</text:p>
          </table:table-cell>
          <table:table-cell office:value-type="float" office:value="0.381595999002457" calcext:value-type="float">
            <text:p>0.381595999002457</text:p>
          </table:table-cell>
          <table:table-cell table:formula="of:=AVERAGE([.F30:.H30])" office:value-type="float" office:value="0.386750777562459" calcext:value-type="float">
            <text:p>0.386750777562459</text:p>
          </table:table-cell>
          <table:table-cell/>
          <table:table-cell office:value-type="float" office:value="0.340039700269699" calcext:value-type="float">
            <text:p>0.340039700269699</text:p>
          </table:table-cell>
          <table:table-cell office:value-type="float" office:value="0.355129420757294" calcext:value-type="float">
            <text:p>0.355129420757294</text:p>
          </table:table-cell>
          <table:table-cell office:value-type="float" office:value="0.341715157032013" calcext:value-type="float">
            <text:p>0.341715157032013</text:p>
          </table:table-cell>
          <table:table-cell table:formula="of:=AVERAGE([.K30:.M30])" office:value-type="float" office:value="0.345628092686335" calcext:value-type="float">
            <text:p>0.345628092686335</text:p>
          </table:table-cell>
          <table:table-cell table:number-columns-repeated="6"/>
          <table:table-cell office:value-type="float" office:value="0.396063804626465" calcext:value-type="float">
            <text:p>0.396063804626465</text:p>
          </table:table-cell>
          <table:table-cell office:value-type="float" office:value="0.354170143604279" calcext:value-type="float">
            <text:p>0.354170143604279</text:p>
          </table:table-cell>
          <table:table-cell office:value-type="float" office:value="0.361010432243347" calcext:value-type="float">
            <text:p>0.361010432243347</text:p>
          </table:table-cell>
          <table:table-cell table:formula="of:=AVERAGE([.U30:.W30])" office:value-type="float" office:value="0.370414793491364" calcext:value-type="float">
            <text:p>0.370414793491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47530663013458" calcext:value-type="float">
            <text:p>0.347530663013458</text:p>
          </table:table-cell>
          <table:table-cell office:value-type="float" office:value="0.338047593832016" calcext:value-type="float">
            <text:p>0.338047593832016</text:p>
          </table:table-cell>
          <table:table-cell office:value-type="float" office:value="0.366303473711014" calcext:value-type="float">
            <text:p>0.366303473711014</text:p>
          </table:table-cell>
          <table:table-cell table:formula="of:=AVERAGE([.AA30:.AC30])" office:value-type="float" office:value="0.350627243518829" calcext:value-type="float">
            <text:p>0.350627243518829</text:p>
          </table:table-cell>
          <table:table-cell table:number-columns-repeated="34"/>
        </table:table-row>
        <table:table-row table:style-name="ro1">
          <table:table-cell table:number-columns-repeated="5"/>
          <table:table-cell office:value-type="float" office:value="0.381107270717621" calcext:value-type="float">
            <text:p>0.381107270717621</text:p>
          </table:table-cell>
          <table:table-cell office:value-type="float" office:value="0.402708500623703" calcext:value-type="float">
            <text:p>0.402708500623703</text:p>
          </table:table-cell>
          <table:table-cell office:value-type="float" office:value="0.395982056856155" calcext:value-type="float">
            <text:p>0.395982056856155</text:p>
          </table:table-cell>
          <table:table-cell table:formula="of:=AVERAGE([.F31:.H31])" office:value-type="float" office:value="0.393265942732493" calcext:value-type="float">
            <text:p>0.393265942732493</text:p>
          </table:table-cell>
          <table:table-cell/>
          <table:table-cell office:value-type="float" office:value="0.390006124973297" calcext:value-type="float">
            <text:p>0.390006124973297</text:p>
          </table:table-cell>
          <table:table-cell office:value-type="float" office:value="0.358556360006332" calcext:value-type="float">
            <text:p>0.358556360006332</text:p>
          </table:table-cell>
          <table:table-cell office:value-type="float" office:value="0.342209249734879" calcext:value-type="float">
            <text:p>0.342209249734879</text:p>
          </table:table-cell>
          <table:table-cell table:formula="of:=AVERAGE([.K31:.M31])" office:value-type="float" office:value="0.363590578238169" calcext:value-type="float">
            <text:p>0.363590578238169</text:p>
          </table:table-cell>
          <table:table-cell table:number-columns-repeated="6"/>
          <table:table-cell office:value-type="float" office:value="0.389464676380158" calcext:value-type="float">
            <text:p>0.389464676380158</text:p>
          </table:table-cell>
          <table:table-cell office:value-type="float" office:value="0.36153706908226" calcext:value-type="float">
            <text:p>0.36153706908226</text:p>
          </table:table-cell>
          <table:table-cell office:value-type="float" office:value="0.379646241664886" calcext:value-type="float">
            <text:p>0.379646241664886</text:p>
          </table:table-cell>
          <table:table-cell table:formula="of:=AVERAGE([.U31:.W31])" office:value-type="float" office:value="0.376882662375768" calcext:value-type="float">
            <text:p>0.3768826623757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5505548119545" calcext:value-type="float">
            <text:p>0.35505548119545</text:p>
          </table:table-cell>
          <table:table-cell office:value-type="float" office:value="0.315809458494186" calcext:value-type="float">
            <text:p>0.315809458494186</text:p>
          </table:table-cell>
          <table:table-cell office:value-type="float" office:value="0.355214238166809" calcext:value-type="float">
            <text:p>0.355214238166809</text:p>
          </table:table-cell>
          <table:table-cell table:formula="of:=AVERAGE([.AA31:.AC31])" office:value-type="float" office:value="0.342026392618815" calcext:value-type="float">
            <text:p>0.342026392618815</text:p>
          </table:table-cell>
          <table:table-cell table:number-columns-repeated="34"/>
        </table:table-row>
        <table:table-row table:style-name="ro1">
          <table:table-cell table:style-name="ce6" table:number-columns-repeated="4"/>
          <table:table-cell/>
          <table:table-cell table:style-name="ce6" office:value-type="float" office:value="0.381209224462509" calcext:value-type="float">
            <text:p>0.381209224462509</text:p>
          </table:table-cell>
          <table:table-cell table:style-name="ce6" office:value-type="float" office:value="0.384114742279053" calcext:value-type="float">
            <text:p>0.384114742279053</text:p>
          </table:table-cell>
          <table:table-cell table:style-name="ce6" office:value-type="float" office:value="0.386912435293198" calcext:value-type="float">
            <text:p>0.386912435293198</text:p>
          </table:table-cell>
          <table:table-cell table:formula="of:=AVERAGE([.F32:.H32])" office:value-type="float" office:value="0.384078800678253" calcext:value-type="float">
            <text:p>0.384078800678253</text:p>
          </table:table-cell>
          <table:table-cell table:style-name="ce6"/>
          <table:table-cell table:style-name="ce6" office:value-type="float" office:value="0.342463135719299" calcext:value-type="float">
            <text:p>0.342463135719299</text:p>
          </table:table-cell>
          <table:table-cell table:style-name="ce6" office:value-type="float" office:value="0.335475921630859" calcext:value-type="float">
            <text:p>0.335475921630859</text:p>
          </table:table-cell>
          <table:table-cell table:style-name="ce6" office:value-type="float" office:value="0.331427276134491" calcext:value-type="float">
            <text:p>0.331427276134491</text:p>
          </table:table-cell>
          <table:table-cell table:formula="of:=AVERAGE([.K32:.M32])" office:value-type="float" office:value="0.336455444494883" calcext:value-type="float">
            <text:p>0.336455444494883</text:p>
          </table:table-cell>
          <table:table-cell table:style-name="ce6" table:number-columns-repeated="6"/>
          <table:table-cell table:style-name="ce6" office:value-type="float" office:value="0.392296224832535" calcext:value-type="float">
            <text:p>0.392296224832535</text:p>
          </table:table-cell>
          <table:table-cell table:style-name="ce6" office:value-type="float" office:value="0.367349714040756" calcext:value-type="float">
            <text:p>0.367349714040756</text:p>
          </table:table-cell>
          <table:table-cell table:style-name="ce6" office:value-type="float" office:value="0.378927499055862" calcext:value-type="float">
            <text:p>0.378927499055862</text:p>
          </table:table-cell>
          <table:table-cell table:style-name="ce6" table:formula="of:=AVERAGE([.U32:.W32])" office:value-type="float" office:value="0.379524479309718" calcext:value-type="float">
            <text:p>0.379524479309718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361310601234436" calcext:value-type="float">
            <text:p>0.361310601234436</text:p>
          </table:table-cell>
          <table:table-cell table:style-name="ce6" office:value-type="float" office:value="0.36679545044899" calcext:value-type="float">
            <text:p>0.36679545044899</text:p>
          </table:table-cell>
          <table:table-cell table:style-name="ce6" office:value-type="float" office:value="0.379110246896744" calcext:value-type="float">
            <text:p>0.379110246896744</text:p>
          </table:table-cell>
          <table:table-cell table:formula="of:=AVERAGE([.AA32:.AC32])" office:value-type="float" office:value="0.369072099526723" calcext:value-type="float">
            <text:p>0.369072099526723</text:p>
          </table:table-cell>
          <table:table-cell table:style-name="ce6"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9" table:formula="of:=AVERAGE([.F13:.F32])" office:value-type="float" office:value="0.393708753585815" calcext:value-type="float">
            <text:p>0.3937</text:p>
          </table:table-cell>
          <table:table-cell table:style-name="ce9" table:formula="of:=AVERAGE([.G13:.G32])" office:value-type="float" office:value="0.381060357391834" calcext:value-type="float">
            <text:p>0.3811</text:p>
          </table:table-cell>
          <table:table-cell table:style-name="ce9" table:formula="of:=AVERAGE([.H13:.H32])" office:value-type="float" office:value="0.382380856573582" calcext:value-type="float">
            <text:p>0.3824</text:p>
          </table:table-cell>
          <table:table-cell table:style-name="ce9" table:formula="of:=AVERAGE([.I13:.I32])" office:value-type="float" office:value="0.38571665585041" calcext:value-type="float">
            <text:p>0.3857</text:p>
          </table:table-cell>
          <table:table-cell table:style-name="ce9"/>
          <table:table-cell table:style-name="ce9" table:formula="of:=AVERAGE([.K13:.K32])" office:value-type="float" office:value="0.369192478060722" calcext:value-type="float">
            <text:p>0.3692</text:p>
          </table:table-cell>
          <table:table-cell table:style-name="ce9" table:formula="of:=AVERAGE([.L13:.L32])" office:value-type="float" office:value="0.358883816003799" calcext:value-type="float">
            <text:p>0.3589</text:p>
          </table:table-cell>
          <table:table-cell table:style-name="ce9" table:formula="of:=AVERAGE([.M13:.M32])" office:value-type="float" office:value="0.361311995983124" calcext:value-type="float">
            <text:p>0.3613</text:p>
          </table:table-cell>
          <table:table-cell table:style-name="ce9" table:formula="of:=AVERAGE([.N13:.N32])" office:value-type="float" office:value="0.363129430015882" calcext:value-type="float">
            <text:p>0.3631</text:p>
          </table:table-cell>
          <table:table-cell table:number-columns-repeated="6"/>
          <table:table-cell table:style-name="ce9" table:formula="of:=AVERAGE([.U13:.U32])" office:value-type="float" office:value="0.385762533545494" calcext:value-type="float">
            <text:p>0.3858</text:p>
          </table:table-cell>
          <table:table-cell table:style-name="ce9" table:formula="of:=AVERAGE([.V13:.V32])" office:value-type="float" office:value="0.367530649900436" calcext:value-type="float">
            <text:p>0.3675</text:p>
          </table:table-cell>
          <table:table-cell table:style-name="ce9" table:formula="of:=AVERAGE([.W13:.W32])" office:value-type="float" office:value="0.372214315831661" calcext:value-type="float">
            <text:p>0.3722</text:p>
          </table:table-cell>
          <table:table-cell table:style-name="ce9" table:formula="of:=AVERAGE([.X13:.X32])" office:value-type="float" office:value="0.375169166425864" calcext:value-type="float">
            <text:p>0.3752</text:p>
          </table:table-cell>
          <table:table-cell table:number-columns-repeated="2"/>
          <table:table-cell table:formula="of:=AVERAGE([.AA13:.AA32])" office:value-type="float" office:value="0.359803505241871" calcext:value-type="float">
            <text:p>0.359803505241871</text:p>
          </table:table-cell>
          <table:table-cell table:formula="of:=AVERAGE([.AB13:.AB32])" office:value-type="float" office:value="0.347872585058212" calcext:value-type="float">
            <text:p>0.347872585058212</text:p>
          </table:table-cell>
          <table:table-cell table:formula="of:=AVERAGE([.AC13:.AC32])" office:value-type="float" office:value="0.352965255081654" calcext:value-type="float">
            <text:p>0.352965255081654</text:p>
          </table:table-cell>
          <table:table-cell table:formula="of:=AVERAGE([.AD13:.AD32])" office:value-type="float" office:value="0.353547115127246" calcext:value-type="float">
            <text:p>0.353547115127246</text:p>
          </table:table-cell>
          <table:table-cell table:number-columns-repeated="34"/>
        </table:table-row>
      </table:table>
      <table:table table:name="asr_vs_manual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R WE</text:p>
          </table:table-cell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</text:p>
          </table:table-cell>
          <table:table-cell table:style-name="ce7" office:value-type="float" office:value="0.211545784771443" calcext:value-type="float">
            <text:p>0.212</text:p>
          </table:table-cell>
          <table:table-cell table:style-name="ce7" office:value-type="float" office:value="0.302699795365334" calcext:value-type="float">
            <text:p>0.303</text:p>
          </table:table-cell>
          <table:table-cell table:style-name="ce7" office:value-type="float" office:value="0.3511125177145" calcext:value-type="float">
            <text:p>0.351</text:p>
          </table:table-cell>
          <table:table-cell table:style-name="ce7" office:value-type="float" office:value="0.288452699283759" calcext:value-type="float">
            <text:p>0.288</text:p>
          </table:table-cell>
          <table:table-cell/>
          <table:table-cell office:value-type="string" calcext:value-type="string">
            <text:p>300-dim</text:p>
          </table:table-cell>
          <table:table-cell table:style-name="ce7" office:value-type="float" office:value="0.211545784771443" calcext:value-type="float">
            <text:p>0.212</text:p>
          </table:table-cell>
          <table:table-cell table:style-name="ce7" office:value-type="float" office:value="0.302699795365334" calcext:value-type="float">
            <text:p>0.303</text:p>
          </table:table-cell>
          <table:table-cell table:style-name="ce7" office:value-type="float" office:value="0.3511125177145" calcext:value-type="float">
            <text:p>0.351</text:p>
          </table:table-cell>
          <table:table-cell table:style-name="ce7" office:value-type="float" office:value="0.288452699283759" calcext:value-type="float">
            <text:p>0.288</text:p>
          </table:table-cell>
          <table:table-cell/>
          <table:table-cell office:value-type="string" calcext:value-type="string">
            <text:p>pAA_D + WE</text:p>
          </table:table-cell>
          <table:table-cell table:style-name="ce7" office:value-type="float" office:value="0.221080607175827" calcext:value-type="float">
            <text:p>0.221</text:p>
          </table:table-cell>
          <table:table-cell table:style-name="ce7" office:value-type="float" office:value="0.550349219143391" calcext:value-type="float">
            <text:p>0.550</text:p>
          </table:table-cell>
          <table:table-cell table:style-name="ce7" office:value-type="float" office:value="0.428071777522564" calcext:value-type="float">
            <text:p>0.428</text:p>
          </table:table-cell>
          <table:table-cell table:style-name="ce7" office:value-type="float" office:value="0.399833867947261" calcext:value-type="float">
            <text:p>0.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ord2vec</text:p>
          </table:table-cell>
          <table:table-cell table:style-name="ce7" office:value-type="float" office:value="0.218147304654121" calcext:value-type="float">
            <text:p>0.218</text:p>
          </table:table-cell>
          <table:table-cell table:style-name="ce7" office:value-type="float" office:value="0.293014130741358" calcext:value-type="float">
            <text:p>0.293</text:p>
          </table:table-cell>
          <table:table-cell table:style-name="ce7" office:value-type="float" office:value="0.349991622567177" calcext:value-type="float">
            <text:p>0.350</text:p>
          </table:table-cell>
          <table:table-cell table:style-name="ce7" office:value-type="float" office:value="0.287051019320885" calcext:value-type="float">
            <text:p>0.287</text:p>
          </table:table-cell>
          <table:table-cell/>
          <table:table-cell office:value-type="string" calcext:value-type="string">
            <text:p>768-dim</text:p>
          </table:table-cell>
          <table:table-cell table:style-name="ce7" office:value-type="float" office:value="0.199097441136837" calcext:value-type="float">
            <text:p>0.199</text:p>
          </table:table-cell>
          <table:table-cell table:style-name="ce7" office:value-type="float" office:value="0.306605714559555" calcext:value-type="float">
            <text:p>0.307</text:p>
          </table:table-cell>
          <table:table-cell table:style-name="ce7" office:value-type="float" office:value="0.352307330071926" calcext:value-type="float">
            <text:p>0.352</text:p>
          </table:table-cell>
          <table:table-cell table:style-name="ce7" office:value-type="float" office:value="0.286003495256106" calcext:value-type="float">
            <text:p>0.286</text:p>
          </table:table-cell>
          <table:table-cell/>
          <table:table-cell office:value-type="string" calcext:value-type="string">
            <text:p>pAA_D + word2vec</text:p>
          </table:table-cell>
          <table:table-cell table:style-name="ce7" office:value-type="float" office:value="0.286324472725391" calcext:value-type="float">
            <text:p>0.286</text:p>
          </table:table-cell>
          <table:table-cell table:style-name="ce7" office:value-type="float" office:value="0.582302060723305" calcext:value-type="float">
            <text:p>0.582</text:p>
          </table:table-cell>
          <table:table-cell table:style-name="ce7" office:value-type="float" office:value="0.469847114384174" calcext:value-type="float">
            <text:p>0.470</text:p>
          </table:table-cell>
          <table:table-cell table:style-name="ce7" office:value-type="float" office:value="0.446157882610957" calcext:value-type="float">
            <text:p>0.4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loVe</text:p>
          </table:table-cell>
          <table:table-cell table:style-name="ce7" office:value-type="float" office:value="0.226343578845262" calcext:value-type="float">
            <text:p>0.226</text:p>
          </table:table-cell>
          <table:table-cell table:style-name="ce7" office:value-type="float" office:value="0.279090990126133" calcext:value-type="float">
            <text:p>0.279</text:p>
          </table:table-cell>
          <table:table-cell table:style-name="ce7" office:value-type="float" office:value="0.349259261786938" calcext:value-type="float">
            <text:p>0.349</text:p>
          </table:table-cell>
          <table:table-cell table:style-name="ce7" office:value-type="float" office:value="0.284897943586111" calcext:value-type="float">
            <text:p>0.285</text:p>
          </table:table-cell>
          <table:table-cell/>
          <table:table-cell office:value-type="string" calcext:value-type="string">
            <text:p>1024-dim</text:p>
          </table:table-cell>
          <table:table-cell table:style-name="ce7" office:value-type="float" office:value="0.203236021101475" calcext:value-type="float">
            <text:p>0.203</text:p>
          </table:table-cell>
          <table:table-cell table:style-name="ce7" office:value-type="float" office:value="0.293423069268465" calcext:value-type="float">
            <text:p>0.293</text:p>
          </table:table-cell>
          <table:table-cell table:style-name="ce7" office:value-type="float" office:value="0.346839506924152" calcext:value-type="float">
            <text:p>0.347</text:p>
          </table:table-cell>
          <table:table-cell table:style-name="ce7" office:value-type="float" office:value="0.281166199098031" calcext:value-type="float">
            <text:p>0.281</text:p>
          </table:table-cell>
          <table:table-cell/>
          <table:table-cell office:value-type="string" calcext:value-type="string">
            <text:p>pAA_D + GloVe</text:p>
          </table:table-cell>
          <table:table-cell table:style-name="ce7" office:value-type="float" office:value="0.274789154529572" calcext:value-type="float">
            <text:p>0.275</text:p>
          </table:table-cell>
          <table:table-cell table:style-name="ce7" office:value-type="float" office:value="0.581636601686478" calcext:value-type="float">
            <text:p>0.582</text:p>
          </table:table-cell>
          <table:table-cell table:style-name="ce7" office:value-type="float" office:value="0.472448569536209" calcext:value-type="float">
            <text:p>0.472</text:p>
          </table:table-cell>
          <table:table-cell table:style-name="ce7" office:value-type="float" office:value="0.442958108584086" calcext:value-type="float">
            <text:p>0.4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stText</text:p>
          </table:table-cell>
          <table:table-cell table:style-name="ce7" office:value-type="float" office:value="0.217977380007505" calcext:value-type="float">
            <text:p>0.218</text:p>
          </table:table-cell>
          <table:table-cell table:style-name="ce7" office:value-type="float" office:value="0.284428915381432" calcext:value-type="float">
            <text:p>0.284</text:p>
          </table:table-cell>
          <table:table-cell table:style-name="ce7" office:value-type="float" office:value="0.34978738874197" calcext:value-type="float">
            <text:p>0.350</text:p>
          </table:table-cell>
          <table:table-cell table:style-name="ce7" office:value-type="float" office:value="0.284064561376969" calcext:value-type="float">
            <text:p>0.284</text:p>
          </table:table-cell>
          <table:table-cell table:number-columns-repeated="7"/>
          <table:table-cell office:value-type="string" calcext:value-type="string">
            <text:p>pAA_D + FastText</text:p>
          </table:table-cell>
          <table:table-cell table:style-name="ce7" office:value-type="float" office:value="0.277063722908497" calcext:value-type="float">
            <text:p>0.277</text:p>
          </table:table-cell>
          <table:table-cell table:style-name="ce7" office:value-type="float" office:value="0.601520159840584" calcext:value-type="float">
            <text:p>0.602</text:p>
          </table:table-cell>
          <table:table-cell table:style-name="ce7" office:value-type="float" office:value="0.479083582758904" calcext:value-type="float">
            <text:p>0.479</text:p>
          </table:table-cell>
          <table:table-cell table:style-name="ce7" office:value-type="float" office:value="0.452555821835995" calcext:value-type="float">
            <text:p>0.4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RT</text:p>
          </table:table-cell>
          <table:table-cell table:style-name="ce7" office:value-type="float" office:value="0.219767884165049" calcext:value-type="float">
            <text:p>0.220</text:p>
          </table:table-cell>
          <table:table-cell table:style-name="ce7" office:value-type="float" office:value="0.300402283668518" calcext:value-type="float">
            <text:p>0.300</text:p>
          </table:table-cell>
          <table:table-cell table:style-name="ce7" office:value-type="float" office:value="0.360242466628551" calcext:value-type="float">
            <text:p>0.360</text:p>
          </table:table-cell>
          <table:table-cell table:style-name="ce7" office:value-type="float" office:value="0.293470878154039" calcext:value-type="float">
            <text:p>0.293</text:p>
          </table:table-cell>
          <table:table-cell table:number-columns-repeated="7"/>
          <table:table-cell office:value-type="string" calcext:value-type="string">
            <text:p>pAA_D + BERT</text:p>
          </table:table-cell>
          <table:table-cell table:style-name="ce7" office:value-type="float" office:value="0.262989369034767" calcext:value-type="float">
            <text:p>0.263</text:p>
          </table:table-cell>
          <table:table-cell table:style-name="ce7" office:value-type="float" office:value="0.598781701922417" calcext:value-type="float">
            <text:p>0.599</text:p>
          </table:table-cell>
          <table:table-cell table:style-name="ce7" office:value-type="float" office:value="0.468939597904682" calcext:value-type="float">
            <text:p>0.469</text:p>
          </table:table-cell>
          <table:table-cell table:style-name="ce7" office:value-type="float" office:value="0.443570222953955" calcext:value-type="float">
            <text:p>0.44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4"/>
          <table:table-cell office:value-type="string" calcext:value-type="string">
            <text:p>word2vec</text:p>
          </table:table-cell>
          <table:table-cell table:number-columns-repeated="4"/>
          <table:table-cell office:value-type="string" calcext:value-type="string">
            <text:p>GloVe</text:p>
          </table:table-cell>
          <table:table-cell table:number-columns-repeated="4"/>
          <table:table-cell office:value-type="string" calcext:value-type="string">
            <text:p>FastText</text:p>
          </table:table-cell>
          <table:table-cell table:number-columns-repeated="4"/>
          <table:table-cell office:value-type="string" calcext:value-type="string">
            <text:p>BER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0"/>
        </table:table-row>
        <table:table-row table:style-name="ro1">
          <table:table-cell office:value-type="float" office:value="0.218738153576851" calcext:value-type="float">
            <text:p>0.218738153576851</text:p>
          </table:table-cell>
          <table:table-cell office:value-type="float" office:value="0.300409615039825" calcext:value-type="float">
            <text:p>0.300409615039825</text:p>
          </table:table-cell>
          <table:table-cell office:value-type="float" office:value="0.339203923940659" calcext:value-type="float">
            <text:p>0.339203923940659</text:p>
          </table:table-cell>
          <table:table-cell table:formula="of:=AVERAGE([.A11:.C11])" office:value-type="float" office:value="0.286117230852445" calcext:value-type="float">
            <text:p>0.286117230852445</text:p>
          </table:table-cell>
          <table:table-cell/>
          <table:table-cell office:value-type="float" office:value="0.208900347352028" calcext:value-type="float">
            <text:p>0.208900347352028</text:p>
          </table:table-cell>
          <table:table-cell office:value-type="float" office:value="0.295056194067001" calcext:value-type="float">
            <text:p>0.295056194067001</text:p>
          </table:table-cell>
          <table:table-cell office:value-type="float" office:value="0.356434345245361" calcext:value-type="float">
            <text:p>0.356434345245361</text:p>
          </table:table-cell>
          <table:table-cell table:formula="of:=AVERAGE([.F11:.H11])" office:value-type="float" office:value="0.286796962221463" calcext:value-type="float">
            <text:p>0.286796962221463</text:p>
          </table:table-cell>
          <table:table-cell/>
          <table:table-cell office:value-type="float" office:value="0.230012968182564" calcext:value-type="float">
            <text:p>0.230012968182564</text:p>
          </table:table-cell>
          <table:table-cell office:value-type="float" office:value="0.290171712636948" calcext:value-type="float">
            <text:p>0.290171712636948</text:p>
          </table:table-cell>
          <table:table-cell office:value-type="float" office:value="0.354214072227478" calcext:value-type="float">
            <text:p>0.354214072227478</text:p>
          </table:table-cell>
          <table:table-cell table:formula="of:=AVERAGE([.K11:.M11])" office:value-type="float" office:value="0.291466251015663" calcext:value-type="float">
            <text:p>0.291466251015663</text:p>
          </table:table-cell>
          <table:table-cell/>
          <table:table-cell office:value-type="float" office:value="0.212919741868973" calcext:value-type="float">
            <text:p>0.212919741868973</text:p>
          </table:table-cell>
          <table:table-cell office:value-type="float" office:value="0.290003031492233" calcext:value-type="float">
            <text:p>0.290003031492233</text:p>
          </table:table-cell>
          <table:table-cell office:value-type="float" office:value="0.351748645305634" calcext:value-type="float">
            <text:p>0.351748645305634</text:p>
          </table:table-cell>
          <table:table-cell table:formula="of:=AVERAGE([.P11:.R11])" office:value-type="float" office:value="0.284890472888947" calcext:value-type="float">
            <text:p>0.284890472888947</text:p>
          </table:table-cell>
          <table:table-cell/>
          <table:table-cell office:value-type="float" office:value="0.230463430285454" calcext:value-type="float">
            <text:p>0.230463430285454</text:p>
          </table:table-cell>
          <table:table-cell office:value-type="float" office:value="0.288473278284073" calcext:value-type="float">
            <text:p>0.288473278284073</text:p>
          </table:table-cell>
          <table:table-cell office:value-type="float" office:value="0.346908837556839" calcext:value-type="float">
            <text:p>0.346908837556839</text:p>
          </table:table-cell>
          <table:table-cell table:formula="of:=AVERAGE([.U11:.W11])" office:value-type="float" office:value="0.288615182042122" calcext:value-type="float">
            <text:p>0.288615182042122</text:p>
          </table:table-cell>
          <table:table-cell table:number-columns-repeated="1000"/>
        </table:table-row>
        <table:table-row table:style-name="ro1">
          <table:table-cell office:value-type="float" office:value="0.212614089250565" calcext:value-type="float">
            <text:p>0.212614089250565</text:p>
          </table:table-cell>
          <table:table-cell office:value-type="float" office:value="0.305391132831573" calcext:value-type="float">
            <text:p>0.305391132831573</text:p>
          </table:table-cell>
          <table:table-cell office:value-type="float" office:value="0.339797377586365" calcext:value-type="float">
            <text:p>0.339797377586365</text:p>
          </table:table-cell>
          <table:table-cell table:formula="of:=AVERAGE([.A12:.C12])" office:value-type="float" office:value="0.285934199889501" calcext:value-type="float">
            <text:p>0.285934199889501</text:p>
          </table:table-cell>
          <table:table-cell/>
          <table:table-cell office:value-type="float" office:value="0.219227090477943" calcext:value-type="float">
            <text:p>0.219227090477943</text:p>
          </table:table-cell>
          <table:table-cell office:value-type="float" office:value="0.301408380270004" calcext:value-type="float">
            <text:p>0.301408380270004</text:p>
          </table:table-cell>
          <table:table-cell office:value-type="float" office:value="0.351828664541244" calcext:value-type="float">
            <text:p>0.351828664541244</text:p>
          </table:table-cell>
          <table:table-cell table:formula="of:=AVERAGE([.F12:.H12])" office:value-type="float" office:value="0.29082137842973" calcext:value-type="float">
            <text:p>0.29082137842973</text:p>
          </table:table-cell>
          <table:table-cell/>
          <table:table-cell office:value-type="float" office:value="0.226360753178596" calcext:value-type="float">
            <text:p>0.226360753178596</text:p>
          </table:table-cell>
          <table:table-cell office:value-type="float" office:value="0.283174365758896" calcext:value-type="float">
            <text:p>0.283174365758896</text:p>
          </table:table-cell>
          <table:table-cell office:value-type="float" office:value="0.35389444231987" calcext:value-type="float">
            <text:p>0.35389444231987</text:p>
          </table:table-cell>
          <table:table-cell table:formula="of:=AVERAGE([.K12:.M12])" office:value-type="float" office:value="0.287809853752454" calcext:value-type="float">
            <text:p>0.287809853752454</text:p>
          </table:table-cell>
          <table:table-cell/>
          <table:table-cell office:value-type="float" office:value="0.21295565366745" calcext:value-type="float">
            <text:p>0.21295565366745</text:p>
          </table:table-cell>
          <table:table-cell office:value-type="float" office:value="0.313333243131638" calcext:value-type="float">
            <text:p>0.313333243131638</text:p>
          </table:table-cell>
          <table:table-cell office:value-type="float" office:value="0.371134877204895" calcext:value-type="float">
            <text:p>0.371134877204895</text:p>
          </table:table-cell>
          <table:table-cell table:formula="of:=AVERAGE([.P12:.R12])" office:value-type="float" office:value="0.299141258001328" calcext:value-type="float">
            <text:p>0.299141258001328</text:p>
          </table:table-cell>
          <table:table-cell/>
          <table:table-cell office:value-type="float" office:value="0.211864247918129" calcext:value-type="float">
            <text:p>0.211864247918129</text:p>
          </table:table-cell>
          <table:table-cell office:value-type="float" office:value="0.298806130886078" calcext:value-type="float">
            <text:p>0.298806130886078</text:p>
          </table:table-cell>
          <table:table-cell office:value-type="float" office:value="0.361463189125061" calcext:value-type="float">
            <text:p>0.361463189125061</text:p>
          </table:table-cell>
          <table:table-cell table:formula="of:=AVERAGE([.U12:.W12])" office:value-type="float" office:value="0.290711189309756" calcext:value-type="float">
            <text:p>0.290711189309756</text:p>
          </table:table-cell>
          <table:table-cell table:number-columns-repeated="1000"/>
        </table:table-row>
        <table:table-row table:style-name="ro1">
          <table:table-cell office:value-type="float" office:value="0.205672055482864" calcext:value-type="float">
            <text:p>0.205672055482864</text:p>
          </table:table-cell>
          <table:table-cell office:value-type="float" office:value="0.322088211774826" calcext:value-type="float">
            <text:p>0.322088211774826</text:p>
          </table:table-cell>
          <table:table-cell office:value-type="float" office:value="0.35940346121788" calcext:value-type="float">
            <text:p>0.35940346121788</text:p>
          </table:table-cell>
          <table:table-cell table:formula="of:=AVERAGE([.A13:.C13])" office:value-type="float" office:value="0.29572124282519" calcext:value-type="float">
            <text:p>0.29572124282519</text:p>
          </table:table-cell>
          <table:table-cell/>
          <table:table-cell office:value-type="float" office:value="0.223551452159882" calcext:value-type="float">
            <text:p>0.223551452159882</text:p>
          </table:table-cell>
          <table:table-cell office:value-type="float" office:value="0.320662528276443" calcext:value-type="float">
            <text:p>0.320662528276443</text:p>
          </table:table-cell>
          <table:table-cell office:value-type="float" office:value="0.362248688936233" calcext:value-type="float">
            <text:p>0.362248688936233</text:p>
          </table:table-cell>
          <table:table-cell table:formula="of:=AVERAGE([.F13:.H13])" office:value-type="float" office:value="0.302154223124186" calcext:value-type="float">
            <text:p>0.302154223124186</text:p>
          </table:table-cell>
          <table:table-cell/>
          <table:table-cell office:value-type="float" office:value="0.228710204362869" calcext:value-type="float">
            <text:p>0.228710204362869</text:p>
          </table:table-cell>
          <table:table-cell office:value-type="float" office:value="0.284731864929199" calcext:value-type="float">
            <text:p>0.284731864929199</text:p>
          </table:table-cell>
          <table:table-cell office:value-type="float" office:value="0.355396449565887" calcext:value-type="float">
            <text:p>0.355396449565887</text:p>
          </table:table-cell>
          <table:table-cell table:formula="of:=AVERAGE([.K13:.M13])" office:value-type="float" office:value="0.289612839619318" calcext:value-type="float">
            <text:p>0.289612839619318</text:p>
          </table:table-cell>
          <table:table-cell/>
          <table:table-cell office:value-type="float" office:value="0.22917415201664" calcext:value-type="float">
            <text:p>0.22917415201664</text:p>
          </table:table-cell>
          <table:table-cell office:value-type="float" office:value="0.299316763877869" calcext:value-type="float">
            <text:p>0.299316763877869</text:p>
          </table:table-cell>
          <table:table-cell office:value-type="float" office:value="0.359343647956848" calcext:value-type="float">
            <text:p>0.359343647956848</text:p>
          </table:table-cell>
          <table:table-cell table:formula="of:=AVERAGE([.P13:.R13])" office:value-type="float" office:value="0.295944854617119" calcext:value-type="float">
            <text:p>0.295944854617119</text:p>
          </table:table-cell>
          <table:table-cell/>
          <table:table-cell office:value-type="float" office:value="0.225130274891853" calcext:value-type="float">
            <text:p>0.225130274891853</text:p>
          </table:table-cell>
          <table:table-cell office:value-type="float" office:value="0.308702260255814" calcext:value-type="float">
            <text:p>0.308702260255814</text:p>
          </table:table-cell>
          <table:table-cell office:value-type="float" office:value="0.366659820079803" calcext:value-type="float">
            <text:p>0.366659820079803</text:p>
          </table:table-cell>
          <table:table-cell table:formula="of:=AVERAGE([.U13:.W13])" office:value-type="float" office:value="0.300164118409157" calcext:value-type="float">
            <text:p>0.300164118409157</text:p>
          </table:table-cell>
          <table:table-cell table:number-columns-repeated="1000"/>
        </table:table-row>
        <table:table-row table:style-name="ro1">
          <table:table-cell office:value-type="float" office:value="0.200592562556267" calcext:value-type="float">
            <text:p>0.200592562556267</text:p>
          </table:table-cell>
          <table:table-cell office:value-type="float" office:value="0.306171238422394" calcext:value-type="float">
            <text:p>0.306171238422394</text:p>
          </table:table-cell>
          <table:table-cell office:value-type="float" office:value="0.358630120754242" calcext:value-type="float">
            <text:p>0.358630120754242</text:p>
          </table:table-cell>
          <table:table-cell table:formula="of:=AVERAGE([.A14:.C14])" office:value-type="float" office:value="0.288464640577634" calcext:value-type="float">
            <text:p>0.288464640577634</text:p>
          </table:table-cell>
          <table:table-cell/>
          <table:table-cell office:value-type="float" office:value="0.222603261470795" calcext:value-type="float">
            <text:p>0.222603261470795</text:p>
          </table:table-cell>
          <table:table-cell office:value-type="float" office:value="0.282841265201569" calcext:value-type="float">
            <text:p>0.282841265201569</text:p>
          </table:table-cell>
          <table:table-cell office:value-type="float" office:value="0.355593591928482" calcext:value-type="float">
            <text:p>0.355593591928482</text:p>
          </table:table-cell>
          <table:table-cell table:formula="of:=AVERAGE([.F14:.H14])" office:value-type="float" office:value="0.287012706200282" calcext:value-type="float">
            <text:p>0.287012706200282</text:p>
          </table:table-cell>
          <table:table-cell/>
          <table:table-cell office:value-type="float" office:value="0.221360802650452" calcext:value-type="float">
            <text:p>0.221360802650452</text:p>
          </table:table-cell>
          <table:table-cell office:value-type="float" office:value="0.223634392023087" calcext:value-type="float">
            <text:p>0.223634392023087</text:p>
          </table:table-cell>
          <table:table-cell office:value-type="float" office:value="0.351785629987717" calcext:value-type="float">
            <text:p>0.351785629987717</text:p>
          </table:table-cell>
          <table:table-cell table:formula="of:=AVERAGE([.K14:.M14])" office:value-type="float" office:value="0.265593608220419" calcext:value-type="float">
            <text:p>0.265593608220419</text:p>
          </table:table-cell>
          <table:table-cell/>
          <table:table-cell office:value-type="float" office:value="0.218511193990707" calcext:value-type="float">
            <text:p>0.218511193990707</text:p>
          </table:table-cell>
          <table:table-cell office:value-type="float" office:value="0.278791844844818" calcext:value-type="float">
            <text:p>0.278791844844818</text:p>
          </table:table-cell>
          <table:table-cell office:value-type="float" office:value="0.34844359755516" calcext:value-type="float">
            <text:p>0.34844359755516</text:p>
          </table:table-cell>
          <table:table-cell table:formula="of:=AVERAGE([.P14:.R14])" office:value-type="float" office:value="0.281915545463562" calcext:value-type="float">
            <text:p>0.281915545463562</text:p>
          </table:table-cell>
          <table:table-cell/>
          <table:table-cell office:value-type="float" office:value="0.217961922287941" calcext:value-type="float">
            <text:p>0.217961922287941</text:p>
          </table:table-cell>
          <table:table-cell office:value-type="float" office:value="0.308200180530548" calcext:value-type="float">
            <text:p>0.308200180530548</text:p>
          </table:table-cell>
          <table:table-cell office:value-type="float" office:value="0.368946611881256" calcext:value-type="float">
            <text:p>0.368946611881256</text:p>
          </table:table-cell>
          <table:table-cell table:formula="of:=AVERAGE([.U14:.W14])" office:value-type="float" office:value="0.298369571566582" calcext:value-type="float">
            <text:p>0.298369571566582</text:p>
          </table:table-cell>
          <table:table-cell table:number-columns-repeated="1000"/>
        </table:table-row>
        <table:table-row table:style-name="ro1">
          <table:table-cell office:value-type="float" office:value="0.201375871896744" calcext:value-type="float">
            <text:p>0.201375871896744</text:p>
          </table:table-cell>
          <table:table-cell office:value-type="float" office:value="0.285129845142364" calcext:value-type="float">
            <text:p>0.285129845142364</text:p>
          </table:table-cell>
          <table:table-cell office:value-type="float" office:value="0.348651617765427" calcext:value-type="float">
            <text:p>0.348651617765427</text:p>
          </table:table-cell>
          <table:table-cell table:formula="of:=AVERAGE([.A15:.C15])" office:value-type="float" office:value="0.278385778268178" calcext:value-type="float">
            <text:p>0.278385778268178</text:p>
          </table:table-cell>
          <table:table-cell/>
          <table:table-cell office:value-type="float" office:value="0.205727458000183" calcext:value-type="float">
            <text:p>0.205727458000183</text:p>
          </table:table-cell>
          <table:table-cell office:value-type="float" office:value="0.329224020242691" calcext:value-type="float">
            <text:p>0.329224020242691</text:p>
          </table:table-cell>
          <table:table-cell office:value-type="float" office:value="0.364190012216568" calcext:value-type="float">
            <text:p>0.364190012216568</text:p>
          </table:table-cell>
          <table:table-cell table:formula="of:=AVERAGE([.F15:.H15])" office:value-type="float" office:value="0.299713830153147" calcext:value-type="float">
            <text:p>0.299713830153147</text:p>
          </table:table-cell>
          <table:table-cell/>
          <table:table-cell office:value-type="float" office:value="0.220948055386543" calcext:value-type="float">
            <text:p>0.220948055386543</text:p>
          </table:table-cell>
          <table:table-cell office:value-type="float" office:value="0.256193161010742" calcext:value-type="float">
            <text:p>0.256193161010742</text:p>
          </table:table-cell>
          <table:table-cell office:value-type="float" office:value="0.301788121461868" calcext:value-type="float">
            <text:p>0.301788121461868</text:p>
          </table:table-cell>
          <table:table-cell table:formula="of:=AVERAGE([.K15:.M15])" office:value-type="float" office:value="0.259643112619718" calcext:value-type="float">
            <text:p>0.259643112619718</text:p>
          </table:table-cell>
          <table:table-cell/>
          <table:table-cell office:value-type="float" office:value="0.218398228287697" calcext:value-type="float">
            <text:p>0.218398228287697</text:p>
          </table:table-cell>
          <table:table-cell office:value-type="float" office:value="0.280377089977264" calcext:value-type="float">
            <text:p>0.280377089977264</text:p>
          </table:table-cell>
          <table:table-cell office:value-type="float" office:value="0.348690927028656" calcext:value-type="float">
            <text:p>0.348690927028656</text:p>
          </table:table-cell>
          <table:table-cell table:formula="of:=AVERAGE([.P15:.R15])" office:value-type="float" office:value="0.282488748431206" calcext:value-type="float">
            <text:p>0.282488748431206</text:p>
          </table:table-cell>
          <table:table-cell/>
          <table:table-cell office:value-type="float" office:value="0.219569832086563" calcext:value-type="float">
            <text:p>0.219569832086563</text:p>
          </table:table-cell>
          <table:table-cell office:value-type="float" office:value="0.293753266334534" calcext:value-type="float">
            <text:p>0.293753266334534</text:p>
          </table:table-cell>
          <table:table-cell office:value-type="float" office:value="0.359270453453064" calcext:value-type="float">
            <text:p>0.359270453453064</text:p>
          </table:table-cell>
          <table:table-cell table:formula="of:=AVERAGE([.U15:.W15])" office:value-type="float" office:value="0.290864517291387" calcext:value-type="float">
            <text:p>0.290864517291387</text:p>
          </table:table-cell>
          <table:table-cell table:number-columns-repeated="1000"/>
        </table:table-row>
        <table:table-row table:style-name="ro1">
          <table:table-cell office:value-type="float" office:value="0.216744482517242" calcext:value-type="float">
            <text:p>0.216744482517242</text:p>
          </table:table-cell>
          <table:table-cell office:value-type="float" office:value="0.307973086833954" calcext:value-type="float">
            <text:p>0.307973086833954</text:p>
          </table:table-cell>
          <table:table-cell office:value-type="float" office:value="0.360180586576462" calcext:value-type="float">
            <text:p>0.360180586576462</text:p>
          </table:table-cell>
          <table:table-cell table:formula="of:=AVERAGE([.A16:.C16])" office:value-type="float" office:value="0.294966051975886" calcext:value-type="float">
            <text:p>0.294966051975886</text:p>
          </table:table-cell>
          <table:table-cell/>
          <table:table-cell office:value-type="float" office:value="0.206869781017303" calcext:value-type="float">
            <text:p>0.206869781017303</text:p>
          </table:table-cell>
          <table:table-cell office:value-type="float" office:value="0.247887089848518" calcext:value-type="float">
            <text:p>0.247887089848518</text:p>
          </table:table-cell>
          <table:table-cell office:value-type="float" office:value="0.330653727054596" calcext:value-type="float">
            <text:p>0.330653727054596</text:p>
          </table:table-cell>
          <table:table-cell table:formula="of:=AVERAGE([.F16:.H16])" office:value-type="float" office:value="0.261803532640139" calcext:value-type="float">
            <text:p>0.261803532640139</text:p>
          </table:table-cell>
          <table:table-cell/>
          <table:table-cell office:value-type="float" office:value="0.228926286101341" calcext:value-type="float">
            <text:p>0.228926286101341</text:p>
          </table:table-cell>
          <table:table-cell office:value-type="float" office:value="0.288139551877975" calcext:value-type="float">
            <text:p>0.288139551877975</text:p>
          </table:table-cell>
          <table:table-cell office:value-type="float" office:value="0.354245871305466" calcext:value-type="float">
            <text:p>0.354245871305466</text:p>
          </table:table-cell>
          <table:table-cell table:formula="of:=AVERAGE([.K16:.M16])" office:value-type="float" office:value="0.290437236428261" calcext:value-type="float">
            <text:p>0.290437236428261</text:p>
          </table:table-cell>
          <table:table-cell/>
          <table:table-cell office:value-type="float" office:value="0.218370407819748" calcext:value-type="float">
            <text:p>0.218370407819748</text:p>
          </table:table-cell>
          <table:table-cell office:value-type="float" office:value="0.276609718799591" calcext:value-type="float">
            <text:p>0.276609718799591</text:p>
          </table:table-cell>
          <table:table-cell office:value-type="float" office:value="0.345644742250442" calcext:value-type="float">
            <text:p>0.345644742250442</text:p>
          </table:table-cell>
          <table:table-cell table:formula="of:=AVERAGE([.P16:.R16])" office:value-type="float" office:value="0.28020828962326" calcext:value-type="float">
            <text:p>0.28020828962326</text:p>
          </table:table-cell>
          <table:table-cell/>
          <table:table-cell office:value-type="float" office:value="0.208455577492714" calcext:value-type="float">
            <text:p>0.208455577492714</text:p>
          </table:table-cell>
          <table:table-cell office:value-type="float" office:value="0.313282191753387" calcext:value-type="float">
            <text:p>0.313282191753387</text:p>
          </table:table-cell>
          <table:table-cell office:value-type="float" office:value="0.371682614088059" calcext:value-type="float">
            <text:p>0.371682614088059</text:p>
          </table:table-cell>
          <table:table-cell table:formula="of:=AVERAGE([.U16:.W16])" office:value-type="float" office:value="0.29780679444472" calcext:value-type="float">
            <text:p>0.29780679444472</text:p>
          </table:table-cell>
          <table:table-cell table:number-columns-repeated="1000"/>
        </table:table-row>
        <table:table-row table:style-name="ro1">
          <table:table-cell office:value-type="float" office:value="0.217654153704643" calcext:value-type="float">
            <text:p>0.217654153704643</text:p>
          </table:table-cell>
          <table:table-cell office:value-type="float" office:value="0.261148035526276" calcext:value-type="float">
            <text:p>0.261148035526276</text:p>
          </table:table-cell>
          <table:table-cell office:value-type="float" office:value="0.291775941848755" calcext:value-type="float">
            <text:p>0.291775941848755</text:p>
          </table:table-cell>
          <table:table-cell table:formula="of:=AVERAGE([.A17:.C17])" office:value-type="float" office:value="0.256859377026558" calcext:value-type="float">
            <text:p>0.256859377026558</text:p>
          </table:table-cell>
          <table:table-cell/>
          <table:table-cell office:value-type="float" office:value="0.221999168395996" calcext:value-type="float">
            <text:p>0.221999168395996</text:p>
          </table:table-cell>
          <table:table-cell office:value-type="float" office:value="0.291337221860886" calcext:value-type="float">
            <text:p>0.291337221860886</text:p>
          </table:table-cell>
          <table:table-cell office:value-type="float" office:value="0.336658120155334" calcext:value-type="float">
            <text:p>0.336658120155334</text:p>
          </table:table-cell>
          <table:table-cell table:formula="of:=AVERAGE([.F17:.H17])" office:value-type="float" office:value="0.283331503470739" calcext:value-type="float">
            <text:p>0.283331503470739</text:p>
          </table:table-cell>
          <table:table-cell/>
          <table:table-cell office:value-type="float" office:value="0.229195162653923" calcext:value-type="float">
            <text:p>0.229195162653923</text:p>
          </table:table-cell>
          <table:table-cell office:value-type="float" office:value="0.289302200078964" calcext:value-type="float">
            <text:p>0.289302200078964</text:p>
          </table:table-cell>
          <table:table-cell office:value-type="float" office:value="0.355459570884705" calcext:value-type="float">
            <text:p>0.355459570884705</text:p>
          </table:table-cell>
          <table:table-cell table:formula="of:=AVERAGE([.K17:.M17])" office:value-type="float" office:value="0.291318977872531" calcext:value-type="float">
            <text:p>0.291318977872531</text:p>
          </table:table-cell>
          <table:table-cell/>
          <table:table-cell office:value-type="float" office:value="0.218867942690849" calcext:value-type="float">
            <text:p>0.218867942690849</text:p>
          </table:table-cell>
          <table:table-cell office:value-type="float" office:value="0.279983013868332" calcext:value-type="float">
            <text:p>0.279983013868332</text:p>
          </table:table-cell>
          <table:table-cell office:value-type="float" office:value="0.344840198755264" calcext:value-type="float">
            <text:p>0.344840198755264</text:p>
          </table:table-cell>
          <table:table-cell table:formula="of:=AVERAGE([.P17:.R17])" office:value-type="float" office:value="0.281230385104815" calcext:value-type="float">
            <text:p>0.281230385104815</text:p>
          </table:table-cell>
          <table:table-cell/>
          <table:table-cell office:value-type="float" office:value="0.218093976378441" calcext:value-type="float">
            <text:p>0.218093976378441</text:p>
          </table:table-cell>
          <table:table-cell office:value-type="float" office:value="0.309481382369995" calcext:value-type="float">
            <text:p>0.309481382369995</text:p>
          </table:table-cell>
          <table:table-cell office:value-type="float" office:value="0.36845338344574" calcext:value-type="float">
            <text:p>0.36845338344574</text:p>
          </table:table-cell>
          <table:table-cell table:formula="of:=AVERAGE([.U17:.W17])" office:value-type="float" office:value="0.298676247398059" calcext:value-type="float">
            <text:p>0.298676247398059</text:p>
          </table:table-cell>
          <table:table-cell table:number-columns-repeated="1000"/>
        </table:table-row>
        <table:table-row table:style-name="ro1">
          <table:table-cell office:value-type="float" office:value="0.219787180423737" calcext:value-type="float">
            <text:p>0.219787180423737</text:p>
          </table:table-cell>
          <table:table-cell office:value-type="float" office:value="0.285007297992706" calcext:value-type="float">
            <text:p>0.285007297992706</text:p>
          </table:table-cell>
          <table:table-cell office:value-type="float" office:value="0.345311492681503" calcext:value-type="float">
            <text:p>0.345311492681503</text:p>
          </table:table-cell>
          <table:table-cell table:formula="of:=AVERAGE([.A18:.C18])" office:value-type="float" office:value="0.283368657032649" calcext:value-type="float">
            <text:p>0.283368657032649</text:p>
          </table:table-cell>
          <table:table-cell/>
          <table:table-cell office:value-type="float" office:value="0.218754306435585" calcext:value-type="float">
            <text:p>0.218754306435585</text:p>
          </table:table-cell>
          <table:table-cell office:value-type="float" office:value="0.315319240093231" calcext:value-type="float">
            <text:p>0.315319240093231</text:p>
          </table:table-cell>
          <table:table-cell office:value-type="float" office:value="0.371836870908737" calcext:value-type="float">
            <text:p>0.371836870908737</text:p>
          </table:table-cell>
          <table:table-cell table:formula="of:=AVERAGE([.F18:.H18])" office:value-type="float" office:value="0.301970139145851" calcext:value-type="float">
            <text:p>0.301970139145851</text:p>
          </table:table-cell>
          <table:table-cell/>
          <table:table-cell office:value-type="float" office:value="0.227890506386757" calcext:value-type="float">
            <text:p>0.227890506386757</text:p>
          </table:table-cell>
          <table:table-cell office:value-type="float" office:value="0.289617210626602" calcext:value-type="float">
            <text:p>0.289617210626602</text:p>
          </table:table-cell>
          <table:table-cell office:value-type="float" office:value="0.361218303442001" calcext:value-type="float">
            <text:p>0.361218303442001</text:p>
          </table:table-cell>
          <table:table-cell table:formula="of:=AVERAGE([.K18:.M18])" office:value-type="float" office:value="0.29290867348512" calcext:value-type="float">
            <text:p>0.29290867348512</text:p>
          </table:table-cell>
          <table:table-cell/>
          <table:table-cell office:value-type="float" office:value="0.217182472348213" calcext:value-type="float">
            <text:p>0.217182472348213</text:p>
          </table:table-cell>
          <table:table-cell office:value-type="float" office:value="0.284381419420242" calcext:value-type="float">
            <text:p>0.284381419420242</text:p>
          </table:table-cell>
          <table:table-cell office:value-type="float" office:value="0.348906427621841" calcext:value-type="float">
            <text:p>0.348906427621841</text:p>
          </table:table-cell>
          <table:table-cell table:formula="of:=AVERAGE([.P18:.R18])" office:value-type="float" office:value="0.283490106463432" calcext:value-type="float">
            <text:p>0.283490106463432</text:p>
          </table:table-cell>
          <table:table-cell/>
          <table:table-cell office:value-type="float" office:value="0.234922885894775" calcext:value-type="float">
            <text:p>0.234922885894775</text:p>
          </table:table-cell>
          <table:table-cell office:value-type="float" office:value="0.289758831262588" calcext:value-type="float">
            <text:p>0.289758831262588</text:p>
          </table:table-cell>
          <table:table-cell office:value-type="float" office:value="0.340647518634796" calcext:value-type="float">
            <text:p>0.340647518634796</text:p>
          </table:table-cell>
          <table:table-cell table:formula="of:=AVERAGE([.U18:.W18])" office:value-type="float" office:value="0.288443078597386" calcext:value-type="float">
            <text:p>0.288443078597386</text:p>
          </table:table-cell>
          <table:table-cell table:number-columns-repeated="1000"/>
        </table:table-row>
        <table:table-row table:style-name="ro1">
          <table:table-cell office:value-type="float" office:value="0.210643604397774" calcext:value-type="float">
            <text:p>0.210643604397774</text:p>
          </table:table-cell>
          <table:table-cell office:value-type="float" office:value="0.325571417808533" calcext:value-type="float">
            <text:p>0.325571417808533</text:p>
          </table:table-cell>
          <table:table-cell office:value-type="float" office:value="0.367066204547882" calcext:value-type="float">
            <text:p>0.367066204547882</text:p>
          </table:table-cell>
          <table:table-cell table:formula="of:=AVERAGE([.A19:.C19])" office:value-type="float" office:value="0.301093742251396" calcext:value-type="float">
            <text:p>0.301093742251396</text:p>
          </table:table-cell>
          <table:table-cell/>
          <table:table-cell office:value-type="float" office:value="0.228432163596153" calcext:value-type="float">
            <text:p>0.228432163596153</text:p>
          </table:table-cell>
          <table:table-cell office:value-type="float" office:value="0.272263079881668" calcext:value-type="float">
            <text:p>0.272263079881668</text:p>
          </table:table-cell>
          <table:table-cell office:value-type="float" office:value="0.353052258491516" calcext:value-type="float">
            <text:p>0.353052258491516</text:p>
          </table:table-cell>
          <table:table-cell table:formula="of:=AVERAGE([.F19:.H19])" office:value-type="float" office:value="0.284582500656446" calcext:value-type="float">
            <text:p>0.284582500656446</text:p>
          </table:table-cell>
          <table:table-cell/>
          <table:table-cell office:value-type="float" office:value="0.214734494686127" calcext:value-type="float">
            <text:p>0.214734494686127</text:p>
          </table:table-cell>
          <table:table-cell office:value-type="float" office:value="0.275373995304108" calcext:value-type="float">
            <text:p>0.275373995304108</text:p>
          </table:table-cell>
          <table:table-cell office:value-type="float" office:value="0.363472759723663" calcext:value-type="float">
            <text:p>0.363472759723663</text:p>
          </table:table-cell>
          <table:table-cell table:formula="of:=AVERAGE([.K19:.M19])" office:value-type="float" office:value="0.284527083237966" calcext:value-type="float">
            <text:p>0.284527083237966</text:p>
          </table:table-cell>
          <table:table-cell/>
          <table:table-cell office:value-type="float" office:value="0.218468427658081" calcext:value-type="float">
            <text:p>0.218468427658081</text:p>
          </table:table-cell>
          <table:table-cell office:value-type="float" office:value="0.279898881912231" calcext:value-type="float">
            <text:p>0.279898881912231</text:p>
          </table:table-cell>
          <table:table-cell office:value-type="float" office:value="0.348630785942078" calcext:value-type="float">
            <text:p>0.348630785942078</text:p>
          </table:table-cell>
          <table:table-cell table:formula="of:=AVERAGE([.P19:.R19])" office:value-type="float" office:value="0.28233269850413" calcext:value-type="float">
            <text:p>0.28233269850413</text:p>
          </table:table-cell>
          <table:table-cell/>
          <table:table-cell office:value-type="float" office:value="0.220438584685326" calcext:value-type="float">
            <text:p>0.220438584685326</text:p>
          </table:table-cell>
          <table:table-cell office:value-type="float" office:value="0.287247359752655" calcext:value-type="float">
            <text:p>0.287247359752655</text:p>
          </table:table-cell>
          <table:table-cell office:value-type="float" office:value="0.350815713405609" calcext:value-type="float">
            <text:p>0.350815713405609</text:p>
          </table:table-cell>
          <table:table-cell table:formula="of:=AVERAGE([.U19:.W19])" office:value-type="float" office:value="0.286167219281197" calcext:value-type="float">
            <text:p>0.286167219281197</text:p>
          </table:table-cell>
          <table:table-cell table:number-columns-repeated="1000"/>
        </table:table-row>
        <table:table-row table:style-name="ro1">
          <table:table-cell office:value-type="float" office:value="0.217703714966774" calcext:value-type="float">
            <text:p>0.217703714966774</text:p>
          </table:table-cell>
          <table:table-cell office:value-type="float" office:value="0.320347547531128" calcext:value-type="float">
            <text:p>0.320347547531128</text:p>
          </table:table-cell>
          <table:table-cell office:value-type="float" office:value="0.366753190755844" calcext:value-type="float">
            <text:p>0.366753190755844</text:p>
          </table:table-cell>
          <table:table-cell table:formula="of:=AVERAGE([.A20:.C20])" office:value-type="float" office:value="0.301601484417915" calcext:value-type="float">
            <text:p>0.301601484417915</text:p>
          </table:table-cell>
          <table:table-cell/>
          <table:table-cell office:value-type="float" office:value="0.219209089875221" calcext:value-type="float">
            <text:p>0.219209089875221</text:p>
          </table:table-cell>
          <table:table-cell office:value-type="float" office:value="0.301464825868607" calcext:value-type="float">
            <text:p>0.301464825868607</text:p>
          </table:table-cell>
          <table:table-cell office:value-type="float" office:value="0.351834088563919" calcext:value-type="float">
            <text:p>0.351834088563919</text:p>
          </table:table-cell>
          <table:table-cell table:formula="of:=AVERAGE([.F20:.H20])" office:value-type="float" office:value="0.290836001435916" calcext:value-type="float">
            <text:p>0.290836001435916</text:p>
          </table:table-cell>
          <table:table-cell/>
          <table:table-cell office:value-type="float" office:value="0.224857553839684" calcext:value-type="float">
            <text:p>0.224857553839684</text:p>
          </table:table-cell>
          <table:table-cell office:value-type="float" office:value="0.281117141246796" calcext:value-type="float">
            <text:p>0.281117141246796</text:p>
          </table:table-cell>
          <table:table-cell office:value-type="float" office:value="0.351835370063782" calcext:value-type="float">
            <text:p>0.351835370063782</text:p>
          </table:table-cell>
          <table:table-cell table:formula="of:=AVERAGE([.K20:.M20])" office:value-type="float" office:value="0.285936688383421" calcext:value-type="float">
            <text:p>0.285936688383421</text:p>
          </table:table-cell>
          <table:table-cell/>
          <table:table-cell office:value-type="float" office:value="0.219326376914978" calcext:value-type="float">
            <text:p>0.219326376914978</text:p>
          </table:table-cell>
          <table:table-cell office:value-type="float" office:value="0.281746119260788" calcext:value-type="float">
            <text:p>0.281746119260788</text:p>
          </table:table-cell>
          <table:table-cell office:value-type="float" office:value="0.343227386474609" calcext:value-type="float">
            <text:p>0.343227386474609</text:p>
          </table:table-cell>
          <table:table-cell table:formula="of:=AVERAGE([.P20:.R20])" office:value-type="float" office:value="0.281433294216792" calcext:value-type="float">
            <text:p>0.281433294216792</text:p>
          </table:table-cell>
          <table:table-cell/>
          <table:table-cell office:value-type="float" office:value="0.22332152724266" calcext:value-type="float">
            <text:p>0.22332152724266</text:p>
          </table:table-cell>
          <table:table-cell office:value-type="float" office:value="0.289795428514481" calcext:value-type="float">
            <text:p>0.289795428514481</text:p>
          </table:table-cell>
          <table:table-cell office:value-type="float" office:value="0.341636180877686" calcext:value-type="float">
            <text:p>0.341636180877686</text:p>
          </table:table-cell>
          <table:table-cell table:formula="of:=AVERAGE([.U20:.W20])" office:value-type="float" office:value="0.284917712211609" calcext:value-type="float">
            <text:p>0.284917712211609</text:p>
          </table:table-cell>
          <table:table-cell table:number-columns-repeated="1000"/>
        </table:table-row>
        <table:table-row table:style-name="ro1">
          <table:table-cell office:value-type="float" office:value="0.217060759663582" calcext:value-type="float">
            <text:p>0.217060759663582</text:p>
          </table:table-cell>
          <table:table-cell office:value-type="float" office:value="0.299248576164246" calcext:value-type="float">
            <text:p>0.299248576164246</text:p>
          </table:table-cell>
          <table:table-cell office:value-type="float" office:value="0.354319781064987" calcext:value-type="float">
            <text:p>0.354319781064987</text:p>
          </table:table-cell>
          <table:table-cell table:formula="of:=AVERAGE([.A21:.C21])" office:value-type="float" office:value="0.290209705630938" calcext:value-type="float">
            <text:p>0.290209705630938</text:p>
          </table:table-cell>
          <table:table-cell/>
          <table:table-cell office:value-type="float" office:value="0.206974625587463" calcext:value-type="float">
            <text:p>0.206974625587463</text:p>
          </table:table-cell>
          <table:table-cell office:value-type="float" office:value="0.298419654369354" calcext:value-type="float">
            <text:p>0.298419654369354</text:p>
          </table:table-cell>
          <table:table-cell office:value-type="float" office:value="0.341474175453186" calcext:value-type="float">
            <text:p>0.341474175453186</text:p>
          </table:table-cell>
          <table:table-cell table:formula="of:=AVERAGE([.F21:.H21])" office:value-type="float" office:value="0.282289485136668" calcext:value-type="float">
            <text:p>0.282289485136668</text:p>
          </table:table-cell>
          <table:table-cell/>
          <table:table-cell office:value-type="float" office:value="0.220095500349998" calcext:value-type="float">
            <text:p>0.220095500349998</text:p>
          </table:table-cell>
          <table:table-cell office:value-type="float" office:value="0.262177914381027" calcext:value-type="float">
            <text:p>0.262177914381027</text:p>
          </table:table-cell>
          <table:table-cell office:value-type="float" office:value="0.340968608856201" calcext:value-type="float">
            <text:p>0.340968608856201</text:p>
          </table:table-cell>
          <table:table-cell table:formula="of:=AVERAGE([.K21:.M21])" office:value-type="float" office:value="0.274414007862409" calcext:value-type="float">
            <text:p>0.274414007862409</text:p>
          </table:table-cell>
          <table:table-cell/>
          <table:table-cell office:value-type="float" office:value="0.218672558665276" calcext:value-type="float">
            <text:p>0.218672558665276</text:p>
          </table:table-cell>
          <table:table-cell office:value-type="float" office:value="0.279027193784714" calcext:value-type="float">
            <text:p>0.279027193784714</text:p>
          </table:table-cell>
          <table:table-cell office:value-type="float" office:value="0.343611538410187" calcext:value-type="float">
            <text:p>0.343611538410187</text:p>
          </table:table-cell>
          <table:table-cell table:formula="of:=AVERAGE([.P21:.R21])" office:value-type="float" office:value="0.280437096953392" calcext:value-type="float">
            <text:p>0.280437096953392</text:p>
          </table:table-cell>
          <table:table-cell/>
          <table:table-cell office:value-type="float" office:value="0.216481745243072" calcext:value-type="float">
            <text:p>0.216481745243072</text:p>
          </table:table-cell>
          <table:table-cell office:value-type="float" office:value="0.304742693901062" calcext:value-type="float">
            <text:p>0.304742693901062</text:p>
          </table:table-cell>
          <table:table-cell office:value-type="float" office:value="0.359687209129333" calcext:value-type="float">
            <text:p>0.359687209129333</text:p>
          </table:table-cell>
          <table:table-cell table:formula="of:=AVERAGE([.U21:.W21])" office:value-type="float" office:value="0.293637216091156" calcext:value-type="float">
            <text:p>0.293637216091156</text:p>
          </table:table-cell>
          <table:table-cell table:number-columns-repeated="1000"/>
        </table:table-row>
        <table:table-row table:style-name="ro1">
          <table:table-cell office:value-type="float" office:value="0.189319491386414" calcext:value-type="float">
            <text:p>0.189319491386414</text:p>
          </table:table-cell>
          <table:table-cell office:value-type="float" office:value="0.296406239271164" calcext:value-type="float">
            <text:p>0.296406239271164</text:p>
          </table:table-cell>
          <table:table-cell office:value-type="float" office:value="0.338654965162277" calcext:value-type="float">
            <text:p>0.338654965162277</text:p>
          </table:table-cell>
          <table:table-cell table:formula="of:=AVERAGE([.A22:.C22])" office:value-type="float" office:value="0.274793565273285" calcext:value-type="float">
            <text:p>0.274793565273285</text:p>
          </table:table-cell>
          <table:table-cell/>
          <table:table-cell office:value-type="float" office:value="0.214984953403473" calcext:value-type="float">
            <text:p>0.214984953403473</text:p>
          </table:table-cell>
          <table:table-cell office:value-type="float" office:value="0.29776468873024" calcext:value-type="float">
            <text:p>0.29776468873024</text:p>
          </table:table-cell>
          <table:table-cell office:value-type="float" office:value="0.351429790258408" calcext:value-type="float">
            <text:p>0.351429790258408</text:p>
          </table:table-cell>
          <table:table-cell table:formula="of:=AVERAGE([.F22:.H22])" office:value-type="float" office:value="0.288059810797374" calcext:value-type="float">
            <text:p>0.288059810797374</text:p>
          </table:table-cell>
          <table:table-cell/>
          <table:table-cell office:value-type="float" office:value="0.225946217775345" calcext:value-type="float">
            <text:p>0.225946217775345</text:p>
          </table:table-cell>
          <table:table-cell office:value-type="float" office:value="0.28019854426384" calcext:value-type="float">
            <text:p>0.28019854426384</text:p>
          </table:table-cell>
          <table:table-cell office:value-type="float" office:value="0.353253453969955" calcext:value-type="float">
            <text:p>0.353253453969955</text:p>
          </table:table-cell>
          <table:table-cell table:formula="of:=AVERAGE([.K22:.M22])" office:value-type="float" office:value="0.286466072003047" calcext:value-type="float">
            <text:p>0.286466072003047</text:p>
          </table:table-cell>
          <table:table-cell/>
          <table:table-cell office:value-type="float" office:value="0.219985350966454" calcext:value-type="float">
            <text:p>0.219985350966454</text:p>
          </table:table-cell>
          <table:table-cell office:value-type="float" office:value="0.277472853660583" calcext:value-type="float">
            <text:p>0.277472853660583</text:p>
          </table:table-cell>
          <table:table-cell office:value-type="float" office:value="0.346657127141953" calcext:value-type="float">
            <text:p>0.346657127141953</text:p>
          </table:table-cell>
          <table:table-cell table:formula="of:=AVERAGE([.P22:.R22])" office:value-type="float" office:value="0.28137177725633" calcext:value-type="float">
            <text:p>0.28137177725633</text:p>
          </table:table-cell>
          <table:table-cell/>
          <table:table-cell office:value-type="float" office:value="0.221315905451775" calcext:value-type="float">
            <text:p>0.221315905451775</text:p>
          </table:table-cell>
          <table:table-cell office:value-type="float" office:value="0.300392210483551" calcext:value-type="float">
            <text:p>0.300392210483551</text:p>
          </table:table-cell>
          <table:table-cell office:value-type="float" office:value="0.356469482183456" calcext:value-type="float">
            <text:p>0.356469482183456</text:p>
          </table:table-cell>
          <table:table-cell table:formula="of:=AVERAGE([.U22:.W22])" office:value-type="float" office:value="0.292725866039594" calcext:value-type="float">
            <text:p>0.292725866039594</text:p>
          </table:table-cell>
          <table:table-cell table:number-columns-repeated="1000"/>
        </table:table-row>
        <table:table-row table:style-name="ro1">
          <table:table-cell office:value-type="float" office:value="0.212824299931526" calcext:value-type="float">
            <text:p>0.212824299931526</text:p>
          </table:table-cell>
          <table:table-cell office:value-type="float" office:value="0.319066017866135" calcext:value-type="float">
            <text:p>0.319066017866135</text:p>
          </table:table-cell>
          <table:table-cell office:value-type="float" office:value="0.362201422452927" calcext:value-type="float">
            <text:p>0.362201422452927</text:p>
          </table:table-cell>
          <table:table-cell table:formula="of:=AVERAGE([.A23:.C23])" office:value-type="float" office:value="0.298030580083529" calcext:value-type="float">
            <text:p>0.298030580083529</text:p>
          </table:table-cell>
          <table:table-cell/>
          <table:table-cell office:value-type="float" office:value="0.22033679485321" calcext:value-type="float">
            <text:p>0.22033679485321</text:p>
          </table:table-cell>
          <table:table-cell office:value-type="float" office:value="0.259232372045517" calcext:value-type="float">
            <text:p>0.259232372045517</text:p>
          </table:table-cell>
          <table:table-cell office:value-type="float" office:value="0.328383147716522" calcext:value-type="float">
            <text:p>0.328383147716522</text:p>
          </table:table-cell>
          <table:table-cell table:formula="of:=AVERAGE([.F23:.H23])" office:value-type="float" office:value="0.269317438205083" calcext:value-type="float">
            <text:p>0.269317438205083</text:p>
          </table:table-cell>
          <table:table-cell/>
          <table:table-cell office:value-type="float" office:value="0.228533953428268" calcext:value-type="float">
            <text:p>0.228533953428268</text:p>
          </table:table-cell>
          <table:table-cell office:value-type="float" office:value="0.287661701440811" calcext:value-type="float">
            <text:p>0.287661701440811</text:p>
          </table:table-cell>
          <table:table-cell office:value-type="float" office:value="0.353226214647293" calcext:value-type="float">
            <text:p>0.353226214647293</text:p>
          </table:table-cell>
          <table:table-cell table:formula="of:=AVERAGE([.K23:.M23])" office:value-type="float" office:value="0.289807289838791" calcext:value-type="float">
            <text:p>0.289807289838791</text:p>
          </table:table-cell>
          <table:table-cell/>
          <table:table-cell office:value-type="float" office:value="0.218419924378395" calcext:value-type="float">
            <text:p>0.218419924378395</text:p>
          </table:table-cell>
          <table:table-cell office:value-type="float" office:value="0.280258476734161" calcext:value-type="float">
            <text:p>0.280258476734161</text:p>
          </table:table-cell>
          <table:table-cell office:value-type="float" office:value="0.348674058914185" calcext:value-type="float">
            <text:p>0.348674058914185</text:p>
          </table:table-cell>
          <table:table-cell table:formula="of:=AVERAGE([.P23:.R23])" office:value-type="float" office:value="0.282450820008914" calcext:value-type="float">
            <text:p>0.282450820008914</text:p>
          </table:table-cell>
          <table:table-cell/>
          <table:table-cell office:value-type="float" office:value="0.218181073665619" calcext:value-type="float">
            <text:p>0.218181073665619</text:p>
          </table:table-cell>
          <table:table-cell office:value-type="float" office:value="0.323719590902328" calcext:value-type="float">
            <text:p>0.323719590902328</text:p>
          </table:table-cell>
          <table:table-cell office:value-type="float" office:value="0.370746821165085" calcext:value-type="float">
            <text:p>0.370746821165085</text:p>
          </table:table-cell>
          <table:table-cell table:formula="of:=AVERAGE([.U23:.W23])" office:value-type="float" office:value="0.304215828577677" calcext:value-type="float">
            <text:p>0.304215828577677</text:p>
          </table:table-cell>
          <table:table-cell table:number-columns-repeated="1000"/>
        </table:table-row>
        <table:table-row table:style-name="ro1">
          <table:table-cell office:value-type="float" office:value="0.218751505017281" calcext:value-type="float">
            <text:p>0.218751505017281</text:p>
          </table:table-cell>
          <table:table-cell office:value-type="float" office:value="0.298566192388535" calcext:value-type="float">
            <text:p>0.298566192388535</text:p>
          </table:table-cell>
          <table:table-cell office:value-type="float" office:value="0.353575080633163" calcext:value-type="float">
            <text:p>0.353575080633163</text:p>
          </table:table-cell>
          <table:table-cell table:formula="of:=AVERAGE([.A24:.C24])" office:value-type="float" office:value="0.29029759267966" calcext:value-type="float">
            <text:p>0.29029759267966</text:p>
          </table:table-cell>
          <table:table-cell/>
          <table:table-cell office:value-type="float" office:value="0.22925440967083" calcext:value-type="float">
            <text:p>0.22925440967083</text:p>
          </table:table-cell>
          <table:table-cell office:value-type="float" office:value="0.26069301366806" calcext:value-type="float">
            <text:p>0.26069301366806</text:p>
          </table:table-cell>
          <table:table-cell office:value-type="float" office:value="0.341011077165604" calcext:value-type="float">
            <text:p>0.341011077165604</text:p>
          </table:table-cell>
          <table:table-cell table:formula="of:=AVERAGE([.F24:.H24])" office:value-type="float" office:value="0.276986166834831" calcext:value-type="float">
            <text:p>0.276986166834831</text:p>
          </table:table-cell>
          <table:table-cell/>
          <table:table-cell office:value-type="float" office:value="0.228358149528503" calcext:value-type="float">
            <text:p>0.228358149528503</text:p>
          </table:table-cell>
          <table:table-cell office:value-type="float" office:value="0.289479196071625" calcext:value-type="float">
            <text:p>0.289479196071625</text:p>
          </table:table-cell>
          <table:table-cell office:value-type="float" office:value="0.353798359632492" calcext:value-type="float">
            <text:p>0.353798359632492</text:p>
          </table:table-cell>
          <table:table-cell table:formula="of:=AVERAGE([.K24:.M24])" office:value-type="float" office:value="0.29054523507754" calcext:value-type="float">
            <text:p>0.29054523507754</text:p>
          </table:table-cell>
          <table:table-cell/>
          <table:table-cell office:value-type="float" office:value="0.213626727461815" calcext:value-type="float">
            <text:p>0.213626727461815</text:p>
          </table:table-cell>
          <table:table-cell office:value-type="float" office:value="0.292104721069336" calcext:value-type="float">
            <text:p>0.292104721069336</text:p>
          </table:table-cell>
          <table:table-cell office:value-type="float" office:value="0.352795660495758" calcext:value-type="float">
            <text:p>0.352795660495758</text:p>
          </table:table-cell>
          <table:table-cell table:formula="of:=AVERAGE([.P24:.R24])" office:value-type="float" office:value="0.28617570300897" calcext:value-type="float">
            <text:p>0.28617570300897</text:p>
          </table:table-cell>
          <table:table-cell/>
          <table:table-cell office:value-type="float" office:value="0.219344109296799" calcext:value-type="float">
            <text:p>0.219344109296799</text:p>
          </table:table-cell>
          <table:table-cell office:value-type="float" office:value="0.279474794864655" calcext:value-type="float">
            <text:p>0.279474794864655</text:p>
          </table:table-cell>
          <table:table-cell office:value-type="float" office:value="0.368593007326126" calcext:value-type="float">
            <text:p>0.368593007326126</text:p>
          </table:table-cell>
          <table:table-cell table:formula="of:=AVERAGE([.U24:.W24])" office:value-type="float" office:value="0.289137303829193" calcext:value-type="float">
            <text:p>0.289137303829193</text:p>
          </table:table-cell>
          <table:table-cell table:number-columns-repeated="1000"/>
        </table:table-row>
        <table:table-row table:style-name="ro1">
          <table:table-cell office:value-type="float" office:value="0.213925734162331" calcext:value-type="float">
            <text:p>0.213925734162331</text:p>
          </table:table-cell>
          <table:table-cell office:value-type="float" office:value="0.28666940331459" calcext:value-type="float">
            <text:p>0.28666940331459</text:p>
          </table:table-cell>
          <table:table-cell office:value-type="float" office:value="0.352199614048004" calcext:value-type="float">
            <text:p>0.352199614048004</text:p>
          </table:table-cell>
          <table:table-cell table:formula="of:=AVERAGE([.A25:.C25])" office:value-type="float" office:value="0.284264917174975" calcext:value-type="float">
            <text:p>0.284264917174975</text:p>
          </table:table-cell>
          <table:table-cell/>
          <table:table-cell office:value-type="float" office:value="0.220844879746437" calcext:value-type="float">
            <text:p>0.220844879746437</text:p>
          </table:table-cell>
          <table:table-cell office:value-type="float" office:value="0.261593788862228" calcext:value-type="float">
            <text:p>0.261593788862228</text:p>
          </table:table-cell>
          <table:table-cell office:value-type="float" office:value="0.331928908824921" calcext:value-type="float">
            <text:p>0.331928908824921</text:p>
          </table:table-cell>
          <table:table-cell table:formula="of:=AVERAGE([.F25:.H25])" office:value-type="float" office:value="0.271455859144529" calcext:value-type="float">
            <text:p>0.271455859144529</text:p>
          </table:table-cell>
          <table:table-cell/>
          <table:table-cell office:value-type="float" office:value="0.221672385931015" calcext:value-type="float">
            <text:p>0.221672385931015</text:p>
          </table:table-cell>
          <table:table-cell office:value-type="float" office:value="0.259976297616959" calcext:value-type="float">
            <text:p>0.259976297616959</text:p>
          </table:table-cell>
          <table:table-cell office:value-type="float" office:value="0.305664509534836" calcext:value-type="float">
            <text:p>0.305664509534836</text:p>
          </table:table-cell>
          <table:table-cell table:formula="of:=AVERAGE([.K25:.M25])" office:value-type="float" office:value="0.262437731027603" calcext:value-type="float">
            <text:p>0.262437731027603</text:p>
          </table:table-cell>
          <table:table-cell/>
          <table:table-cell office:value-type="float" office:value="0.217360153794289" calcext:value-type="float">
            <text:p>0.217360153794289</text:p>
          </table:table-cell>
          <table:table-cell office:value-type="float" office:value="0.28394627571106" calcext:value-type="float">
            <text:p>0.28394627571106</text:p>
          </table:table-cell>
          <table:table-cell office:value-type="float" office:value="0.348896622657776" calcext:value-type="float">
            <text:p>0.348896622657776</text:p>
          </table:table-cell>
          <table:table-cell table:formula="of:=AVERAGE([.P25:.R25])" office:value-type="float" office:value="0.283401017387708" calcext:value-type="float">
            <text:p>0.283401017387708</text:p>
          </table:table-cell>
          <table:table-cell/>
          <table:table-cell office:value-type="float" office:value="0.213135838508606" calcext:value-type="float">
            <text:p>0.213135838508606</text:p>
          </table:table-cell>
          <table:table-cell office:value-type="float" office:value="0.325265794992447" calcext:value-type="float">
            <text:p>0.325265794992447</text:p>
          </table:table-cell>
          <table:table-cell office:value-type="float" office:value="0.377243846654892" calcext:value-type="float">
            <text:p>0.377243846654892</text:p>
          </table:table-cell>
          <table:table-cell table:formula="of:=AVERAGE([.U25:.W25])" office:value-type="float" office:value="0.305215160051982" calcext:value-type="float">
            <text:p>0.305215160051982</text:p>
          </table:table-cell>
          <table:table-cell table:number-columns-repeated="1000"/>
        </table:table-row>
        <table:table-row table:style-name="ro1">
          <table:table-cell office:value-type="float" office:value="0.21769081056118" calcext:value-type="float">
            <text:p>0.21769081056118</text:p>
          </table:table-cell>
          <table:table-cell office:value-type="float" office:value="0.292763948440552" calcext:value-type="float">
            <text:p>0.292763948440552</text:p>
          </table:table-cell>
          <table:table-cell office:value-type="float" office:value="0.349905788898468" calcext:value-type="float">
            <text:p>0.349905788898468</text:p>
          </table:table-cell>
          <table:table-cell table:formula="of:=AVERAGE([.A26:.C26])" office:value-type="float" office:value="0.286786849300067" calcext:value-type="float">
            <text:p>0.286786849300067</text:p>
          </table:table-cell>
          <table:table-cell/>
          <table:table-cell office:value-type="float" office:value="0.220461547374725" calcext:value-type="float">
            <text:p>0.220461547374725</text:p>
          </table:table-cell>
          <table:table-cell office:value-type="float" office:value="0.285113573074341" calcext:value-type="float">
            <text:p>0.285113573074341</text:p>
          </table:table-cell>
          <table:table-cell office:value-type="float" office:value="0.343709200620651" calcext:value-type="float">
            <text:p>0.343709200620651</text:p>
          </table:table-cell>
          <table:table-cell table:formula="of:=AVERAGE([.F26:.H26])" office:value-type="float" office:value="0.283094773689906" calcext:value-type="float">
            <text:p>0.283094773689906</text:p>
          </table:table-cell>
          <table:table-cell/>
          <table:table-cell office:value-type="float" office:value="0.230810075998306" calcext:value-type="float">
            <text:p>0.230810075998306</text:p>
          </table:table-cell>
          <table:table-cell office:value-type="float" office:value="0.289712011814117" calcext:value-type="float">
            <text:p>0.289712011814117</text:p>
          </table:table-cell>
          <table:table-cell office:value-type="float" office:value="0.356005847454071" calcext:value-type="float">
            <text:p>0.356005847454071</text:p>
          </table:table-cell>
          <table:table-cell table:formula="of:=AVERAGE([.K26:.M26])" office:value-type="float" office:value="0.292175978422165" calcext:value-type="float">
            <text:p>0.292175978422165</text:p>
          </table:table-cell>
          <table:table-cell/>
          <table:table-cell office:value-type="float" office:value="0.218754217028618" calcext:value-type="float">
            <text:p>0.218754217028618</text:p>
          </table:table-cell>
          <table:table-cell office:value-type="float" office:value="0.280775129795074" calcext:value-type="float">
            <text:p>0.280775129795074</text:p>
          </table:table-cell>
          <table:table-cell office:value-type="float" office:value="0.345715075731277" calcext:value-type="float">
            <text:p>0.345715075731277</text:p>
          </table:table-cell>
          <table:table-cell table:formula="of:=AVERAGE([.P26:.R26])" office:value-type="float" office:value="0.281748140851656" calcext:value-type="float">
            <text:p>0.281748140851656</text:p>
          </table:table-cell>
          <table:table-cell/>
          <table:table-cell office:value-type="float" office:value="0.213063508272171" calcext:value-type="float">
            <text:p>0.213063508272171</text:p>
          </table:table-cell>
          <table:table-cell office:value-type="float" office:value="0.312334090471268" calcext:value-type="float">
            <text:p>0.312334090471268</text:p>
          </table:table-cell>
          <table:table-cell office:value-type="float" office:value="0.371654808521271" calcext:value-type="float">
            <text:p>0.371654808521271</text:p>
          </table:table-cell>
          <table:table-cell table:formula="of:=AVERAGE([.U26:.W26])" office:value-type="float" office:value="0.299017469088237" calcext:value-type="float">
            <text:p>0.299017469088237</text:p>
          </table:table-cell>
          <table:table-cell table:number-columns-repeated="1000"/>
        </table:table-row>
        <table:table-row table:style-name="ro1">
          <table:table-cell office:value-type="float" office:value="0.201853886246681" calcext:value-type="float">
            <text:p>0.201853886246681</text:p>
          </table:table-cell>
          <table:table-cell office:value-type="float" office:value="0.296574473381042" calcext:value-type="float">
            <text:p>0.296574473381042</text:p>
          </table:table-cell>
          <table:table-cell office:value-type="float" office:value="0.350360006093979" calcext:value-type="float">
            <text:p>0.350360006093979</text:p>
          </table:table-cell>
          <table:table-cell table:formula="of:=AVERAGE([.A27:.C27])" office:value-type="float" office:value="0.282929455240567" calcext:value-type="float">
            <text:p>0.282929455240567</text:p>
          </table:table-cell>
          <table:table-cell/>
          <table:table-cell office:value-type="float" office:value="0.219201937317848" calcext:value-type="float">
            <text:p>0.219201937317848</text:p>
          </table:table-cell>
          <table:table-cell office:value-type="float" office:value="0.301494896411896" calcext:value-type="float">
            <text:p>0.301494896411896</text:p>
          </table:table-cell>
          <table:table-cell office:value-type="float" office:value="0.351877421140671" calcext:value-type="float">
            <text:p>0.351877421140671</text:p>
          </table:table-cell>
          <table:table-cell table:formula="of:=AVERAGE([.F27:.H27])" office:value-type="float" office:value="0.290858084956805" calcext:value-type="float">
            <text:p>0.290858084956805</text:p>
          </table:table-cell>
          <table:table-cell/>
          <table:table-cell office:value-type="float" office:value="0.229159116744995" calcext:value-type="float">
            <text:p>0.229159116744995</text:p>
          </table:table-cell>
          <table:table-cell office:value-type="float" office:value="0.28873348236084" calcext:value-type="float">
            <text:p>0.28873348236084</text:p>
          </table:table-cell>
          <table:table-cell office:value-type="float" office:value="0.354511827230453" calcext:value-type="float">
            <text:p>0.354511827230453</text:p>
          </table:table-cell>
          <table:table-cell table:formula="of:=AVERAGE([.K27:.M27])" office:value-type="float" office:value="0.290801475445429" calcext:value-type="float">
            <text:p>0.290801475445429</text:p>
          </table:table-cell>
          <table:table-cell/>
          <table:table-cell office:value-type="float" office:value="0.218364879488945" calcext:value-type="float">
            <text:p>0.218364879488945</text:p>
          </table:table-cell>
          <table:table-cell office:value-type="float" office:value="0.280282855033875" calcext:value-type="float">
            <text:p>0.280282855033875</text:p>
          </table:table-cell>
          <table:table-cell office:value-type="float" office:value="0.34874626994133" calcext:value-type="float">
            <text:p>0.34874626994133</text:p>
          </table:table-cell>
          <table:table-cell table:formula="of:=AVERAGE([.P27:.R27])" office:value-type="float" office:value="0.282464668154717" calcext:value-type="float">
            <text:p>0.282464668154717</text:p>
          </table:table-cell>
          <table:table-cell/>
          <table:table-cell office:value-type="float" office:value="0.221052825450897" calcext:value-type="float">
            <text:p>0.221052825450897</text:p>
          </table:table-cell>
          <table:table-cell office:value-type="float" office:value="0.286956578493118" calcext:value-type="float">
            <text:p>0.286956578493118</text:p>
          </table:table-cell>
          <table:table-cell office:value-type="float" office:value="0.355358958244324" calcext:value-type="float">
            <text:p>0.355358958244324</text:p>
          </table:table-cell>
          <table:table-cell table:formula="of:=AVERAGE([.U27:.W27])" office:value-type="float" office:value="0.28778945406278" calcext:value-type="float">
            <text:p>0.28778945406278</text:p>
          </table:table-cell>
          <table:table-cell table:number-columns-repeated="1000"/>
        </table:table-row>
        <table:table-row table:style-name="ro1">
          <table:table-cell office:value-type="float" office:value="0.21569336950779" calcext:value-type="float">
            <text:p>0.21569336950779</text:p>
          </table:table-cell>
          <table:table-cell office:value-type="float" office:value="0.294433057308197" calcext:value-type="float">
            <text:p>0.294433057308197</text:p>
          </table:table-cell>
          <table:table-cell office:value-type="float" office:value="0.34526339173317" calcext:value-type="float">
            <text:p>0.34526339173317</text:p>
          </table:table-cell>
          <table:table-cell table:formula="of:=AVERAGE([.A28:.C28])" office:value-type="float" office:value="0.285129939516386" calcext:value-type="float">
            <text:p>0.285129939516386</text:p>
          </table:table-cell>
          <table:table-cell/>
          <table:table-cell office:value-type="float" office:value="0.213791489601135" calcext:value-type="float">
            <text:p>0.213791489601135</text:p>
          </table:table-cell>
          <table:table-cell office:value-type="float" office:value="0.312758058309555" calcext:value-type="float">
            <text:p>0.312758058309555</text:p>
          </table:table-cell>
          <table:table-cell office:value-type="float" office:value="0.349973201751709" calcext:value-type="float">
            <text:p>0.349973201751709</text:p>
          </table:table-cell>
          <table:table-cell table:formula="of:=AVERAGE([.F28:.H28])" office:value-type="float" office:value="0.292174249887466" calcext:value-type="float">
            <text:p>0.292174249887466</text:p>
          </table:table-cell>
          <table:table-cell/>
          <table:table-cell office:value-type="float" office:value="0.229431450366974" calcext:value-type="float">
            <text:p>0.229431450366974</text:p>
          </table:table-cell>
          <table:table-cell office:value-type="float" office:value="0.290720194578171" calcext:value-type="float">
            <text:p>0.290720194578171</text:p>
          </table:table-cell>
          <table:table-cell office:value-type="float" office:value="0.354585349559784" calcext:value-type="float">
            <text:p>0.354585349559784</text:p>
          </table:table-cell>
          <table:table-cell table:formula="of:=AVERAGE([.K28:.M28])" office:value-type="float" office:value="0.29157899816831" calcext:value-type="float">
            <text:p>0.29157899816831</text:p>
          </table:table-cell>
          <table:table-cell/>
          <table:table-cell office:value-type="float" office:value="0.218361869454384" calcext:value-type="float">
            <text:p>0.218361869454384</text:p>
          </table:table-cell>
          <table:table-cell office:value-type="float" office:value="0.280562192201614" calcext:value-type="float">
            <text:p>0.280562192201614</text:p>
          </table:table-cell>
          <table:table-cell office:value-type="float" office:value="0.348716795444488" calcext:value-type="float">
            <text:p>0.348716795444488</text:p>
          </table:table-cell>
          <table:table-cell table:formula="of:=AVERAGE([.P28:.R28])" office:value-type="float" office:value="0.282546952366829" calcext:value-type="float">
            <text:p>0.282546952366829</text:p>
          </table:table-cell>
          <table:table-cell/>
          <table:table-cell office:value-type="float" office:value="0.229671135544777" calcext:value-type="float">
            <text:p>0.229671135544777</text:p>
          </table:table-cell>
          <table:table-cell office:value-type="float" office:value="0.289275050163269" calcext:value-type="float">
            <text:p>0.289275050163269</text:p>
          </table:table-cell>
          <table:table-cell office:value-type="float" office:value="0.344070762395859" calcext:value-type="float">
            <text:p>0.344070762395859</text:p>
          </table:table-cell>
          <table:table-cell table:formula="of:=AVERAGE([.U28:.W28])" office:value-type="float" office:value="0.287672316034635" calcext:value-type="float">
            <text:p>0.287672316034635</text:p>
          </table:table-cell>
          <table:table-cell table:number-columns-repeated="1000"/>
        </table:table-row>
        <table:table-row table:style-name="ro1">
          <table:table-cell office:value-type="float" office:value="0.209810927510262" calcext:value-type="float">
            <text:p>0.209810927510262</text:p>
          </table:table-cell>
          <table:table-cell office:value-type="float" office:value="0.326948493719101" calcext:value-type="float">
            <text:p>0.326948493719101</text:p>
          </table:table-cell>
          <table:table-cell office:value-type="float" office:value="0.37094920873642" calcext:value-type="float">
            <text:p>0.37094920873642</text:p>
          </table:table-cell>
          <table:table-cell table:formula="of:=AVERAGE([.A29:.C29])" office:value-type="float" office:value="0.302569543321928" calcext:value-type="float">
            <text:p>0.302569543321928</text:p>
          </table:table-cell>
          <table:table-cell/>
          <table:table-cell office:value-type="float" office:value="0.227270781993866" calcext:value-type="float">
            <text:p>0.227270781993866</text:p>
          </table:table-cell>
          <table:table-cell office:value-type="float" office:value="0.298691689968109" calcext:value-type="float">
            <text:p>0.298691689968109</text:p>
          </table:table-cell>
          <table:table-cell office:value-type="float" office:value="0.357964813709259" calcext:value-type="float">
            <text:p>0.357964813709259</text:p>
          </table:table-cell>
          <table:table-cell table:formula="of:=AVERAGE([.F29:.H29])" office:value-type="float" office:value="0.294642428557078" calcext:value-type="float">
            <text:p>0.294642428557078</text:p>
          </table:table-cell>
          <table:table-cell/>
          <table:table-cell office:value-type="float" office:value="0.231079757213593" calcext:value-type="float">
            <text:p>0.231079757213593</text:p>
          </table:table-cell>
          <table:table-cell office:value-type="float" office:value="0.287861317396164" calcext:value-type="float">
            <text:p>0.287861317396164</text:p>
          </table:table-cell>
          <table:table-cell office:value-type="float" office:value="0.351429224014282" calcext:value-type="float">
            <text:p>0.351429224014282</text:p>
          </table:table-cell>
          <table:table-cell table:formula="of:=AVERAGE([.K29:.M29])" office:value-type="float" office:value="0.29012343287468" calcext:value-type="float">
            <text:p>0.29012343287468</text:p>
          </table:table-cell>
          <table:table-cell/>
          <table:table-cell office:value-type="float" office:value="0.213637411594391" calcext:value-type="float">
            <text:p>0.213637411594391</text:p>
          </table:table-cell>
          <table:table-cell office:value-type="float" office:value="0.292106717824936" calcext:value-type="float">
            <text:p>0.292106717824936</text:p>
          </table:table-cell>
          <table:table-cell office:value-type="float" office:value="0.352790862321854" calcext:value-type="float">
            <text:p>0.352790862321854</text:p>
          </table:table-cell>
          <table:table-cell table:formula="of:=AVERAGE([.P29:.R29])" office:value-type="float" office:value="0.286178330580394" calcext:value-type="float">
            <text:p>0.286178330580394</text:p>
          </table:table-cell>
          <table:table-cell/>
          <table:table-cell office:value-type="float" office:value="0.220131933689117" calcext:value-type="float">
            <text:p>0.220131933689117</text:p>
          </table:table-cell>
          <table:table-cell office:value-type="float" office:value="0.296425879001617" calcext:value-type="float">
            <text:p>0.296425879001617</text:p>
          </table:table-cell>
          <table:table-cell office:value-type="float" office:value="0.360866755247116" calcext:value-type="float">
            <text:p>0.360866755247116</text:p>
          </table:table-cell>
          <table:table-cell table:formula="of:=AVERAGE([.U29:.W29])" office:value-type="float" office:value="0.292474855979283" calcext:value-type="float">
            <text:p>0.292474855979283</text:p>
          </table:table-cell>
          <table:table-cell table:number-columns-repeated="1000"/>
        </table:table-row>
        <table:table-row table:style-name="ro1">
          <table:table-cell table:style-name="ce6" office:value-type="float" office:value="0.212459042668343" calcext:value-type="float">
            <text:p>0.212459042668343</text:p>
          </table:table-cell>
          <table:table-cell table:style-name="ce6" office:value-type="float" office:value="0.32408207654953" calcext:value-type="float">
            <text:p>0.32408207654953</text:p>
          </table:table-cell>
          <table:table-cell table:style-name="ce6" office:value-type="float" office:value="0.368047177791595" calcext:value-type="float">
            <text:p>0.368047177791595</text:p>
          </table:table-cell>
          <table:table-cell table:formula="of:=AVERAGE([.A30:.C30])" office:value-type="float" office:value="0.301529432336489" calcext:value-type="float">
            <text:p>0.301529432336489</text:p>
          </table:table-cell>
          <table:table-cell table:style-name="ce6"/>
          <table:table-cell table:style-name="ce6" office:value-type="float" office:value="0.21455055475235" calcext:value-type="float">
            <text:p>0.21455055475235</text:p>
          </table:table-cell>
          <table:table-cell table:style-name="ce6" office:value-type="float" office:value="0.327057033777237" calcext:value-type="float">
            <text:p>0.327057033777237</text:p>
          </table:table-cell>
          <table:table-cell table:style-name="ce6" office:value-type="float" office:value="0.367750346660614" calcext:value-type="float">
            <text:p>0.367750346660614</text:p>
          </table:table-cell>
          <table:table-cell table:formula="of:=AVERAGE([.F30:.H30])" office:value-type="float" office:value="0.303119311730067" calcext:value-type="float">
            <text:p>0.303119311730067</text:p>
          </table:table-cell>
          <table:table-cell table:style-name="ce6"/>
          <table:table-cell table:style-name="ce6" office:value-type="float" office:value="0.228788182139397" calcext:value-type="float">
            <text:p>0.228788182139397</text:p>
          </table:table-cell>
          <table:table-cell table:style-name="ce6" office:value-type="float" office:value="0.283843547105789" calcext:value-type="float">
            <text:p>0.283843547105789</text:p>
          </table:table-cell>
          <table:table-cell table:style-name="ce6" office:value-type="float" office:value="0.358431249856949" calcext:value-type="float">
            <text:p>0.358431249856949</text:p>
          </table:table-cell>
          <table:table-cell table:formula="of:=AVERAGE([.K30:.M30])" office:value-type="float" office:value="0.290354326367378" calcext:value-type="float">
            <text:p>0.290354326367378</text:p>
          </table:table-cell>
          <table:table-cell table:style-name="ce6"/>
          <table:table-cell table:style-name="ce6" office:value-type="float" office:value="0.218189910054207" calcext:value-type="float">
            <text:p>0.218189910054207</text:p>
          </table:table-cell>
          <table:table-cell table:style-name="ce6" office:value-type="float" office:value="0.277600765228271" calcext:value-type="float">
            <text:p>0.277600765228271</text:p>
          </table:table-cell>
          <table:table-cell table:style-name="ce6" office:value-type="float" office:value="0.348532527685165" calcext:value-type="float">
            <text:p>0.348532527685165</text:p>
          </table:table-cell>
          <table:table-cell table:formula="of:=AVERAGE([.P30:.R30])" office:value-type="float" office:value="0.281441067655881" calcext:value-type="float">
            <text:p>0.281441067655881</text:p>
          </table:table-cell>
          <table:table-cell table:style-name="ce6"/>
          <table:table-cell table:style-name="ce6" office:value-type="float" office:value="0.212757349014282" calcext:value-type="float">
            <text:p>0.212757349014282</text:p>
          </table:table-cell>
          <table:table-cell table:style-name="ce6" office:value-type="float" office:value="0.301958680152893" calcext:value-type="float">
            <text:p>0.301958680152893</text:p>
          </table:table-cell>
          <table:table-cell table:style-name="ce6" office:value-type="float" office:value="0.363673359155655" calcext:value-type="float">
            <text:p>0.363673359155655</text:p>
          </table:table-cell>
          <table:table-cell table:formula="of:=AVERAGE([.U30:.W30])" office:value-type="float" office:value="0.292796462774277" calcext:value-type="float">
            <text:p>0.292796462774277</text:p>
          </table:table-cell>
          <table:table-cell table:style-name="ce6" table:number-columns-repeated="40"/>
          <table:table-cell table:number-columns-repeated="960"/>
        </table:table-row>
        <table:table-row table:style-name="ro1">
          <table:table-cell table:style-name="ce5" table:formula="of:=AVERAGE([.A11:.A30])" office:value-type="float" office:value="0.211545784771442" calcext:value-type="float">
            <text:p>0.211545784771442</text:p>
          </table:table-cell>
          <table:table-cell table:style-name="ce5" table:formula="of:=AVERAGE([.B11:.B30])" office:value-type="float" office:value="0.302699795365334" calcext:value-type="float">
            <text:p>0.302699795365334</text:p>
          </table:table-cell>
          <table:table-cell table:style-name="ce5" table:formula="of:=AVERAGE([.C11:.C30])" office:value-type="float" office:value="0.3511125177145" calcext:value-type="float">
            <text:p>0.3511125177145</text:p>
          </table:table-cell>
          <table:table-cell table:style-name="ce5" table:formula="of:=AVERAGE([.D11:.D30])" office:value-type="float" office:value="0.288452699283759" calcext:value-type="float">
            <text:p>0.288452699283759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F11:.F30])" office:value-type="float" office:value="0.218147304654121" calcext:value-type="float">
            <text:p>0.218147304654121</text:p>
          </table:table-cell>
          <table:table-cell table:style-name="ce5" table:formula="of:=AVERAGE([.G11:.G30])" office:value-type="float" office:value="0.293014130741358" calcext:value-type="float">
            <text:p>0.293014130741358</text:p>
          </table:table-cell>
          <table:table-cell table:style-name="ce5" table:formula="of:=AVERAGE([.H11:.H30])" office:value-type="float" office:value="0.349991622567177" calcext:value-type="float">
            <text:p>0.349991622567177</text:p>
          </table:table-cell>
          <table:table-cell table:style-name="ce5" table:formula="of:=AVERAGE([.I11:.I30])" office:value-type="float" office:value="0.287051019320885" calcext:value-type="float">
            <text:p>0.287051019320885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K11:.K30])" office:value-type="float" office:value="0.226343578845262" calcext:value-type="float">
            <text:p>0.226343578845262</text:p>
          </table:table-cell>
          <table:table-cell table:style-name="ce5" table:formula="of:=AVERAGE([.L11:.L30])" office:value-type="float" office:value="0.279090990126133" calcext:value-type="float">
            <text:p>0.279090990126133</text:p>
          </table:table-cell>
          <table:table-cell table:style-name="ce5" table:formula="of:=AVERAGE([.M11:.M30])" office:value-type="float" office:value="0.349259261786938" calcext:value-type="float">
            <text:p>0.349259261786938</text:p>
          </table:table-cell>
          <table:table-cell table:style-name="ce5" table:formula="of:=AVERAGE([.N11:.N30])" office:value-type="float" office:value="0.284897943586111" calcext:value-type="float">
            <text:p>0.284897943586111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P11:.P30])" office:value-type="float" office:value="0.217977380007505" calcext:value-type="float">
            <text:p>0.217977380007505</text:p>
          </table:table-cell>
          <table:table-cell table:style-name="ce5" table:formula="of:=AVERAGE([.Q11:.Q30])" office:value-type="float" office:value="0.284428915381432" calcext:value-type="float">
            <text:p>0.284428915381432</text:p>
          </table:table-cell>
          <table:table-cell table:style-name="ce5" table:formula="of:=AVERAGE([.R11:.R30])" office:value-type="float" office:value="0.34978738874197" calcext:value-type="float">
            <text:p>0.34978738874197</text:p>
          </table:table-cell>
          <table:table-cell table:style-name="ce5" table:formula="of:=AVERAGE([.S11:.S30])" office:value-type="float" office:value="0.284064561376969" calcext:value-type="float">
            <text:p>0.284064561376969</text:p>
          </table:table-cell>
          <table:table-cell table:style-name="ce5" office:value-type="string" calcext:value-type="string">
            <text:p>Mean</text:p>
          </table:table-cell>
          <table:table-cell table:style-name="ce5" table:formula="of:=AVERAGE([.U11:.U30])" office:value-type="float" office:value="0.219767884165048" calcext:value-type="float">
            <text:p>0.219767884165048</text:p>
          </table:table-cell>
          <table:table-cell table:style-name="ce5" table:formula="of:=AVERAGE([.V11:.V30])" office:value-type="float" office:value="0.300402283668518" calcext:value-type="float">
            <text:p>0.300402283668518</text:p>
          </table:table-cell>
          <table:table-cell table:style-name="ce5" table:formula="of:=AVERAGE([.W11:.W30])" office:value-type="float" office:value="0.360242466628551" calcext:value-type="float">
            <text:p>0.360242466628551</text:p>
          </table:table-cell>
          <table:table-cell table:style-name="ce5" table:formula="of:=AVERAGE([.X11:.X30])" office:value-type="float" office:value="0.293470878154039" calcext:value-type="float">
            <text:p>0.293470878154039</text:p>
          </table:table-cell>
          <table:table-cell table:style-name="ce5" office:value-type="string" calcext:value-type="string">
            <text:p>Mean</text:p>
          </table:table-cell>
          <table:table-cell table:style-name="ce5" table:number-columns-repeated="39"/>
          <table:table-cell table:number-columns-repeated="960"/>
        </table:table-row>
        <table:table-row table:style-name="ro1">
          <table:table-cell office:value-type="float" office:value="0.213999629020691" calcext:value-type="float">
            <text:p>0.213999629020691</text:p>
          </table:table-cell>
          <table:table-cell office:value-type="float" office:value="0.320627868175507" calcext:value-type="float">
            <text:p>0.320627868175507</text:p>
          </table:table-cell>
          <table:table-cell office:value-type="float" office:value="0.370468288660049" calcext:value-type="float">
            <text:p>0.370468288660049</text:p>
          </table:table-cell>
          <table:table-cell table:number-columns-repeated="7"/>
          <table:table-cell office:value-type="float" office:value="0.222392380237579" calcext:value-type="float">
            <text:p>0.222392380237579</text:p>
          </table:table-cell>
          <table:table-cell office:value-type="float" office:value="0.250290721654892" calcext:value-type="float">
            <text:p>0.250290721654892</text:p>
          </table:table-cell>
          <table:table-cell office:value-type="float" office:value="0.29772275686264" calcext:value-type="float">
            <text:p>0.29772275686264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pAA136+WE</text:p>
          </table:table-cell>
          <table:table-cell table:number-columns-repeated="4"/>
          <table:table-cell office:value-type="string" calcext:value-type="string">
            <text:p>pAA136+word2vec</text:p>
          </table:table-cell>
          <table:table-cell table:number-columns-repeated="4"/>
          <table:table-cell office:value-type="string" calcext:value-type="string">
            <text:p>py136+GloVe</text:p>
          </table:table-cell>
          <table:table-cell table:number-columns-repeated="4"/>
          <table:table-cell office:value-type="string" calcext:value-type="string">
            <text:p>paa136+FastText</text:p>
          </table:table-cell>
          <table:table-cell table:number-columns-repeated="4"/>
          <table:table-cell office:value-type="string" calcext:value-type="string">
            <text:p>paa136+BER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0"/>
        </table:table-row>
        <table:table-row table:style-name="ro1">
          <table:table-cell office:value-type="float" office:value="0.273014008998871" calcext:value-type="float">
            <text:p>0.273014008998871</text:p>
          </table:table-cell>
          <table:table-cell office:value-type="float" office:value="0.585258066654205" calcext:value-type="float">
            <text:p>0.585258066654205</text:p>
          </table:table-cell>
          <table:table-cell office:value-type="float" office:value="0.434269726276398" calcext:value-type="float">
            <text:p>0.434269726276398</text:p>
          </table:table-cell>
          <table:table-cell table:formula="of:=AVERAGE([.A41:.C41])" office:value-type="float" office:value="0.430847267309825" calcext:value-type="float">
            <text:p>0.430847267309825</text:p>
          </table:table-cell>
          <table:table-cell/>
          <table:table-cell office:value-type="float" office:value="0.278427541255951" calcext:value-type="float">
            <text:p>0.278427541255951</text:p>
          </table:table-cell>
          <table:table-cell office:value-type="float" office:value="0.567328333854675" calcext:value-type="float">
            <text:p>0.567328333854675</text:p>
          </table:table-cell>
          <table:table-cell office:value-type="float" office:value="0.4556904733181" calcext:value-type="float">
            <text:p>0.4556904733181</text:p>
          </table:table-cell>
          <table:table-cell table:formula="of:=AVERAGE([.F41:.H41])" office:value-type="float" office:value="0.433815449476242" calcext:value-type="float">
            <text:p>0.433815449476242</text:p>
          </table:table-cell>
          <table:table-cell/>
          <table:table-cell office:value-type="float" office:value="0.279371827840805" calcext:value-type="float">
            <text:p>0.279371827840805</text:p>
          </table:table-cell>
          <table:table-cell office:value-type="float" office:value="0.572523057460785" calcext:value-type="float">
            <text:p>0.572523057460785</text:p>
          </table:table-cell>
          <table:table-cell office:value-type="float" office:value="0.465637385845184" calcext:value-type="float">
            <text:p>0.465637385845184</text:p>
          </table:table-cell>
          <table:table-cell table:formula="of:=AVERAGE([.K41:.M41])" office:value-type="float" office:value="0.439177423715591" calcext:value-type="float">
            <text:p>0.439177423715591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02866364" calcext:value-type="float">
            <text:p>0.608451902866364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41:.R41])" office:value-type="float" office:value="0.45811927318573" calcext:value-type="float">
            <text:p>0.45811927318573</text:p>
          </table:table-cell>
          <table:table-cell/>
          <table:table-cell office:value-type="float" office:value="0.273440986871719" calcext:value-type="float">
            <text:p>0.273440986871719</text:p>
          </table:table-cell>
          <table:table-cell office:value-type="float" office:value="0.597199678421021" calcext:value-type="float">
            <text:p>0.597199678421021</text:p>
          </table:table-cell>
          <table:table-cell office:value-type="float" office:value="0.485680937767029" calcext:value-type="float">
            <text:p>0.485680937767029</text:p>
          </table:table-cell>
          <table:table-cell table:formula="of:=AVERAGE([.U41:.W41])" office:value-type="float" office:value="0.452107201019923" calcext:value-type="float">
            <text:p>0.452107201019923</text:p>
          </table:table-cell>
          <table:table-cell table:number-columns-repeated="1000"/>
        </table:table-row>
        <table:table-row table:style-name="ro1">
          <table:table-cell office:value-type="float" office:value="0.149773225188255" calcext:value-type="float">
            <text:p>0.149773225188255</text:p>
          </table:table-cell>
          <table:table-cell office:value-type="float" office:value="0.530812561511993" calcext:value-type="float">
            <text:p>0.530812561511993</text:p>
          </table:table-cell>
          <table:table-cell office:value-type="float" office:value="0.453814566135407" calcext:value-type="float">
            <text:p>0.453814566135407</text:p>
          </table:table-cell>
          <table:table-cell table:formula="of:=AVERAGE([.A42:.C42])" office:value-type="float" office:value="0.378133450945218" calcext:value-type="float">
            <text:p>0.378133450945218</text:p>
          </table:table-cell>
          <table:table-cell/>
          <table:table-cell office:value-type="float" office:value="0.284627348184586" calcext:value-type="float">
            <text:p>0.284627348184586</text:p>
          </table:table-cell>
          <table:table-cell office:value-type="float" office:value="0.577461779117584" calcext:value-type="float">
            <text:p>0.577461779117584</text:p>
          </table:table-cell>
          <table:table-cell office:value-type="float" office:value="0.458597332239151" calcext:value-type="float">
            <text:p>0.458597332239151</text:p>
          </table:table-cell>
          <table:table-cell table:formula="of:=AVERAGE([.F42:.H42])" office:value-type="float" office:value="0.440228819847107" calcext:value-type="float">
            <text:p>0.440228819847107</text:p>
          </table:table-cell>
          <table:table-cell/>
          <table:table-cell office:value-type="float" office:value="0.291846424341202" calcext:value-type="float">
            <text:p>0.291846424341202</text:p>
          </table:table-cell>
          <table:table-cell office:value-type="float" office:value="0.576720416545868" calcext:value-type="float">
            <text:p>0.576720416545868</text:p>
          </table:table-cell>
          <table:table-cell office:value-type="float" office:value="0.467481225728989" calcext:value-type="float">
            <text:p>0.467481225728989</text:p>
          </table:table-cell>
          <table:table-cell table:formula="of:=AVERAGE([.K42:.M42])" office:value-type="float" office:value="0.445349355538686" calcext:value-type="float">
            <text:p>0.445349355538686</text:p>
          </table:table-cell>
          <table:table-cell/>
          <table:table-cell office:value-type="float" office:value="0.271597653627396" calcext:value-type="float">
            <text:p>0.271597653627396</text:p>
          </table:table-cell>
          <table:table-cell office:value-type="float" office:value="0.59842175245285" calcext:value-type="float">
            <text:p>0.59842175245285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2:.R42])" office:value-type="float" office:value="0.450343896945318" calcext:value-type="float">
            <text:p>0.450343896945318</text:p>
          </table:table-cell>
          <table:table-cell/>
          <table:table-cell office:value-type="float" office:value="0.283899426460266" calcext:value-type="float">
            <text:p>0.283899426460266</text:p>
          </table:table-cell>
          <table:table-cell office:value-type="float" office:value="0.608421564102173" calcext:value-type="float">
            <text:p>0.608421564102173</text:p>
          </table:table-cell>
          <table:table-cell office:value-type="float" office:value="0.482169061899185" calcext:value-type="float">
            <text:p>0.482169061899185</text:p>
          </table:table-cell>
          <table:table-cell table:formula="of:=AVERAGE([.U42:.W42])" office:value-type="float" office:value="0.458163350820541" calcext:value-type="float">
            <text:p>0.458163350820541</text:p>
          </table:table-cell>
          <table:table-cell table:number-columns-repeated="1000"/>
        </table:table-row>
        <table:table-row table:style-name="ro1">
          <table:table-cell office:value-type="float" office:value="0.254989147186279" calcext:value-type="float">
            <text:p>0.254989147186279</text:p>
          </table:table-cell>
          <table:table-cell office:value-type="float" office:value="0.576758742332459" calcext:value-type="float">
            <text:p>0.576758742332459</text:p>
          </table:table-cell>
          <table:table-cell office:value-type="float" office:value="0.4513079226017" calcext:value-type="float">
            <text:p>0.4513079226017</text:p>
          </table:table-cell>
          <table:table-cell table:formula="of:=AVERAGE([.A43:.C43])" office:value-type="float" office:value="0.427685270706813" calcext:value-type="float">
            <text:p>0.427685270706813</text:p>
          </table:table-cell>
          <table:table-cell/>
          <table:table-cell office:value-type="float" office:value="0.281818419694901" calcext:value-type="float">
            <text:p>0.281818419694901</text:p>
          </table:table-cell>
          <table:table-cell office:value-type="float" office:value="0.562613248825073" calcext:value-type="float">
            <text:p>0.562613248825073</text:p>
          </table:table-cell>
          <table:table-cell office:value-type="float" office:value="0.457799017429352" calcext:value-type="float">
            <text:p>0.457799017429352</text:p>
          </table:table-cell>
          <table:table-cell table:formula="of:=AVERAGE([.F43:.H43])" office:value-type="float" office:value="0.434076895316442" calcext:value-type="float">
            <text:p>0.434076895316442</text:p>
          </table:table-cell>
          <table:table-cell/>
          <table:table-cell office:value-type="float" office:value="0.282647967338562" calcext:value-type="float">
            <text:p>0.282647967338562</text:p>
          </table:table-cell>
          <table:table-cell office:value-type="float" office:value="0.588102877140045" calcext:value-type="float">
            <text:p>0.588102877140045</text:p>
          </table:table-cell>
          <table:table-cell office:value-type="float" office:value="0.473894000053406" calcext:value-type="float">
            <text:p>0.473894000053406</text:p>
          </table:table-cell>
          <table:table-cell table:formula="of:=AVERAGE([.K43:.M43])" office:value-type="float" office:value="0.448214948177338" calcext:value-type="float">
            <text:p>0.448214948177338</text:p>
          </table:table-cell>
          <table:table-cell/>
          <table:table-cell office:value-type="float" office:value="0.271597623825073" calcext:value-type="float">
            <text:p>0.271597623825073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3:.R43])" office:value-type="float" office:value="0.450343867142995" calcext:value-type="float">
            <text:p>0.450343867142995</text:p>
          </table:table-cell>
          <table:table-cell/>
          <table:table-cell office:value-type="float" office:value="0.280455082654953" calcext:value-type="float">
            <text:p>0.280455082654953</text:p>
          </table:table-cell>
          <table:table-cell office:value-type="float" office:value="0.612903714179993" calcext:value-type="float">
            <text:p>0.612903714179993</text:p>
          </table:table-cell>
          <table:table-cell office:value-type="float" office:value="0.478642821311951" calcext:value-type="float">
            <text:p>0.478642821311951</text:p>
          </table:table-cell>
          <table:table-cell table:formula="of:=AVERAGE([.U43:.W43])" office:value-type="float" office:value="0.457333872715632" calcext:value-type="float">
            <text:p>0.457333872715632</text:p>
          </table:table-cell>
          <table:table-cell table:number-columns-repeated="1000"/>
        </table:table-row>
        <table:table-row table:style-name="ro1">
          <table:table-cell office:value-type="float" office:value="0.260123491287231" calcext:value-type="float">
            <text:p>0.260123491287231</text:p>
          </table:table-cell>
          <table:table-cell office:value-type="float" office:value="0.592716813087463" calcext:value-type="float">
            <text:p>0.592716813087463</text:p>
          </table:table-cell>
          <table:table-cell office:value-type="float" office:value="0.442524880170822" calcext:value-type="float">
            <text:p>0.442524880170822</text:p>
          </table:table-cell>
          <table:table-cell table:formula="of:=AVERAGE([.A44:.C44])" office:value-type="float" office:value="0.431788394848505" calcext:value-type="float">
            <text:p>0.431788394848505</text:p>
          </table:table-cell>
          <table:table-cell/>
          <table:table-cell office:value-type="float" office:value="0.301380932331085" calcext:value-type="float">
            <text:p>0.301380932331085</text:p>
          </table:table-cell>
          <table:table-cell office:value-type="float" office:value="0.603640973567963" calcext:value-type="float">
            <text:p>0.603640973567963</text:p>
          </table:table-cell>
          <table:table-cell office:value-type="float" office:value="0.485389649868012" calcext:value-type="float">
            <text:p>0.485389649868012</text:p>
          </table:table-cell>
          <table:table-cell table:formula="of:=AVERAGE([.F44:.H44])" office:value-type="float" office:value="0.46347051858902" calcext:value-type="float">
            <text:p>0.46347051858902</text:p>
          </table:table-cell>
          <table:table-cell/>
          <table:table-cell office:value-type="float" office:value="0.282622456550598" calcext:value-type="float">
            <text:p>0.282622456550598</text:p>
          </table:table-cell>
          <table:table-cell office:value-type="float" office:value="0.569738805294037" calcext:value-type="float">
            <text:p>0.569738805294037</text:p>
          </table:table-cell>
          <table:table-cell office:value-type="float" office:value="0.469639509916306" calcext:value-type="float">
            <text:p>0.469639509916306</text:p>
          </table:table-cell>
          <table:table-cell table:formula="of:=AVERAGE([.K44:.M44])" office:value-type="float" office:value="0.440666923920314" calcext:value-type="float">
            <text:p>0.440666923920314</text:p>
          </table:table-cell>
          <table:table-cell/>
          <table:table-cell office:value-type="float" office:value="0.283920139074326" calcext:value-type="float">
            <text:p>0.283920139074326</text:p>
          </table:table-cell>
          <table:table-cell office:value-type="float" office:value="0.605348825454712" calcext:value-type="float">
            <text:p>0.605348825454712</text:p>
          </table:table-cell>
          <table:table-cell office:value-type="float" office:value="0.470739513635635" calcext:value-type="float">
            <text:p>0.470739513635635</text:p>
          </table:table-cell>
          <table:table-cell table:formula="of:=AVERAGE([.P44:.R44])" office:value-type="float" office:value="0.453336159388224" calcext:value-type="float">
            <text:p>0.453336159388224</text:p>
          </table:table-cell>
          <table:table-cell/>
          <table:table-cell office:value-type="float" office:value="0.24776616692543" calcext:value-type="float">
            <text:p>0.24776616692543</text:p>
          </table:table-cell>
          <table:table-cell office:value-type="float" office:value="0.589493572711945" calcext:value-type="float">
            <text:p>0.589493572711945</text:p>
          </table:table-cell>
          <table:table-cell office:value-type="float" office:value="0.461528331041336" calcext:value-type="float">
            <text:p>0.461528331041336</text:p>
          </table:table-cell>
          <table:table-cell table:formula="of:=AVERAGE([.U44:.W44])" office:value-type="float" office:value="0.432929356892904" calcext:value-type="float">
            <text:p>0.432929356892904</text:p>
          </table:table-cell>
          <table:table-cell table:number-columns-repeated="1000"/>
        </table:table-row>
        <table:table-row table:style-name="ro1">
          <table:table-cell office:value-type="float" office:value="0.283271104097366" calcext:value-type="float">
            <text:p>0.283271104097366</text:p>
          </table:table-cell>
          <table:table-cell office:value-type="float" office:value="0.597129464149475" calcext:value-type="float">
            <text:p>0.597129464149475</text:p>
          </table:table-cell>
          <table:table-cell office:value-type="float" office:value="0.474346607923508" calcext:value-type="float">
            <text:p>0.474346607923508</text:p>
          </table:table-cell>
          <table:table-cell table:formula="of:=AVERAGE([.A45:.C45])" office:value-type="float" office:value="0.451582392056783" calcext:value-type="float">
            <text:p>0.451582392056783</text:p>
          </table:table-cell>
          <table:table-cell/>
          <table:table-cell office:value-type="float" office:value="0.285312086343765" calcext:value-type="float">
            <text:p>0.285312086343765</text:p>
          </table:table-cell>
          <table:table-cell office:value-type="float" office:value="0.579417884349823" calcext:value-type="float">
            <text:p>0.579417884349823</text:p>
          </table:table-cell>
          <table:table-cell office:value-type="float" office:value="0.47683909535408" calcext:value-type="float">
            <text:p>0.47683909535408</text:p>
          </table:table-cell>
          <table:table-cell table:formula="of:=AVERAGE([.F45:.H45])" office:value-type="float" office:value="0.447189688682556" calcext:value-type="float">
            <text:p>0.447189688682556</text:p>
          </table:table-cell>
          <table:table-cell/>
          <table:table-cell office:value-type="float" office:value="0.283720850944519" calcext:value-type="float">
            <text:p>0.283720850944519</text:p>
          </table:table-cell>
          <table:table-cell office:value-type="float" office:value="0.583329796791077" calcext:value-type="float">
            <text:p>0.583329796791077</text:p>
          </table:table-cell>
          <table:table-cell office:value-type="float" office:value="0.462285548448563" calcext:value-type="float">
            <text:p>0.462285548448563</text:p>
          </table:table-cell>
          <table:table-cell table:formula="of:=AVERAGE([.K45:.M45])" office:value-type="float" office:value="0.44311206539472" calcext:value-type="float">
            <text:p>0.44311206539472</text:p>
          </table:table-cell>
          <table:table-cell/>
          <table:table-cell office:value-type="float" office:value="0.271597683429718" calcext:value-type="float">
            <text:p>0.271597683429718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45:.R45])" office:value-type="float" office:value="0.45034388701121" calcext:value-type="float">
            <text:p>0.45034388701121</text:p>
          </table:table-cell>
          <table:table-cell/>
          <table:table-cell office:value-type="float" office:value="0.268039673566818" calcext:value-type="float">
            <text:p>0.268039673566818</text:p>
          </table:table-cell>
          <table:table-cell office:value-type="float" office:value="0.600476682186127" calcext:value-type="float">
            <text:p>0.600476682186127</text:p>
          </table:table-cell>
          <table:table-cell office:value-type="float" office:value="0.459944188594818" calcext:value-type="float">
            <text:p>0.459944188594818</text:p>
          </table:table-cell>
          <table:table-cell table:formula="of:=AVERAGE([.U45:.W45])" office:value-type="float" office:value="0.442820181449254" calcext:value-type="float">
            <text:p>0.442820181449254</text:p>
          </table:table-cell>
          <table:table-cell table:number-columns-repeated="1000"/>
        </table:table-row>
        <table:table-row table:style-name="ro1">
          <table:table-cell office:value-type="float" office:value="0.135445773601532" calcext:value-type="float">
            <text:p>0.135445773601532</text:p>
          </table:table-cell>
          <table:table-cell office:value-type="float" office:value="0.487076193094254" calcext:value-type="float">
            <text:p>0.487076193094254</text:p>
          </table:table-cell>
          <table:table-cell office:value-type="float" office:value="0.363602846860886" calcext:value-type="float">
            <text:p>0.363602846860886</text:p>
          </table:table-cell>
          <table:table-cell table:formula="of:=AVERAGE([.A46:.C46])" office:value-type="float" office:value="0.328708271185557" calcext:value-type="float">
            <text:p>0.328708271185557</text:p>
          </table:table-cell>
          <table:table-cell/>
          <table:table-cell office:value-type="float" office:value="0.276081204414368" calcext:value-type="float">
            <text:p>0.276081204414368</text:p>
          </table:table-cell>
          <table:table-cell office:value-type="float" office:value="0.559396862983704" calcext:value-type="float">
            <text:p>0.559396862983704</text:p>
          </table:table-cell>
          <table:table-cell office:value-type="float" office:value="0.460411190986633" calcext:value-type="float">
            <text:p>0.460411190986633</text:p>
          </table:table-cell>
          <table:table-cell table:formula="of:=AVERAGE([.F46:.H46])" office:value-type="float" office:value="0.431963086128235" calcext:value-type="float">
            <text:p>0.431963086128235</text:p>
          </table:table-cell>
          <table:table-cell/>
          <table:table-cell office:value-type="float" office:value="0.271367102861404" calcext:value-type="float">
            <text:p>0.271367102861404</text:p>
          </table:table-cell>
          <table:table-cell office:value-type="float" office:value="0.588022470474243" calcext:value-type="float">
            <text:p>0.588022470474243</text:p>
          </table:table-cell>
          <table:table-cell office:value-type="float" office:value="0.470842450857163" calcext:value-type="float">
            <text:p>0.470842450857163</text:p>
          </table:table-cell>
          <table:table-cell table:formula="of:=AVERAGE([.K46:.M46])" office:value-type="float" office:value="0.443410674730937" calcext:value-type="float">
            <text:p>0.443410674730937</text:p>
          </table:table-cell>
          <table:table-cell/>
          <table:table-cell office:value-type="float" office:value="0.265099346637726" calcext:value-type="float">
            <text:p>0.265099346637726</text:p>
          </table:table-cell>
          <table:table-cell office:value-type="float" office:value="0.592875719070435" calcext:value-type="float">
            <text:p>0.592875719070435</text:p>
          </table:table-cell>
          <table:table-cell office:value-type="float" office:value="0.465946853160858" calcext:value-type="float">
            <text:p>0.465946853160858</text:p>
          </table:table-cell>
          <table:table-cell table:formula="of:=AVERAGE([.P46:.R46])" office:value-type="float" office:value="0.441307306289673" calcext:value-type="float">
            <text:p>0.441307306289673</text:p>
          </table:table-cell>
          <table:table-cell/>
          <table:table-cell office:value-type="float" office:value="0.252465516328812" calcext:value-type="float">
            <text:p>0.252465516328812</text:p>
          </table:table-cell>
          <table:table-cell office:value-type="float" office:value="0.580990135669708" calcext:value-type="float">
            <text:p>0.580990135669708</text:p>
          </table:table-cell>
          <table:table-cell office:value-type="float" office:value="0.454277604818344" calcext:value-type="float">
            <text:p>0.454277604818344</text:p>
          </table:table-cell>
          <table:table-cell table:formula="of:=AVERAGE([.U46:.W46])" office:value-type="float" office:value="0.429244418938955" calcext:value-type="float">
            <text:p>0.429244418938955</text:p>
          </table:table-cell>
          <table:table-cell table:number-columns-repeated="1000"/>
        </table:table-row>
        <table:table-row table:style-name="ro1">
          <table:table-cell office:value-type="float" office:value="0.267907351255417" calcext:value-type="float">
            <text:p>0.267907351255417</text:p>
          </table:table-cell>
          <table:table-cell office:value-type="float" office:value="0.565741002559662" calcext:value-type="float">
            <text:p>0.565741002559662</text:p>
          </table:table-cell>
          <table:table-cell office:value-type="float" office:value="0.462633788585663" calcext:value-type="float">
            <text:p>0.462633788585663</text:p>
          </table:table-cell>
          <table:table-cell table:formula="of:=AVERAGE([.A47:.C47])" office:value-type="float" office:value="0.432094047466914" calcext:value-type="float">
            <text:p>0.432094047466914</text:p>
          </table:table-cell>
          <table:table-cell/>
          <table:table-cell office:value-type="float" office:value="0.302935600280762" calcext:value-type="float">
            <text:p>0.302935600280762</text:p>
          </table:table-cell>
          <table:table-cell office:value-type="float" office:value="0.604718625545502" calcext:value-type="float">
            <text:p>0.604718625545502</text:p>
          </table:table-cell>
          <table:table-cell office:value-type="float" office:value="0.486939817667007" calcext:value-type="float">
            <text:p>0.486939817667007</text:p>
          </table:table-cell>
          <table:table-cell table:formula="of:=AVERAGE([.F47:.H47])" office:value-type="float" office:value="0.464864681164424" calcext:value-type="float">
            <text:p>0.464864681164424</text:p>
          </table:table-cell>
          <table:table-cell/>
          <table:table-cell office:value-type="float" office:value="0.282646864652634" calcext:value-type="float">
            <text:p>0.282646864652634</text:p>
          </table:table-cell>
          <table:table-cell office:value-type="float" office:value="0.588101923465729" calcext:value-type="float">
            <text:p>0.588101923465729</text:p>
          </table:table-cell>
          <table:table-cell office:value-type="float" office:value="0.47389230132103" calcext:value-type="float">
            <text:p>0.47389230132103</text:p>
          </table:table-cell>
          <table:table-cell table:formula="of:=AVERAGE([.K47:.M47])" office:value-type="float" office:value="0.448213696479798" calcext:value-type="float">
            <text:p>0.448213696479798</text:p>
          </table:table-cell>
          <table:table-cell/>
          <table:table-cell office:value-type="float" office:value="0.265099406242371" calcext:value-type="float">
            <text:p>0.265099406242371</text:p>
          </table:table-cell>
          <table:table-cell office:value-type="float" office:value="0.592875719070435" calcext:value-type="float">
            <text:p>0.592875719070435</text:p>
          </table:table-cell>
          <table:table-cell office:value-type="float" office:value="0.46594688296318" calcext:value-type="float">
            <text:p>0.46594688296318</text:p>
          </table:table-cell>
          <table:table-cell table:formula="of:=AVERAGE([.P47:.R47])" office:value-type="float" office:value="0.441307336091995" calcext:value-type="float">
            <text:p>0.441307336091995</text:p>
          </table:table-cell>
          <table:table-cell/>
          <table:table-cell office:value-type="float" office:value="0.259617775678635" calcext:value-type="float">
            <text:p>0.259617775678635</text:p>
          </table:table-cell>
          <table:table-cell office:value-type="float" office:value="0.602699279785156" calcext:value-type="float">
            <text:p>0.602699279785156</text:p>
          </table:table-cell>
          <table:table-cell office:value-type="float" office:value="0.486444115638733" calcext:value-type="float">
            <text:p>0.486444115638733</text:p>
          </table:table-cell>
          <table:table-cell table:formula="of:=AVERAGE([.U47:.W47])" office:value-type="float" office:value="0.449587057034175" calcext:value-type="float">
            <text:p>0.449587057034175</text:p>
          </table:table-cell>
          <table:table-cell table:number-columns-repeated="1000"/>
        </table:table-row>
        <table:table-row table:style-name="ro1">
          <table:table-cell office:value-type="float" office:value="0.219548642635345" calcext:value-type="float">
            <text:p>0.219548642635345</text:p>
          </table:table-cell>
          <table:table-cell office:value-type="float" office:value="0.544628977775574" calcext:value-type="float">
            <text:p>0.544628977775574</text:p>
          </table:table-cell>
          <table:table-cell office:value-type="float" office:value="0.440570294857025" calcext:value-type="float">
            <text:p>0.440570294857025</text:p>
          </table:table-cell>
          <table:table-cell table:formula="of:=AVERAGE([.A48:.C48])" office:value-type="float" office:value="0.401582638422648" calcext:value-type="float">
            <text:p>0.401582638422648</text:p>
          </table:table-cell>
          <table:table-cell/>
          <table:table-cell office:value-type="float" office:value="0.281841576099396" calcext:value-type="float">
            <text:p>0.281841576099396</text:p>
          </table:table-cell>
          <table:table-cell office:value-type="float" office:value="0.564207315444946" calcext:value-type="float">
            <text:p>0.564207315444946</text:p>
          </table:table-cell>
          <table:table-cell office:value-type="float" office:value="0.468302071094513" calcext:value-type="float">
            <text:p>0.468302071094513</text:p>
          </table:table-cell>
          <table:table-cell table:formula="of:=AVERAGE([.F48:.H48])" office:value-type="float" office:value="0.438116987546285" calcext:value-type="float">
            <text:p>0.438116987546285</text:p>
          </table:table-cell>
          <table:table-cell/>
          <table:table-cell office:value-type="float" office:value="0.282646805047989" calcext:value-type="float">
            <text:p>0.282646805047989</text:p>
          </table:table-cell>
          <table:table-cell office:value-type="float" office:value="0.588101923465729" calcext:value-type="float">
            <text:p>0.588101923465729</text:p>
          </table:table-cell>
          <table:table-cell office:value-type="float" office:value="0.47389230132103" calcext:value-type="float">
            <text:p>0.47389230132103</text:p>
          </table:table-cell>
          <table:table-cell table:formula="of:=AVERAGE([.K48:.M48])" office:value-type="float" office:value="0.448213676611583" calcext:value-type="float">
            <text:p>0.448213676611583</text:p>
          </table:table-cell>
          <table:table-cell/>
          <table:table-cell office:value-type="float" office:value="0.271597653627396" calcext:value-type="float">
            <text:p>0.271597653627396</text:p>
          </table:table-cell>
          <table:table-cell office:value-type="float" office:value="0.59842175245285" calcext:value-type="float">
            <text:p>0.59842175245285</text:p>
          </table:table-cell>
          <table:table-cell office:value-type="float" office:value="0.481012314558029" calcext:value-type="float">
            <text:p>0.481012314558029</text:p>
          </table:table-cell>
          <table:table-cell table:formula="of:=AVERAGE([.P48:.R48])" office:value-type="float" office:value="0.450343906879425" calcext:value-type="float">
            <text:p>0.450343906879425</text:p>
          </table:table-cell>
          <table:table-cell/>
          <table:table-cell office:value-type="float" office:value="0.230231419205666" calcext:value-type="float">
            <text:p>0.230231419205666</text:p>
          </table:table-cell>
          <table:table-cell office:value-type="float" office:value="0.578215718269348" calcext:value-type="float">
            <text:p>0.578215718269348</text:p>
          </table:table-cell>
          <table:table-cell office:value-type="float" office:value="0.45094108581543" calcext:value-type="float">
            <text:p>0.45094108581543</text:p>
          </table:table-cell>
          <table:table-cell table:formula="of:=AVERAGE([.U48:.W48])" office:value-type="float" office:value="0.419796074430148" calcext:value-type="float">
            <text:p>0.419796074430148</text:p>
          </table:table-cell>
          <table:table-cell table:number-columns-repeated="1000"/>
        </table:table-row>
        <table:table-row table:style-name="ro1">
          <table:table-cell office:value-type="float" office:value="0.268254488706589" calcext:value-type="float">
            <text:p>0.268254488706589</text:p>
          </table:table-cell>
          <table:table-cell office:value-type="float" office:value="0.544760763645172" calcext:value-type="float">
            <text:p>0.544760763645172</text:p>
          </table:table-cell>
          <table:table-cell office:value-type="float" office:value="0.446647644042969" calcext:value-type="float">
            <text:p>0.446647644042969</text:p>
          </table:table-cell>
          <table:table-cell table:formula="of:=AVERAGE([.A49:.C49])" office:value-type="float" office:value="0.419887632131577" calcext:value-type="float">
            <text:p>0.419887632131577</text:p>
          </table:table-cell>
          <table:table-cell/>
          <table:table-cell office:value-type="float" office:value="0.284291326999664" calcext:value-type="float">
            <text:p>0.284291326999664</text:p>
          </table:table-cell>
          <table:table-cell office:value-type="float" office:value="0.576332569122314" calcext:value-type="float">
            <text:p>0.576332569122314</text:p>
          </table:table-cell>
          <table:table-cell office:value-type="float" office:value="0.464451313018799" calcext:value-type="float">
            <text:p>0.464451313018799</text:p>
          </table:table-cell>
          <table:table-cell table:formula="of:=AVERAGE([.F49:.H49])" office:value-type="float" office:value="0.441691736380259" calcext:value-type="float">
            <text:p>0.441691736380259</text:p>
          </table:table-cell>
          <table:table-cell/>
          <table:table-cell office:value-type="float" office:value="0.261049866676331" calcext:value-type="float">
            <text:p>0.261049866676331</text:p>
          </table:table-cell>
          <table:table-cell office:value-type="float" office:value="0.576143741607666" calcext:value-type="float">
            <text:p>0.576143741607666</text:p>
          </table:table-cell>
          <table:table-cell office:value-type="float" office:value="0.477638691663742" calcext:value-type="float">
            <text:p>0.477638691663742</text:p>
          </table:table-cell>
          <table:table-cell table:formula="of:=AVERAGE([.K49:.M49])" office:value-type="float" office:value="0.438277433315913" calcext:value-type="float">
            <text:p>0.438277433315913</text:p>
          </table:table-cell>
          <table:table-cell/>
          <table:table-cell office:value-type="float" office:value="0.281098991632462" calcext:value-type="float">
            <text:p>0.281098991632462</text:p>
          </table:table-cell>
          <table:table-cell office:value-type="float" office:value="0.608451843261719" calcext:value-type="float">
            <text:p>0.608451843261719</text:p>
          </table:table-cell>
          <table:table-cell office:value-type="float" office:value="0.484806746244431" calcext:value-type="float">
            <text:p>0.484806746244431</text:p>
          </table:table-cell>
          <table:table-cell table:formula="of:=AVERAGE([.P49:.R49])" office:value-type="float" office:value="0.458119193712871" calcext:value-type="float">
            <text:p>0.458119193712871</text:p>
          </table:table-cell>
          <table:table-cell/>
          <table:table-cell office:value-type="float" office:value="0.252496659755707" calcext:value-type="float">
            <text:p>0.252496659755707</text:p>
          </table:table-cell>
          <table:table-cell office:value-type="float" office:value="0.582485616207123" calcext:value-type="float">
            <text:p>0.582485616207123</text:p>
          </table:table-cell>
          <table:table-cell office:value-type="float" office:value="0.458376556634903" calcext:value-type="float">
            <text:p>0.458376556634903</text:p>
          </table:table-cell>
          <table:table-cell table:formula="of:=AVERAGE([.U49:.W49])" office:value-type="float" office:value="0.431119610865911" calcext:value-type="float">
            <text:p>0.431119610865911</text:p>
          </table:table-cell>
          <table:table-cell table:number-columns-repeated="1000"/>
        </table:table-row>
        <table:table-row table:style-name="ro1">
          <table:table-cell office:value-type="float" office:value="0.273139089345932" calcext:value-type="float">
            <text:p>0.273139089345932</text:p>
          </table:table-cell>
          <table:table-cell office:value-type="float" office:value="0.585335612297058" calcext:value-type="float">
            <text:p>0.585335612297058</text:p>
          </table:table-cell>
          <table:table-cell office:value-type="float" office:value="0.449126452207565" calcext:value-type="float">
            <text:p>0.449126452207565</text:p>
          </table:table-cell>
          <table:table-cell table:formula="of:=AVERAGE([.A50:.C50])" office:value-type="float" office:value="0.435867051283518" calcext:value-type="float">
            <text:p>0.435867051283518</text:p>
          </table:table-cell>
          <table:table-cell/>
          <table:table-cell office:value-type="float" office:value="0.294817060232162" calcext:value-type="float">
            <text:p>0.294817060232162</text:p>
          </table:table-cell>
          <table:table-cell office:value-type="float" office:value="0.583781957626343" calcext:value-type="float">
            <text:p>0.583781957626343</text:p>
          </table:table-cell>
          <table:table-cell office:value-type="float" office:value="0.473231166601181" calcext:value-type="float">
            <text:p>0.473231166601181</text:p>
          </table:table-cell>
          <table:table-cell table:formula="of:=AVERAGE([.F50:.H50])" office:value-type="float" office:value="0.450610061486562" calcext:value-type="float">
            <text:p>0.450610061486562</text:p>
          </table:table-cell>
          <table:table-cell/>
          <table:table-cell office:value-type="float" office:value="0.272447973489761" calcext:value-type="float">
            <text:p>0.272447973489761</text:p>
          </table:table-cell>
          <table:table-cell office:value-type="float" office:value="0.603966355323792" calcext:value-type="float">
            <text:p>0.603966355323792</text:p>
          </table:table-cell>
          <table:table-cell office:value-type="float" office:value="0.481482267379761" calcext:value-type="float">
            <text:p>0.481482267379761</text:p>
          </table:table-cell>
          <table:table-cell table:formula="of:=AVERAGE([.K50:.M50])" office:value-type="float" office:value="0.452632198731105" calcext:value-type="float">
            <text:p>0.452632198731105</text:p>
          </table:table-cell>
          <table:table-cell/>
          <table:table-cell office:value-type="float" office:value="0.263347595930099" calcext:value-type="float">
            <text:p>0.263347595930099</text:p>
          </table:table-cell>
          <table:table-cell office:value-type="float" office:value="0.592775702476501" calcext:value-type="float">
            <text:p>0.592775702476501</text:p>
          </table:table-cell>
          <table:table-cell office:value-type="float" office:value="0.46667006611824" calcext:value-type="float">
            <text:p>0.46667006611824</text:p>
          </table:table-cell>
          <table:table-cell table:formula="of:=AVERAGE([.P50:.R50])" office:value-type="float" office:value="0.44093112150828" calcext:value-type="float">
            <text:p>0.44093112150828</text:p>
          </table:table-cell>
          <table:table-cell/>
          <table:table-cell office:value-type="float" office:value="0.280229538679123" calcext:value-type="float">
            <text:p>0.280229538679123</text:p>
          </table:table-cell>
          <table:table-cell office:value-type="float" office:value="0.610568225383758" calcext:value-type="float">
            <text:p>0.610568225383758</text:p>
          </table:table-cell>
          <table:table-cell office:value-type="float" office:value="0.478736758232117" calcext:value-type="float">
            <text:p>0.478736758232117</text:p>
          </table:table-cell>
          <table:table-cell table:formula="of:=AVERAGE([.U50:.W50])" office:value-type="float" office:value="0.456511507431666" calcext:value-type="float">
            <text:p>0.456511507431666</text:p>
          </table:table-cell>
          <table:table-cell table:number-columns-repeated="1000"/>
        </table:table-row>
        <table:table-row table:style-name="ro1">
          <table:table-cell office:value-type="float" office:value="0.136511966586113" calcext:value-type="float">
            <text:p>0.136511966586113</text:p>
          </table:table-cell>
          <table:table-cell office:value-type="float" office:value="0.471721559762955" calcext:value-type="float">
            <text:p>0.471721559762955</text:p>
          </table:table-cell>
          <table:table-cell office:value-type="float" office:value="0.33954331278801" calcext:value-type="float">
            <text:p>0.33954331278801</text:p>
          </table:table-cell>
          <table:table-cell table:formula="of:=AVERAGE([.A51:.C51])" office:value-type="float" office:value="0.315925613045693" calcext:value-type="float">
            <text:p>0.315925613045693</text:p>
          </table:table-cell>
          <table:table-cell/>
          <table:table-cell office:value-type="float" office:value="0.301619976758957" calcext:value-type="float">
            <text:p>0.301619976758957</text:p>
          </table:table-cell>
          <table:table-cell office:value-type="float" office:value="0.606375753879547" calcext:value-type="float">
            <text:p>0.606375753879547</text:p>
          </table:table-cell>
          <table:table-cell office:value-type="float" office:value="0.483379483222961" calcext:value-type="float">
            <text:p>0.483379483222961</text:p>
          </table:table-cell>
          <table:table-cell table:formula="of:=AVERAGE([.F51:.H51])" office:value-type="float" office:value="0.463791737953822" calcext:value-type="float">
            <text:p>0.463791737953822</text:p>
          </table:table-cell>
          <table:table-cell/>
          <table:table-cell office:value-type="float" office:value="0.261049807071686" calcext:value-type="float">
            <text:p>0.261049807071686</text:p>
          </table:table-cell>
          <table:table-cell office:value-type="float" office:value="0.576143682003021" calcext:value-type="float">
            <text:p>0.576143682003021</text:p>
          </table:table-cell>
          <table:table-cell office:value-type="float" office:value="0.477638691663742" calcext:value-type="float">
            <text:p>0.477638691663742</text:p>
          </table:table-cell>
          <table:table-cell table:formula="of:=AVERAGE([.K51:.M51])" office:value-type="float" office:value="0.438277393579483" calcext:value-type="float">
            <text:p>0.438277393579483</text:p>
          </table:table-cell>
          <table:table-cell/>
          <table:table-cell office:value-type="float" office:value="0.271597623825073" calcext:value-type="float">
            <text:p>0.271597623825073</text:p>
          </table:table-cell>
          <table:table-cell office:value-type="float" office:value="0.598421692848206" calcext:value-type="float">
            <text:p>0.598421692848206</text:p>
          </table:table-cell>
          <table:table-cell office:value-type="float" office:value="0.481012284755707" calcext:value-type="float">
            <text:p>0.481012284755707</text:p>
          </table:table-cell>
          <table:table-cell table:formula="of:=AVERAGE([.P51:.R51])" office:value-type="float" office:value="0.450343867142995" calcext:value-type="float">
            <text:p>0.450343867142995</text:p>
          </table:table-cell>
          <table:table-cell/>
          <table:table-cell office:value-type="float" office:value="0.272798836231232" calcext:value-type="float">
            <text:p>0.272798836231232</text:p>
          </table:table-cell>
          <table:table-cell office:value-type="float" office:value="0.615624606609345" calcext:value-type="float">
            <text:p>0.615624606609345</text:p>
          </table:table-cell>
          <table:table-cell office:value-type="float" office:value="0.471990704536438" calcext:value-type="float">
            <text:p>0.471990704536438</text:p>
          </table:table-cell>
          <table:table-cell table:formula="of:=AVERAGE([.U51:.W51])" office:value-type="float" office:value="0.453471382459005" calcext:value-type="float">
            <text:p>0.453471382459005</text:p>
          </table:table-cell>
          <table:table-cell table:number-columns-repeated="1000"/>
        </table:table-row>
        <table:table-row table:style-name="ro1">
          <table:table-cell office:value-type="float" office:value="0.221117541193962" calcext:value-type="float">
            <text:p>0.221117541193962</text:p>
          </table:table-cell>
          <table:table-cell office:value-type="float" office:value="0.588629841804504" calcext:value-type="float">
            <text:p>0.588629841804504</text:p>
          </table:table-cell>
          <table:table-cell office:value-type="float" office:value="0.454781204462051" calcext:value-type="float">
            <text:p>0.454781204462051</text:p>
          </table:table-cell>
          <table:table-cell table:formula="of:=AVERAGE([.A52:.C52])" office:value-type="float" office:value="0.421509529153506" calcext:value-type="float">
            <text:p>0.421509529153506</text:p>
          </table:table-cell>
          <table:table-cell/>
          <table:table-cell office:value-type="float" office:value="0.280283719301224" calcext:value-type="float">
            <text:p>0.280283719301224</text:p>
          </table:table-cell>
          <table:table-cell office:value-type="float" office:value="0.578916490077972" calcext:value-type="float">
            <text:p>0.578916490077972</text:p>
          </table:table-cell>
          <table:table-cell office:value-type="float" office:value="0.465537577867508" calcext:value-type="float">
            <text:p>0.465537577867508</text:p>
          </table:table-cell>
          <table:table-cell table:formula="of:=AVERAGE([.F52:.H52])" office:value-type="float" office:value="0.441579262415568" calcext:value-type="float">
            <text:p>0.441579262415568</text:p>
          </table:table-cell>
          <table:table-cell/>
          <table:table-cell office:value-type="float" office:value="0.264803290367126" calcext:value-type="float">
            <text:p>0.264803290367126</text:p>
          </table:table-cell>
          <table:table-cell office:value-type="float" office:value="0.581966936588287" calcext:value-type="float">
            <text:p>0.581966936588287</text:p>
          </table:table-cell>
          <table:table-cell office:value-type="float" office:value="0.482956349849701" calcext:value-type="float">
            <text:p>0.482956349849701</text:p>
          </table:table-cell>
          <table:table-cell table:formula="of:=AVERAGE([.K52:.M52])" office:value-type="float" office:value="0.443242192268371" calcext:value-type="float">
            <text:p>0.443242192268371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52:.R52])" office:value-type="float" office:value="0.458119293053945" calcext:value-type="float">
            <text:p>0.458119293053945</text:p>
          </table:table-cell>
          <table:table-cell/>
          <table:table-cell office:value-type="float" office:value="0.249889850616455" calcext:value-type="float">
            <text:p>0.249889850616455</text:p>
          </table:table-cell>
          <table:table-cell office:value-type="float" office:value="0.581299245357513" calcext:value-type="float">
            <text:p>0.581299245357513</text:p>
          </table:table-cell>
          <table:table-cell office:value-type="float" office:value="0.463804185390472" calcext:value-type="float">
            <text:p>0.463804185390472</text:p>
          </table:table-cell>
          <table:table-cell table:formula="of:=AVERAGE([.U52:.W52])" office:value-type="float" office:value="0.43166442712148" calcext:value-type="float">
            <text:p>0.43166442712148</text:p>
          </table:table-cell>
          <table:table-cell table:number-columns-repeated="1000"/>
        </table:table-row>
        <table:table-row table:style-name="ro1">
          <table:table-cell office:value-type="float" office:value="0.21850012242794" calcext:value-type="float">
            <text:p>0.21850012242794</text:p>
          </table:table-cell>
          <table:table-cell office:value-type="float" office:value="0.513884425163269" calcext:value-type="float">
            <text:p>0.513884425163269</text:p>
          </table:table-cell>
          <table:table-cell office:value-type="float" office:value="0.384343862533569" calcext:value-type="float">
            <text:p>0.384343862533569</text:p>
          </table:table-cell>
          <table:table-cell table:formula="of:=AVERAGE([.A53:.C53])" office:value-type="float" office:value="0.372242803374926" calcext:value-type="float">
            <text:p>0.372242803374926</text:p>
          </table:table-cell>
          <table:table-cell/>
          <table:table-cell office:value-type="float" office:value="0.301627248525619" calcext:value-type="float">
            <text:p>0.301627248525619</text:p>
          </table:table-cell>
          <table:table-cell office:value-type="float" office:value="0.60526716709137" calcext:value-type="float">
            <text:p>0.60526716709137</text:p>
          </table:table-cell>
          <table:table-cell office:value-type="float" office:value="0.485886633396149" calcext:value-type="float">
            <text:p>0.485886633396149</text:p>
          </table:table-cell>
          <table:table-cell table:formula="of:=AVERAGE([.F53:.H53])" office:value-type="float" office:value="0.464260349671046" calcext:value-type="float">
            <text:p>0.464260349671046</text:p>
          </table:table-cell>
          <table:table-cell/>
          <table:table-cell office:value-type="float" office:value="0.275013953447342" calcext:value-type="float">
            <text:p>0.275013953447342</text:p>
          </table:table-cell>
          <table:table-cell office:value-type="float" office:value="0.572232604026794" calcext:value-type="float">
            <text:p>0.572232604026794</text:p>
          </table:table-cell>
          <table:table-cell office:value-type="float" office:value="0.465901345014572" calcext:value-type="float">
            <text:p>0.465901345014572</text:p>
          </table:table-cell>
          <table:table-cell table:formula="of:=AVERAGE([.K53:.M53])" office:value-type="float" office:value="0.437715967496236" calcext:value-type="float">
            <text:p>0.437715967496236</text:p>
          </table:table-cell>
          <table:table-cell/>
          <table:table-cell office:value-type="float" office:value="0.281099021434784" calcext:value-type="float">
            <text:p>0.281099021434784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86545372" calcext:value-type="float">
            <text:p>0.48480686545372</text:p>
          </table:table-cell>
          <table:table-cell table:formula="of:=AVERAGE([.P53:.R53])" office:value-type="float" office:value="0.458119283119837" calcext:value-type="float">
            <text:p>0.458119283119837</text:p>
          </table:table-cell>
          <table:table-cell/>
          <table:table-cell office:value-type="float" office:value="0.266386091709137" calcext:value-type="float">
            <text:p>0.266386091709137</text:p>
          </table:table-cell>
          <table:table-cell office:value-type="float" office:value="0.602210402488709" calcext:value-type="float">
            <text:p>0.602210402488709</text:p>
          </table:table-cell>
          <table:table-cell office:value-type="float" office:value="0.470174610614777" calcext:value-type="float">
            <text:p>0.470174610614777</text:p>
          </table:table-cell>
          <table:table-cell table:formula="of:=AVERAGE([.U53:.W53])" office:value-type="float" office:value="0.446257034937541" calcext:value-type="float">
            <text:p>0.446257034937541</text:p>
          </table:table-cell>
          <table:table-cell table:number-columns-repeated="1000"/>
        </table:table-row>
        <table:table-row table:style-name="ro1">
          <table:table-cell office:value-type="float" office:value="0.208943977952003" calcext:value-type="float">
            <text:p>0.208943977952003</text:p>
          </table:table-cell>
          <table:table-cell office:value-type="float" office:value="0.569607555866241" calcext:value-type="float">
            <text:p>0.569607555866241</text:p>
          </table:table-cell>
          <table:table-cell office:value-type="float" office:value="0.471079170703888" calcext:value-type="float">
            <text:p>0.471079170703888</text:p>
          </table:table-cell>
          <table:table-cell table:formula="of:=AVERAGE([.A54:.C54])" office:value-type="float" office:value="0.416543568174044" calcext:value-type="float">
            <text:p>0.416543568174044</text:p>
          </table:table-cell>
          <table:table-cell/>
          <table:table-cell office:value-type="float" office:value="0.286676406860352" calcext:value-type="float">
            <text:p>0.286676406860352</text:p>
          </table:table-cell>
          <table:table-cell office:value-type="float" office:value="0.61082398891449" calcext:value-type="float">
            <text:p>0.61082398891449</text:p>
          </table:table-cell>
          <table:table-cell office:value-type="float" office:value="0.487530946731567" calcext:value-type="float">
            <text:p>0.487530946731567</text:p>
          </table:table-cell>
          <table:table-cell table:formula="of:=AVERAGE([.F54:.H54])" office:value-type="float" office:value="0.461677114168803" calcext:value-type="float">
            <text:p>0.461677114168803</text:p>
          </table:table-cell>
          <table:table-cell/>
          <table:table-cell office:value-type="float" office:value="0.261049926280975" calcext:value-type="float">
            <text:p>0.261049926280975</text:p>
          </table:table-cell>
          <table:table-cell office:value-type="float" office:value="0.576143622398376" calcext:value-type="float">
            <text:p>0.576143622398376</text:p>
          </table:table-cell>
          <table:table-cell office:value-type="float" office:value="0.477638632059097" calcext:value-type="float">
            <text:p>0.477638632059097</text:p>
          </table:table-cell>
          <table:table-cell table:formula="of:=AVERAGE([.K54:.M54])" office:value-type="float" office:value="0.438277393579483" calcext:value-type="float">
            <text:p>0.438277393579483</text:p>
          </table:table-cell>
          <table:table-cell/>
          <table:table-cell office:value-type="float" office:value="0.281099051237106" calcext:value-type="float">
            <text:p>0.281099051237106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925058365" calcext:value-type="float">
            <text:p>0.484806925058365</text:p>
          </table:table-cell>
          <table:table-cell table:formula="of:=AVERAGE([.P54:.R54])" office:value-type="float" office:value="0.45811931292216" calcext:value-type="float">
            <text:p>0.45811931292216</text:p>
          </table:table-cell>
          <table:table-cell/>
          <table:table-cell office:value-type="float" office:value="0.268817692995071" calcext:value-type="float">
            <text:p>0.268817692995071</text:p>
          </table:table-cell>
          <table:table-cell office:value-type="float" office:value="0.602361440658569" calcext:value-type="float">
            <text:p>0.602361440658569</text:p>
          </table:table-cell>
          <table:table-cell office:value-type="float" office:value="0.482493758201599" calcext:value-type="float">
            <text:p>0.482493758201599</text:p>
          </table:table-cell>
          <table:table-cell table:formula="of:=AVERAGE([.U54:.W54])" office:value-type="float" office:value="0.45122429728508" calcext:value-type="float">
            <text:p>0.45122429728508</text:p>
          </table:table-cell>
          <table:table-cell table:number-columns-repeated="1000"/>
        </table:table-row>
        <table:table-row table:style-name="ro1">
          <table:table-cell office:value-type="float" office:value="0.138825729489326" calcext:value-type="float">
            <text:p>0.138825729489326</text:p>
          </table:table-cell>
          <table:table-cell office:value-type="float" office:value="0.442660212516785" calcext:value-type="float">
            <text:p>0.442660212516785</text:p>
          </table:table-cell>
          <table:table-cell office:value-type="float" office:value="0.382261604070663" calcext:value-type="float">
            <text:p>0.382261604070663</text:p>
          </table:table-cell>
          <table:table-cell table:formula="of:=AVERAGE([.A55:.C55])" office:value-type="float" office:value="0.321249182025591" calcext:value-type="float">
            <text:p>0.321249182025591</text:p>
          </table:table-cell>
          <table:table-cell/>
          <table:table-cell office:value-type="float" office:value="0.280283749103546" calcext:value-type="float">
            <text:p>0.280283749103546</text:p>
          </table:table-cell>
          <table:table-cell office:value-type="float" office:value="0.578916609287262" calcext:value-type="float">
            <text:p>0.578916609287262</text:p>
          </table:table-cell>
          <table:table-cell office:value-type="float" office:value="0.465537637472153" calcext:value-type="float">
            <text:p>0.465537637472153</text:p>
          </table:table-cell>
          <table:table-cell table:formula="of:=AVERAGE([.F55:.H55])" office:value-type="float" office:value="0.44157933195432" calcext:value-type="float">
            <text:p>0.44157933195432</text:p>
          </table:table-cell>
          <table:table-cell/>
          <table:table-cell office:value-type="float" office:value="0.272228091955185" calcext:value-type="float">
            <text:p>0.272228091955185</text:p>
          </table:table-cell>
          <table:table-cell office:value-type="float" office:value="0.588359355926514" calcext:value-type="float">
            <text:p>0.588359355926514</text:p>
          </table:table-cell>
          <table:table-cell office:value-type="float" office:value="0.471684694290161" calcext:value-type="float">
            <text:p>0.471684694290161</text:p>
          </table:table-cell>
          <table:table-cell table:formula="of:=AVERAGE([.K55:.M55])" office:value-type="float" office:value="0.444090714057287" calcext:value-type="float">
            <text:p>0.444090714057287</text:p>
          </table:table-cell>
          <table:table-cell/>
          <table:table-cell office:value-type="float" office:value="0.283487379550934" calcext:value-type="float">
            <text:p>0.283487379550934</text:p>
          </table:table-cell>
          <table:table-cell office:value-type="float" office:value="0.602695286273956" calcext:value-type="float">
            <text:p>0.602695286273956</text:p>
          </table:table-cell>
          <table:table-cell office:value-type="float" office:value="0.469344019889832" calcext:value-type="float">
            <text:p>0.469344019889832</text:p>
          </table:table-cell>
          <table:table-cell table:formula="of:=AVERAGE([.P55:.R55])" office:value-type="float" office:value="0.451842228571574" calcext:value-type="float">
            <text:p>0.451842228571574</text:p>
          </table:table-cell>
          <table:table-cell/>
          <table:table-cell office:value-type="float" office:value="0.267051249742508" calcext:value-type="float">
            <text:p>0.267051249742508</text:p>
          </table:table-cell>
          <table:table-cell office:value-type="float" office:value="0.593980967998505" calcext:value-type="float">
            <text:p>0.593980967998505</text:p>
          </table:table-cell>
          <table:table-cell office:value-type="float" office:value="0.457350671291351" calcext:value-type="float">
            <text:p>0.457350671291351</text:p>
          </table:table-cell>
          <table:table-cell table:formula="of:=AVERAGE([.U55:.W55])" office:value-type="float" office:value="0.439460963010788" calcext:value-type="float">
            <text:p>0.439460963010788</text:p>
          </table:table-cell>
          <table:table-cell table:number-columns-repeated="1000"/>
        </table:table-row>
        <table:table-row table:style-name="ro1">
          <table:table-cell office:value-type="float" office:value="0.135245203971863" calcext:value-type="float">
            <text:p>0.135245203971863</text:p>
          </table:table-cell>
          <table:table-cell office:value-type="float" office:value="0.442254275083542" calcext:value-type="float">
            <text:p>0.442254275083542</text:p>
          </table:table-cell>
          <table:table-cell office:value-type="float" office:value="0.33690619468689" calcext:value-type="float">
            <text:p>0.33690619468689</text:p>
          </table:table-cell>
          <table:table-cell table:formula="of:=AVERAGE([.A56:.C56])" office:value-type="float" office:value="0.304801891247432" calcext:value-type="float">
            <text:p>0.304801891247432</text:p>
          </table:table-cell>
          <table:table-cell/>
          <table:table-cell office:value-type="float" office:value="0.266887813806534" calcext:value-type="float">
            <text:p>0.266887813806534</text:p>
          </table:table-cell>
          <table:table-cell office:value-type="float" office:value="0.581827342510223" calcext:value-type="float">
            <text:p>0.581827342510223</text:p>
          </table:table-cell>
          <table:table-cell office:value-type="float" office:value="0.467894643545151" calcext:value-type="float">
            <text:p>0.467894643545151</text:p>
          </table:table-cell>
          <table:table-cell table:formula="of:=AVERAGE([.F56:.H56])" office:value-type="float" office:value="0.438869933287303" calcext:value-type="float">
            <text:p>0.438869933287303</text:p>
          </table:table-cell>
          <table:table-cell/>
          <table:table-cell office:value-type="float" office:value="0.272448003292084" calcext:value-type="float">
            <text:p>0.272448003292084</text:p>
          </table:table-cell>
          <table:table-cell office:value-type="float" office:value="0.603966355323792" calcext:value-type="float">
            <text:p>0.603966355323792</text:p>
          </table:table-cell>
          <table:table-cell office:value-type="float" office:value="0.481482267379761" calcext:value-type="float">
            <text:p>0.481482267379761</text:p>
          </table:table-cell>
          <table:table-cell table:formula="of:=AVERAGE([.K56:.M56])" office:value-type="float" office:value="0.452632208665212" calcext:value-type="float">
            <text:p>0.452632208665212</text:p>
          </table:table-cell>
          <table:table-cell/>
          <table:table-cell office:value-type="float" office:value="0.280260294675827" calcext:value-type="float">
            <text:p>0.280260294675827</text:p>
          </table:table-cell>
          <table:table-cell office:value-type="float" office:value="0.598909795284271" calcext:value-type="float">
            <text:p>0.598909795284271</text:p>
          </table:table-cell>
          <table:table-cell office:value-type="float" office:value="0.481229573488236" calcext:value-type="float">
            <text:p>0.481229573488236</text:p>
          </table:table-cell>
          <table:table-cell table:formula="of:=AVERAGE([.P56:.R56])" office:value-type="float" office:value="0.453466554482778" calcext:value-type="float">
            <text:p>0.453466554482778</text:p>
          </table:table-cell>
          <table:table-cell/>
          <table:table-cell office:value-type="float" office:value="0.272979825735092" calcext:value-type="float">
            <text:p>0.272979825735092</text:p>
          </table:table-cell>
          <table:table-cell office:value-type="float" office:value="0.61797434091568" calcext:value-type="float">
            <text:p>0.61797434091568</text:p>
          </table:table-cell>
          <table:table-cell office:value-type="float" office:value="0.479049980640411" calcext:value-type="float">
            <text:p>0.479049980640411</text:p>
          </table:table-cell>
          <table:table-cell table:formula="of:=AVERAGE([.U56:.W56])" office:value-type="float" office:value="0.456668049097061" calcext:value-type="float">
            <text:p>0.456668049097061</text:p>
          </table:table-cell>
          <table:table-cell table:number-columns-repeated="1000"/>
        </table:table-row>
        <table:table-row table:style-name="ro1">
          <table:table-cell office:value-type="float" office:value="0.251730501651764" calcext:value-type="float">
            <text:p>0.251730501651764</text:p>
          </table:table-cell>
          <table:table-cell office:value-type="float" office:value="0.604257106781006" calcext:value-type="float">
            <text:p>0.604257106781006</text:p>
          </table:table-cell>
          <table:table-cell office:value-type="float" office:value="0.418350130319595" calcext:value-type="float">
            <text:p>0.418350130319595</text:p>
          </table:table-cell>
          <table:table-cell table:formula="of:=AVERAGE([.A57:.C57])" office:value-type="float" office:value="0.424779246250788" calcext:value-type="float">
            <text:p>0.424779246250788</text:p>
          </table:table-cell>
          <table:table-cell/>
          <table:table-cell office:value-type="float" office:value="0.277309387922287" calcext:value-type="float">
            <text:p>0.277309387922287</text:p>
          </table:table-cell>
          <table:table-cell office:value-type="float" office:value="0.566725134849548" calcext:value-type="float">
            <text:p>0.566725134849548</text:p>
          </table:table-cell>
          <table:table-cell office:value-type="float" office:value="0.457221388816834" calcext:value-type="float">
            <text:p>0.457221388816834</text:p>
          </table:table-cell>
          <table:table-cell table:formula="of:=AVERAGE([.F57:.H57])" office:value-type="float" office:value="0.433751970529556" calcext:value-type="float">
            <text:p>0.433751970529556</text:p>
          </table:table-cell>
          <table:table-cell/>
          <table:table-cell office:value-type="float" office:value="0.274072974920273" calcext:value-type="float">
            <text:p>0.274072974920273</text:p>
          </table:table-cell>
          <table:table-cell office:value-type="float" office:value="0.565811693668366" calcext:value-type="float">
            <text:p>0.565811693668366</text:p>
          </table:table-cell>
          <table:table-cell office:value-type="float" office:value="0.460911780595779" calcext:value-type="float">
            <text:p>0.460911780595779</text:p>
          </table:table-cell>
          <table:table-cell table:formula="of:=AVERAGE([.K57:.M57])" office:value-type="float" office:value="0.433598816394806" calcext:value-type="float">
            <text:p>0.433598816394806</text:p>
          </table:table-cell>
          <table:table-cell/>
          <table:table-cell office:value-type="float" office:value="0.281099021434784" calcext:value-type="float">
            <text:p>0.281099021434784</text:p>
          </table:table-cell>
          <table:table-cell office:value-type="float" office:value="0.608451962471008" calcext:value-type="float">
            <text:p>0.608451962471008</text:p>
          </table:table-cell>
          <table:table-cell office:value-type="float" office:value="0.48480698466301" calcext:value-type="float">
            <text:p>0.48480698466301</text:p>
          </table:table-cell>
          <table:table-cell table:formula="of:=AVERAGE([.P57:.R57])" office:value-type="float" office:value="0.458119322856267" calcext:value-type="float">
            <text:p>0.458119322856267</text:p>
          </table:table-cell>
          <table:table-cell/>
          <table:table-cell office:value-type="float" office:value="0.264969527721405" calcext:value-type="float">
            <text:p>0.264969527721405</text:p>
          </table:table-cell>
          <table:table-cell office:value-type="float" office:value="0.600958466529846" calcext:value-type="float">
            <text:p>0.600958466529846</text:p>
          </table:table-cell>
          <table:table-cell office:value-type="float" office:value="0.461477756500244" calcext:value-type="float">
            <text:p>0.461477756500244</text:p>
          </table:table-cell>
          <table:table-cell table:formula="of:=AVERAGE([.U57:.W57])" office:value-type="float" office:value="0.442468583583832" calcext:value-type="float">
            <text:p>0.442468583583832</text:p>
          </table:table-cell>
          <table:table-cell table:number-columns-repeated="1000"/>
        </table:table-row>
        <table:table-row table:style-name="ro1">
          <table:table-cell office:value-type="float" office:value="0.222825899720192" calcext:value-type="float">
            <text:p>0.222825899720192</text:p>
          </table:table-cell>
          <table:table-cell office:value-type="float" office:value="0.565743505954742" calcext:value-type="float">
            <text:p>0.565743505954742</text:p>
          </table:table-cell>
          <table:table-cell office:value-type="float" office:value="0.437162518501282" calcext:value-type="float">
            <text:p>0.437162518501282</text:p>
          </table:table-cell>
          <table:table-cell table:formula="of:=AVERAGE([.A58:.C58])" office:value-type="float" office:value="0.408577308058739" calcext:value-type="float">
            <text:p>0.408577308058739</text:p>
          </table:table-cell>
          <table:table-cell/>
          <table:table-cell office:value-type="float" office:value="0.292093396186829" calcext:value-type="float">
            <text:p>0.292093396186829</text:p>
          </table:table-cell>
          <table:table-cell office:value-type="float" office:value="0.589446067810059" calcext:value-type="float">
            <text:p>0.589446067810059</text:p>
          </table:table-cell>
          <table:table-cell office:value-type="float" office:value="0.467945784330368" calcext:value-type="float">
            <text:p>0.467945784330368</text:p>
          </table:table-cell>
          <table:table-cell table:formula="of:=AVERAGE([.F58:.H58])" office:value-type="float" office:value="0.449828416109085" calcext:value-type="float">
            <text:p>0.449828416109085</text:p>
          </table:table-cell>
          <table:table-cell/>
          <table:table-cell office:value-type="float" office:value="0.283981263637543" calcext:value-type="float">
            <text:p>0.283981263637543</text:p>
          </table:table-cell>
          <table:table-cell office:value-type="float" office:value="0.566717743873596" calcext:value-type="float">
            <text:p>0.566717743873596</text:p>
          </table:table-cell>
          <table:table-cell office:value-type="float" office:value="0.461867153644562" calcext:value-type="float">
            <text:p>0.461867153644562</text:p>
          </table:table-cell>
          <table:table-cell table:formula="of:=AVERAGE([.K58:.M58])" office:value-type="float" office:value="0.437522053718567" calcext:value-type="float">
            <text:p>0.437522053718567</text:p>
          </table:table-cell>
          <table:table-cell/>
          <table:table-cell office:value-type="float" office:value="0.285296529531479" calcext:value-type="float">
            <text:p>0.285296529531479</text:p>
          </table:table-cell>
          <table:table-cell office:value-type="float" office:value="0.599603831768036" calcext:value-type="float">
            <text:p>0.599603831768036</text:p>
          </table:table-cell>
          <table:table-cell office:value-type="float" office:value="0.487874418497086" calcext:value-type="float">
            <text:p>0.487874418497086</text:p>
          </table:table-cell>
          <table:table-cell table:formula="of:=AVERAGE([.P58:.R58])" office:value-type="float" office:value="0.457591593265534" calcext:value-type="float">
            <text:p>0.457591593265534</text:p>
          </table:table-cell>
          <table:table-cell/>
          <table:table-cell office:value-type="float" office:value="0.24701814353466" calcext:value-type="float">
            <text:p>0.24701814353466</text:p>
          </table:table-cell>
          <table:table-cell office:value-type="float" office:value="0.587791740894318" calcext:value-type="float">
            <text:p>0.587791740894318</text:p>
          </table:table-cell>
          <table:table-cell office:value-type="float" office:value="0.463407635688782" calcext:value-type="float">
            <text:p>0.463407635688782</text:p>
          </table:table-cell>
          <table:table-cell table:formula="of:=AVERAGE([.U58:.W58])" office:value-type="float" office:value="0.432739173372587" calcext:value-type="float">
            <text:p>0.432739173372587</text:p>
          </table:table-cell>
          <table:table-cell table:number-columns-repeated="1000"/>
        </table:table-row>
        <table:table-row table:style-name="ro1">
          <table:table-cell office:value-type="float" office:value="0.261683851480484" calcext:value-type="float">
            <text:p>0.261683851480484</text:p>
          </table:table-cell>
          <table:table-cell office:value-type="float" office:value="0.601775646209717" calcext:value-type="float">
            <text:p>0.601775646209717</text:p>
          </table:table-cell>
          <table:table-cell office:value-type="float" office:value="0.456293523311615" calcext:value-type="float">
            <text:p>0.456293523311615</text:p>
          </table:table-cell>
          <table:table-cell table:formula="of:=AVERAGE([.A59:.C59])" office:value-type="float" office:value="0.439917673667272" calcext:value-type="float">
            <text:p>0.439917673667272</text:p>
          </table:table-cell>
          <table:table-cell/>
          <table:table-cell office:value-type="float" office:value="0.292093396186829" calcext:value-type="float">
            <text:p>0.292093396186829</text:p>
          </table:table-cell>
          <table:table-cell office:value-type="float" office:value="0.589446187019348" calcext:value-type="float">
            <text:p>0.589446187019348</text:p>
          </table:table-cell>
          <table:table-cell office:value-type="float" office:value="0.467945873737335" calcext:value-type="float">
            <text:p>0.467945873737335</text:p>
          </table:table-cell>
          <table:table-cell table:formula="of:=AVERAGE([.F59:.H59])" office:value-type="float" office:value="0.449828485647837" calcext:value-type="float">
            <text:p>0.449828485647837</text:p>
          </table:table-cell>
          <table:table-cell/>
          <table:table-cell office:value-type="float" office:value="0.258119940757751" calcext:value-type="float">
            <text:p>0.258119940757751</text:p>
          </table:table-cell>
          <table:table-cell office:value-type="float" office:value="0.578535974025726" calcext:value-type="float">
            <text:p>0.578535974025726</text:p>
          </table:table-cell>
          <table:table-cell office:value-type="float" office:value="0.478310972452164" calcext:value-type="float">
            <text:p>0.478310972452164</text:p>
          </table:table-cell>
          <table:table-cell table:formula="of:=AVERAGE([.K59:.M59])" office:value-type="float" office:value="0.438322295745214" calcext:value-type="float">
            <text:p>0.438322295745214</text:p>
          </table:table-cell>
          <table:table-cell/>
          <table:table-cell office:value-type="float" office:value="0.281122803688049" calcext:value-type="float">
            <text:p>0.281122803688049</text:p>
          </table:table-cell>
          <table:table-cell office:value-type="float" office:value="0.595309793949127" calcext:value-type="float">
            <text:p>0.595309793949127</text:p>
          </table:table-cell>
          <table:table-cell office:value-type="float" office:value="0.482424169778824" calcext:value-type="float">
            <text:p>0.482424169778824</text:p>
          </table:table-cell>
          <table:table-cell table:formula="of:=AVERAGE([.P59:.R59])" office:value-type="float" office:value="0.452952255805333" calcext:value-type="float">
            <text:p>0.452952255805333</text:p>
          </table:table-cell>
          <table:table-cell/>
          <table:table-cell office:value-type="float" office:value="0.260551810264587" calcext:value-type="float">
            <text:p>0.260551810264587</text:p>
          </table:table-cell>
          <table:table-cell office:value-type="float" office:value="0.60092169046402" calcext:value-type="float">
            <text:p>0.60092169046402</text:p>
          </table:table-cell>
          <table:table-cell office:value-type="float" office:value="0.468060493469238" calcext:value-type="float">
            <text:p>0.468060493469238</text:p>
          </table:table-cell>
          <table:table-cell table:formula="of:=AVERAGE([.U59:.W59])" office:value-type="float" office:value="0.443177998065948" calcext:value-type="float">
            <text:p>0.443177998065948</text:p>
          </table:table-cell>
          <table:table-cell table:number-columns-repeated="1000"/>
        </table:table-row>
        <table:table-row table:style-name="ro1">
          <table:table-cell table:style-name="ce6" office:value-type="float" office:value="0.240761026740074" calcext:value-type="float">
            <text:p>0.240761026740074</text:p>
          </table:table-cell>
          <table:table-cell table:style-name="ce6" office:value-type="float" office:value="0.596232056617737" calcext:value-type="float">
            <text:p>0.596232056617737</text:p>
          </table:table-cell>
          <table:table-cell table:style-name="ce6" office:value-type="float" office:value="0.461869299411774" calcext:value-type="float">
            <text:p>0.461869299411774</text:p>
          </table:table-cell>
          <table:table-cell table:style-name="ce6" table:formula="of:=AVERAGE([.A60:.C60])" office:value-type="float" office:value="0.432954127589862" calcext:value-type="float">
            <text:p>0.432954127589862</text:p>
          </table:table-cell>
          <table:table-cell table:style-name="ce6"/>
          <table:table-cell table:style-name="ce6" office:value-type="float" office:value="0.276081264019012" calcext:value-type="float">
            <text:p>0.276081264019012</text:p>
          </table:table-cell>
          <table:table-cell table:style-name="ce6" office:value-type="float" office:value="0.559396922588348" calcext:value-type="float">
            <text:p>0.559396922588348</text:p>
          </table:table-cell>
          <table:table-cell table:style-name="ce6" office:value-type="float" office:value="0.460411190986633" calcext:value-type="float">
            <text:p>0.460411190986633</text:p>
          </table:table-cell>
          <table:table-cell table:formula="of:=AVERAGE([.F60:.H60])" office:value-type="float" office:value="0.431963125864664" calcext:value-type="float">
            <text:p>0.431963125864664</text:p>
          </table:table-cell>
          <table:table-cell table:style-name="ce6"/>
          <table:table-cell table:style-name="ce6" office:value-type="float" office:value="0.28264769911766" calcext:value-type="float">
            <text:p>0.28264769911766</text:p>
          </table:table-cell>
          <table:table-cell table:style-name="ce6" office:value-type="float" office:value="0.588102698326111" calcext:value-type="float">
            <text:p>0.588102698326111</text:p>
          </table:table-cell>
          <table:table-cell table:style-name="ce6" office:value-type="float" office:value="0.473893821239471" calcext:value-type="float">
            <text:p>0.473893821239471</text:p>
          </table:table-cell>
          <table:table-cell table:formula="of:=AVERAGE([.K60:.M60])" office:value-type="float" office:value="0.448214739561081" calcext:value-type="float">
            <text:p>0.448214739561081</text:p>
          </table:table-cell>
          <table:table-cell table:style-name="ce6"/>
          <table:table-cell table:style-name="ce6" office:value-type="float" office:value="0.289058536291122" calcext:value-type="float">
            <text:p>0.289058536291122</text:p>
          </table:table-cell>
          <table:table-cell table:style-name="ce6" office:value-type="float" office:value="0.60718834400177" calcext:value-type="float">
            <text:p>0.60718834400177</text:p>
          </table:table-cell>
          <table:table-cell table:style-name="ce6" office:value-type="float" office:value="0.477593451738358" calcext:value-type="float">
            <text:p>0.477593451738358</text:p>
          </table:table-cell>
          <table:table-cell table:formula="of:=AVERAGE([.P60:.R60])" office:value-type="float" office:value="0.45794677734375" calcext:value-type="float">
            <text:p>0.45794677734375</text:p>
          </table:table-cell>
          <table:table-cell table:style-name="ce6"/>
          <table:table-cell table:style-name="ce6" office:value-type="float" office:value="0.260682106018066" calcext:value-type="float">
            <text:p>0.260682106018066</text:p>
          </table:table-cell>
          <table:table-cell table:style-name="ce6" office:value-type="float" office:value="0.609056949615479" calcext:value-type="float">
            <text:p>0.609056949615479</text:p>
          </table:table-cell>
          <table:table-cell table:style-name="ce6" office:value-type="float" office:value="0.464240700006485" calcext:value-type="float">
            <text:p>0.464240700006485</text:p>
          </table:table-cell>
          <table:table-cell table:formula="of:=AVERAGE([.U60:.W60])" office:value-type="float" office:value="0.444659918546677" calcext:value-type="float">
            <text:p>0.444659918546677</text:p>
          </table:table-cell>
          <table:table-cell table:style-name="ce6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table:formula="of:=AVERAGE([.A41:.A60])" office:value-type="float" office:value="0.221080607175827" calcext:value-type="float">
            <text:p>0.221080607175827</text:p>
          </table:table-cell>
          <table:table-cell table:style-name="ce6" table:formula="of:=AVERAGE([.B41:.B60])" office:value-type="float" office:value="0.550349219143391" calcext:value-type="float">
            <text:p>0.550349219143391</text:p>
          </table:table-cell>
          <table:table-cell table:style-name="ce6" table:formula="of:=AVERAGE([.C41:.C60])" office:value-type="float" office:value="0.428071777522564" calcext:value-type="float">
            <text:p>0.428071777522564</text:p>
          </table:table-cell>
          <table:table-cell table:style-name="ce6" table:formula="of:=AVERAGE([.D41:.D60])" office:value-type="float" office:value="0.39983386794726" calcext:value-type="float">
            <text:p>0.39983386794726</text:p>
          </table:table-cell>
          <table:table-cell office:value-type="string" calcext:value-type="string">
            <text:p>Mean</text:p>
          </table:table-cell>
          <table:table-cell table:formula="of:=AVERAGE([.F41:.F60])" office:value-type="float" office:value="0.286324472725391" calcext:value-type="float">
            <text:p>0.286324472725391</text:p>
          </table:table-cell>
          <table:table-cell table:formula="of:=AVERAGE([.G41:.G60])" office:value-type="float" office:value="0.582302060723305" calcext:value-type="float">
            <text:p>0.582302060723305</text:p>
          </table:table-cell>
          <table:table-cell table:formula="of:=AVERAGE([.H41:.H60])" office:value-type="float" office:value="0.469847114384174" calcext:value-type="float">
            <text:p>0.469847114384174</text:p>
          </table:table-cell>
          <table:table-cell table:formula="of:=AVERAGE([.I41:.I60])" office:value-type="float" office:value="0.446157882610957" calcext:value-type="float">
            <text:p>0.446157882610957</text:p>
          </table:table-cell>
          <table:table-cell office:value-type="string" calcext:value-type="string">
            <text:p>Mean</text:p>
          </table:table-cell>
          <table:table-cell table:formula="of:=AVERAGE([.K41:.K60])" office:value-type="float" office:value="0.274789154529571" calcext:value-type="float">
            <text:p>0.274789154529571</text:p>
          </table:table-cell>
          <table:table-cell table:formula="of:=AVERAGE([.L41:.L60])" office:value-type="float" office:value="0.581636601686478" calcext:value-type="float">
            <text:p>0.581636601686478</text:p>
          </table:table-cell>
          <table:table-cell table:formula="of:=AVERAGE([.M41:.M60])" office:value-type="float" office:value="0.472448569536209" calcext:value-type="float">
            <text:p>0.472448569536209</text:p>
          </table:table-cell>
          <table:table-cell table:formula="of:=AVERAGE([.N41:.N60])" office:value-type="float" office:value="0.442958108584086" calcext:value-type="float">
            <text:p>0.442958108584086</text:p>
          </table:table-cell>
          <table:table-cell office:value-type="string" calcext:value-type="string">
            <text:p>Mean</text:p>
          </table:table-cell>
          <table:table-cell table:formula="of:=AVERAGE([.P41:.P60])" office:value-type="float" office:value="0.277063722908497" calcext:value-type="float">
            <text:p>0.277063722908497</text:p>
          </table:table-cell>
          <table:table-cell table:formula="of:=AVERAGE([.Q41:.Q60])" office:value-type="float" office:value="0.601520159840584" calcext:value-type="float">
            <text:p>0.601520159840584</text:p>
          </table:table-cell>
          <table:table-cell table:formula="of:=AVERAGE([.R41:.R60])" office:value-type="float" office:value="0.479083582758904" calcext:value-type="float">
            <text:p>0.479083582758904</text:p>
          </table:table-cell>
          <table:table-cell table:formula="of:=AVERAGE([.S41:.S60])" office:value-type="float" office:value="0.452555821835995" calcext:value-type="float">
            <text:p>0.452555821835995</text:p>
          </table:table-cell>
          <table:table-cell office:value-type="string" calcext:value-type="string">
            <text:p>Mean</text:p>
          </table:table-cell>
          <table:table-cell table:formula="of:=AVERAGE([.U41:.U60])" office:value-type="float" office:value="0.262989369034767" calcext:value-type="float">
            <text:p>0.262989369034767</text:p>
          </table:table-cell>
          <table:table-cell table:formula="of:=AVERAGE([.V41:.V60])" office:value-type="float" office:value="0.598781701922417" calcext:value-type="float">
            <text:p>0.598781701922417</text:p>
          </table:table-cell>
          <table:table-cell table:formula="of:=AVERAGE([.W41:.W60])" office:value-type="float" office:value="0.468939597904682" calcext:value-type="float">
            <text:p>0.468939597904682</text:p>
          </table:table-cell>
          <table:table-cell table:formula="of:=AVERAGE([.X41:.X60])" office:value-type="float" office:value="0.443570222953955" calcext:value-type="float">
            <text:p>0.443570222953955</text:p>
          </table:table-cell>
          <table:table-cell office:value-type="string" calcext:value-type="string">
            <text:p>Mean</text:p>
          </table:table-cell>
          <table:table-cell table:number-columns-repeated="999"/>
        </table:table-row>
        <table:table-row table:style-name="ro1">
          <table:table-cell table:style-name="ce6" table:formula="of:=MAX([.A41:.A60])" office:value-type="float" office:value="0.283271104097366" calcext:value-type="float">
            <text:p>0.283271104097366</text:p>
          </table:table-cell>
          <table:table-cell table:style-name="ce6" table:formula="of:=MAX([.B41:.B60])" office:value-type="float" office:value="0.604257106781006" calcext:value-type="float">
            <text:p>0.604257106781006</text:p>
          </table:table-cell>
          <table:table-cell table:style-name="ce6" table:formula="of:=MAX([.C41:.C60])" office:value-type="float" office:value="0.474346607923508" calcext:value-type="float">
            <text:p>0.474346607923508</text:p>
          </table:table-cell>
          <table:table-cell table:style-name="ce6" table:formula="of:=MAX([.D41:.D60])" office:value-type="float" office:value="0.451582392056783" calcext:value-type="float">
            <text:p>0.451582392056783</text:p>
          </table:table-cell>
          <table:table-cell office:value-type="string" calcext:value-type="string">
            <text:p>Max</text:p>
          </table:table-cell>
          <table:table-cell table:formula="of:=MAX([.F41:.F60])" office:value-type="float" office:value="0.302935600280762" calcext:value-type="float">
            <text:p>0.302935600280762</text:p>
          </table:table-cell>
          <table:table-cell table:formula="of:=MAX([.G41:.G60])" office:value-type="float" office:value="0.61082398891449" calcext:value-type="float">
            <text:p>0.61082398891449</text:p>
          </table:table-cell>
          <table:table-cell table:formula="of:=MAX([.H41:.H60])" office:value-type="float" office:value="0.487530946731567" calcext:value-type="float">
            <text:p>0.487530946731567</text:p>
          </table:table-cell>
          <table:table-cell table:formula="of:=MAX([.I41:.I60])" office:value-type="float" office:value="0.464864681164424" calcext:value-type="float">
            <text:p>0.464864681164424</text:p>
          </table:table-cell>
          <table:table-cell office:value-type="string" calcext:value-type="string">
            <text:p>Max</text:p>
          </table:table-cell>
          <table:table-cell table:formula="of:=MAX([.K41:.K60])" office:value-type="float" office:value="0.291846424341202" calcext:value-type="float">
            <text:p>0.291846424341202</text:p>
          </table:table-cell>
          <table:table-cell table:formula="of:=MAX([.L41:.L60])" office:value-type="float" office:value="0.603966355323792" calcext:value-type="float">
            <text:p>0.603966355323792</text:p>
          </table:table-cell>
          <table:table-cell table:formula="of:=MAX([.M41:.M60])" office:value-type="float" office:value="0.482956349849701" calcext:value-type="float">
            <text:p>0.482956349849701</text:p>
          </table:table-cell>
          <table:table-cell table:formula="of:=MAX([.N41:.N60])" office:value-type="float" office:value="0.452632208665212" calcext:value-type="float">
            <text:p>0.452632208665212</text:p>
          </table:table-cell>
          <table:table-cell office:value-type="string" calcext:value-type="string">
            <text:p>Max</text:p>
          </table:table-cell>
          <table:table-cell table:formula="of:=MAX([.P41:.P60])" office:value-type="float" office:value="0.289058536291122" calcext:value-type="float">
            <text:p>0.289058536291122</text:p>
          </table:table-cell>
          <table:table-cell table:formula="of:=MAX([.Q41:.Q60])" office:value-type="float" office:value="0.608451962471008" calcext:value-type="float">
            <text:p>0.608451962471008</text:p>
          </table:table-cell>
          <table:table-cell table:formula="of:=MAX([.R41:.R60])" office:value-type="float" office:value="0.487874418497086" calcext:value-type="float">
            <text:p>0.487874418497086</text:p>
          </table:table-cell>
          <table:table-cell table:formula="of:=MAX([.S41:.S60])" office:value-type="float" office:value="0.458119322856267" calcext:value-type="float">
            <text:p>0.458119322856267</text:p>
          </table:table-cell>
          <table:table-cell office:value-type="string" calcext:value-type="string">
            <text:p>Max</text:p>
          </table:table-cell>
          <table:table-cell table:formula="of:=MAX([.U41:.U60])" office:value-type="float" office:value="0.283899426460266" calcext:value-type="float">
            <text:p>0.283899426460266</text:p>
          </table:table-cell>
          <table:table-cell table:formula="of:=MAX([.V41:.V60])" office:value-type="float" office:value="0.61797434091568" calcext:value-type="float">
            <text:p>0.61797434091568</text:p>
          </table:table-cell>
          <table:table-cell table:formula="of:=MAX([.W41:.W60])" office:value-type="float" office:value="0.486444115638733" calcext:value-type="float">
            <text:p>0.486444115638733</text:p>
          </table:table-cell>
          <table:table-cell table:formula="of:=MAX([.X41:.X60])" office:value-type="float" office:value="0.458163350820541" calcext:value-type="float">
            <text:p>0.458163350820541</text:p>
          </table:table-cell>
          <table:table-cell office:value-type="string" calcext:value-type="string">
            <text:p>Max</text:p>
          </table:table-cell>
          <table:table-cell table:number-columns-repeated="999"/>
        </table:table-row>
        <table:table-row table:style-name="ro1">
          <table:table-cell table:style-name="ce6" table:formula="of:=MIN([.A41:.A60])" office:value-type="float" office:value="0.135245203971863" calcext:value-type="float">
            <text:p>0.135245203971863</text:p>
          </table:table-cell>
          <table:table-cell table:style-name="ce6" table:formula="of:=MIN([.B41:.B60])" office:value-type="float" office:value="0.442254275083542" calcext:value-type="float">
            <text:p>0.442254275083542</text:p>
          </table:table-cell>
          <table:table-cell table:style-name="ce6" table:formula="of:=MIN([.C41:.C60])" office:value-type="float" office:value="0.33690619468689" calcext:value-type="float">
            <text:p>0.33690619468689</text:p>
          </table:table-cell>
          <table:table-cell table:style-name="ce6" table:formula="of:=MIN([.D41:.D60])" office:value-type="float" office:value="0.304801891247432" calcext:value-type="float">
            <text:p>0.304801891247432</text:p>
          </table:table-cell>
          <table:table-cell office:value-type="string" calcext:value-type="string">
            <text:p>Min</text:p>
          </table:table-cell>
          <table:table-cell table:formula="of:=MIN([.F41:.F60])" office:value-type="float" office:value="0.266887813806534" calcext:value-type="float">
            <text:p>0.266887813806534</text:p>
          </table:table-cell>
          <table:table-cell table:formula="of:=MIN([.G41:.G60])" office:value-type="float" office:value="0.559396862983704" calcext:value-type="float">
            <text:p>0.559396862983704</text:p>
          </table:table-cell>
          <table:table-cell table:formula="of:=MIN([.H41:.H60])" office:value-type="float" office:value="0.4556904733181" calcext:value-type="float">
            <text:p>0.4556904733181</text:p>
          </table:table-cell>
          <table:table-cell table:formula="of:=MIN([.I41:.I60])" office:value-type="float" office:value="0.431963086128235" calcext:value-type="float">
            <text:p>0.431963086128235</text:p>
          </table:table-cell>
          <table:table-cell office:value-type="string" calcext:value-type="string">
            <text:p>Min</text:p>
          </table:table-cell>
          <table:table-cell table:formula="of:=MIN([.K41:.K60])" office:value-type="float" office:value="0.258119940757751" calcext:value-type="float">
            <text:p>0.258119940757751</text:p>
          </table:table-cell>
          <table:table-cell table:formula="of:=MIN([.L41:.L60])" office:value-type="float" office:value="0.565811693668366" calcext:value-type="float">
            <text:p>0.565811693668366</text:p>
          </table:table-cell>
          <table:table-cell table:formula="of:=MIN([.M41:.M60])" office:value-type="float" office:value="0.460911780595779" calcext:value-type="float">
            <text:p>0.460911780595779</text:p>
          </table:table-cell>
          <table:table-cell table:formula="of:=MIN([.N41:.N60])" office:value-type="float" office:value="0.433598816394806" calcext:value-type="float">
            <text:p>0.433598816394806</text:p>
          </table:table-cell>
          <table:table-cell office:value-type="string" calcext:value-type="string">
            <text:p>Min</text:p>
          </table:table-cell>
          <table:table-cell table:formula="of:=MIN([.P41:.P60])" office:value-type="float" office:value="0.263347595930099" calcext:value-type="float">
            <text:p>0.263347595930099</text:p>
          </table:table-cell>
          <table:table-cell table:formula="of:=MIN([.Q41:.Q60])" office:value-type="float" office:value="0.592775702476501" calcext:value-type="float">
            <text:p>0.592775702476501</text:p>
          </table:table-cell>
          <table:table-cell table:formula="of:=MIN([.R41:.R60])" office:value-type="float" office:value="0.465946853160858" calcext:value-type="float">
            <text:p>0.465946853160858</text:p>
          </table:table-cell>
          <table:table-cell table:formula="of:=MIN([.S41:.S60])" office:value-type="float" office:value="0.44093112150828" calcext:value-type="float">
            <text:p>0.44093112150828</text:p>
          </table:table-cell>
          <table:table-cell office:value-type="string" calcext:value-type="string">
            <text:p>Min</text:p>
          </table:table-cell>
          <table:table-cell table:formula="of:=MIN([.U41:.U60])" office:value-type="float" office:value="0.230231419205666" calcext:value-type="float">
            <text:p>0.230231419205666</text:p>
          </table:table-cell>
          <table:table-cell table:formula="of:=MIN([.V41:.V60])" office:value-type="float" office:value="0.578215718269348" calcext:value-type="float">
            <text:p>0.578215718269348</text:p>
          </table:table-cell>
          <table:table-cell table:formula="of:=MIN([.W41:.W60])" office:value-type="float" office:value="0.45094108581543" calcext:value-type="float">
            <text:p>0.45094108581543</text:p>
          </table:table-cell>
          <table:table-cell table:formula="of:=MIN([.X41:.X60])" office:value-type="float" office:value="0.419796074430148" calcext:value-type="float">
            <text:p>0.419796074430148</text:p>
          </table:table-cell>
          <table:table-cell office:value-type="string" calcext:value-type="string">
            <text:p>Min</text:p>
          </table:table-cell>
          <table:table-cell table:number-columns-repeated="999"/>
        </table:table-row>
        <table:table-row table:style-name="ro1">
          <table:table-cell table:style-name="ce6" table:formula="of:=STDEV([.A41:.A60])" office:value-type="float" office:value="0.0529176568869789" calcext:value-type="float">
            <text:p>0.052917656886979</text:p>
          </table:table-cell>
          <table:table-cell table:style-name="ce6" table:formula="of:=STDEV([.B41:.B60])" office:value-type="float" office:value="0.0524816928983158" calcext:value-type="float">
            <text:p>0.052481692898316</text:p>
          </table:table-cell>
          <table:table-cell table:style-name="ce6" table:formula="of:=STDEV([.C41:.C60])" office:value-type="float" office:value="0.0427506250253381" calcext:value-type="float">
            <text:p>0.042750625025338</text:p>
          </table:table-cell>
          <table:table-cell table:style-name="ce6" table:formula="of:=STDEV([.D41:.D60])" office:value-type="float" office:value="0.0463797457501988" calcext:value-type="float">
            <text:p>0.046379745750199</text:p>
          </table:table-cell>
          <table:table-cell office:value-type="string" calcext:value-type="string">
            <text:p>Std</text:p>
          </table:table-cell>
          <table:table-cell table:formula="of:=STDEV([.F41:.F60])" office:value-type="float" office:value="0.0101624914100617" calcext:value-type="float">
            <text:p>0.010162491410062</text:p>
          </table:table-cell>
          <table:table-cell table:formula="of:=STDEV([.G41:.G60])" office:value-type="float" office:value="0.0167084949757884" calcext:value-type="float">
            <text:p>0.016708494975788</text:p>
          </table:table-cell>
          <table:table-cell table:formula="of:=STDEV([.H41:.H60])" office:value-type="float" office:value="0.0108493852323236" calcext:value-type="float">
            <text:p>0.010849385232324</text:p>
          </table:table-cell>
          <table:table-cell table:formula="of:=STDEV([.I41:.I60])" office:value-type="float" office:value="0.0118031581896752" calcext:value-type="float">
            <text:p>0.011803158189675</text:p>
          </table:table-cell>
          <table:table-cell office:value-type="string" calcext:value-type="string">
            <text:p>Std</text:p>
          </table:table-cell>
          <table:table-cell table:formula="of:=STDEV([.K41:.K60])" office:value-type="float" office:value="0.00961978577532784" calcext:value-type="float">
            <text:p>0.009619785775328</text:p>
          </table:table-cell>
          <table:table-cell table:formula="of:=STDEV([.L41:.L60])" office:value-type="float" office:value="0.0106715538890035" calcext:value-type="float">
            <text:p>0.010671553889004</text:p>
          </table:table-cell>
          <table:table-cell table:formula="of:=STDEV([.M41:.M60])" office:value-type="float" office:value="0.00676870706741931" calcext:value-type="float">
            <text:p>0.006768707067419</text:p>
          </table:table-cell>
          <table:table-cell table:formula="of:=STDEV([.N41:.N60])" office:value-type="float" office:value="0.00541140560582139" calcext:value-type="float">
            <text:p>0.005411405605821</text:p>
          </table:table-cell>
          <table:table-cell office:value-type="string" calcext:value-type="string">
            <text:p>Std</text:p>
          </table:table-cell>
          <table:table-cell table:formula="of:=STDEV([.P41:.P60])" office:value-type="float" office:value="0.00742732564746873" calcext:value-type="float">
            <text:p>0.007427325647469</text:p>
          </table:table-cell>
          <table:table-cell table:formula="of:=STDEV([.Q41:.Q60])" office:value-type="float" office:value="0.00589129473394649" calcext:value-type="float">
            <text:p>0.005891294733946</text:p>
          </table:table-cell>
          <table:table-cell table:formula="of:=STDEV([.R41:.R60])" office:value-type="float" office:value="0.00716028755741216" calcext:value-type="float">
            <text:p>0.007160287557412</text:p>
          </table:table-cell>
          <table:table-cell table:formula="of:=STDEV([.S41:.S60])" office:value-type="float" office:value="0.00587095003643924" calcext:value-type="float">
            <text:p>0.005870950036439</text:p>
          </table:table-cell>
          <table:table-cell office:value-type="string" calcext:value-type="string">
            <text:p>Std</text:p>
          </table:table-cell>
          <table:table-cell table:formula="of:=STDEV([.U41:.U60])" office:value-type="float" office:value="0.0133991293153785" calcext:value-type="float">
            <text:p>0.013399129315379</text:p>
          </table:table-cell>
          <table:table-cell table:formula="of:=STDEV([.V41:.V60])" office:value-type="float" office:value="0.0121054734087742" calcext:value-type="float">
            <text:p>0.012105473408774</text:p>
          </table:table-cell>
          <table:table-cell table:formula="of:=STDEV([.W41:.W60])" office:value-type="float" office:value="0.0110137670743004" calcext:value-type="float">
            <text:p>0.011013767074301</text:p>
          </table:table-cell>
          <table:table-cell table:formula="of:=STDEV([.X41:.X60])" office:value-type="float" office:value="0.0110788894416033" calcext:value-type="float">
            <text:p>0.011078889441603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A136+WE</text:p>
          </table:table-cell>
          <table:table-cell office:value-type="string" calcext:value-type="string">
            <text:p>768-dim</text:p>
          </table:table-cell>
          <table:table-cell table:number-columns-repeated="3"/>
          <table:table-cell office:value-type="string" calcext:value-type="string">
            <text:p>pAA136+word2vec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string" calcext:value-type="string">
            <text:p>WE-768</text:p>
          </table:table-cell>
          <table:table-cell table:number-columns-repeated="4"/>
          <table:table-cell office:value-type="string" calcext:value-type="string">
            <text:p>WE-10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table:number-columns-repeated="1005"/>
        </table:table-row>
        <table:table-row table:style-name="ro1">
          <table:table-cell office:value-type="float" office:value="0.256758064031601" calcext:value-type="float">
            <text:p>0.256758064031601</text:p>
          </table:table-cell>
          <table:table-cell office:value-type="float" office:value="0.603167295455933" calcext:value-type="float">
            <text:p>0.603167295455933</text:p>
          </table:table-cell>
          <table:table-cell office:value-type="float" office:value="0.462703108787537" calcext:value-type="float">
            <text:p>0.462703108787537</text:p>
          </table:table-cell>
          <table:table-cell table:formula="of:=AVERAGE([.A71:.C71])" office:value-type="float" office:value="0.44087615609169" calcext:value-type="float">
            <text:p>0.44087615609169</text:p>
          </table:table-cell>
          <table:table-cell/>
          <table:table-cell office:value-type="float" office:value="0.176196679472923" calcext:value-type="float">
            <text:p>0.176196679472923</text:p>
          </table:table-cell>
          <table:table-cell office:value-type="float" office:value="0.491962105035782" calcext:value-type="float">
            <text:p>0.491962105035782</text:p>
          </table:table-cell>
          <table:table-cell office:value-type="float" office:value="0.413641214370728" calcext:value-type="float">
            <text:p>0.413641214370728</text:p>
          </table:table-cell>
          <table:table-cell table:formula="of:=AVERAGE([.F71:.H71])" office:value-type="float" office:value="0.360599999626478" calcext:value-type="float">
            <text:p>0.360599999626478</text:p>
          </table:table-cell>
          <table:table-cell/>
          <table:table-cell office:value-type="float" office:value="0.178882271051407" calcext:value-type="float">
            <text:p>0.178882271051407</text:p>
          </table:table-cell>
          <table:table-cell office:value-type="float" office:value="0.269658356904984" calcext:value-type="float">
            <text:p>0.269658356904984</text:p>
          </table:table-cell>
          <table:table-cell office:value-type="float" office:value="0.326884984970093" calcext:value-type="float">
            <text:p>0.326884984970093</text:p>
          </table:table-cell>
          <table:table-cell table:formula="of:=AVERAGE([.K71:.M71])" office:value-type="float" office:value="0.258475204308828" calcext:value-type="float">
            <text:p>0.258475204308828</text:p>
          </table:table-cell>
          <table:table-cell/>
          <table:table-cell office:value-type="float" office:value="0.197729542851448" calcext:value-type="float">
            <text:p>0.197729542851448</text:p>
          </table:table-cell>
          <table:table-cell office:value-type="float" office:value="0.320501238107681" calcext:value-type="float">
            <text:p>0.320501238107681</text:p>
          </table:table-cell>
          <table:table-cell office:value-type="float" office:value="0.368880718946457" calcext:value-type="float">
            <text:p>0.368880718946457</text:p>
          </table:table-cell>
          <table:table-cell table:formula="of:=AVERAGE([.P71:.R71])" office:value-type="float" office:value="0.295703833301862" calcext:value-type="float">
            <text:p>0.295703833301862</text:p>
          </table:table-cell>
          <table:table-cell table:number-columns-repeated="1005"/>
        </table:table-row>
        <table:table-row table:style-name="ro1">
          <table:table-cell office:value-type="float" office:value="0.257816672325134" calcext:value-type="float">
            <text:p>0.257816672325134</text:p>
          </table:table-cell>
          <table:table-cell office:value-type="float" office:value="0.598752081394196" calcext:value-type="float">
            <text:p>0.598752081394196</text:p>
          </table:table-cell>
          <table:table-cell office:value-type="float" office:value="0.460080236196518" calcext:value-type="float">
            <text:p>0.460080236196518</text:p>
          </table:table-cell>
          <table:table-cell table:formula="of:=AVERAGE([.A72:.C72])" office:value-type="float" office:value="0.438882996638616" calcext:value-type="float">
            <text:p>0.438882996638616</text:p>
          </table:table-cell>
          <table:table-cell/>
          <table:table-cell office:value-type="float" office:value="0.175666198134422" calcext:value-type="float">
            <text:p>0.175666198134422</text:p>
          </table:table-cell>
          <table:table-cell office:value-type="float" office:value="0.500954508781433" calcext:value-type="float">
            <text:p>0.500954508781433</text:p>
          </table:table-cell>
          <table:table-cell office:value-type="float" office:value="0.427177369594574" calcext:value-type="float">
            <text:p>0.427177369594574</text:p>
          </table:table-cell>
          <table:table-cell table:formula="of:=AVERAGE([.F72:.H72])" office:value-type="float" office:value="0.367932692170143" calcext:value-type="float">
            <text:p>0.367932692170143</text:p>
          </table:table-cell>
          <table:table-cell/>
          <table:table-cell office:value-type="float" office:value="0.210119605064392" calcext:value-type="float">
            <text:p>0.210119605064392</text:p>
          </table:table-cell>
          <table:table-cell office:value-type="float" office:value="0.301932513713837" calcext:value-type="float">
            <text:p>0.301932513713837</text:p>
          </table:table-cell>
          <table:table-cell office:value-type="float" office:value="0.356457442045212" calcext:value-type="float">
            <text:p>0.356457442045212</text:p>
          </table:table-cell>
          <table:table-cell table:formula="of:=AVERAGE([.K72:.M72])" office:value-type="float" office:value="0.289503186941147" calcext:value-type="float">
            <text:p>0.289503186941147</text:p>
          </table:table-cell>
          <table:table-cell/>
          <table:table-cell office:value-type="float" office:value="0.200724989175796" calcext:value-type="float">
            <text:p>0.200724989175796</text:p>
          </table:table-cell>
          <table:table-cell office:value-type="float" office:value="0.309911340475082" calcext:value-type="float">
            <text:p>0.309911340475082</text:p>
          </table:table-cell>
          <table:table-cell office:value-type="float" office:value="0.365764290094376" calcext:value-type="float">
            <text:p>0.365764290094376</text:p>
          </table:table-cell>
          <table:table-cell table:formula="of:=AVERAGE([.P72:.R72])" office:value-type="float" office:value="0.292133539915085" calcext:value-type="float">
            <text:p>0.292133539915085</text:p>
          </table:table-cell>
          <table:table-cell table:number-columns-repeated="1005"/>
        </table:table-row>
        <table:table-row table:style-name="ro1">
          <table:table-cell office:value-type="float" office:value="0.281077772378922" calcext:value-type="float">
            <text:p>0.281077772378922</text:p>
          </table:table-cell>
          <table:table-cell office:value-type="float" office:value="0.604526102542877" calcext:value-type="float">
            <text:p>0.604526102542877</text:p>
          </table:table-cell>
          <table:table-cell office:value-type="float" office:value="0.47025939822197" calcext:value-type="float">
            <text:p>0.47025939822197</text:p>
          </table:table-cell>
          <table:table-cell table:formula="of:=AVERAGE([.A73:.C73])" office:value-type="float" office:value="0.451954424381256" calcext:value-type="float">
            <text:p>0.451954424381256</text:p>
          </table:table-cell>
          <table:table-cell/>
          <table:table-cell office:value-type="float" office:value="0.269760012626648" calcext:value-type="float">
            <text:p>0.269760012626648</text:p>
          </table:table-cell>
          <table:table-cell office:value-type="float" office:value="0.604131817817688" calcext:value-type="float">
            <text:p>0.604131817817688</text:p>
          </table:table-cell>
          <table:table-cell office:value-type="float" office:value="0.482724010944366" calcext:value-type="float">
            <text:p>0.482724010944366</text:p>
          </table:table-cell>
          <table:table-cell table:formula="of:=AVERAGE([.F73:.H73])" office:value-type="float" office:value="0.452205280462901" calcext:value-type="float">
            <text:p>0.452205280462901</text:p>
          </table:table-cell>
          <table:table-cell/>
          <table:table-cell office:value-type="float" office:value="0.211138844490051" calcext:value-type="float">
            <text:p>0.211138844490051</text:p>
          </table:table-cell>
          <table:table-cell office:value-type="float" office:value="0.319974899291992" calcext:value-type="float">
            <text:p>0.319974899291992</text:p>
          </table:table-cell>
          <table:table-cell office:value-type="float" office:value="0.36320698261261" calcext:value-type="float">
            <text:p>0.36320698261261</text:p>
          </table:table-cell>
          <table:table-cell table:formula="of:=AVERAGE([.K73:.M73])" office:value-type="float" office:value="0.298106908798218" calcext:value-type="float">
            <text:p>0.298106908798218</text:p>
          </table:table-cell>
          <table:table-cell/>
          <table:table-cell office:value-type="float" office:value="0.212700828909874" calcext:value-type="float">
            <text:p>0.212700828909874</text:p>
          </table:table-cell>
          <table:table-cell office:value-type="float" office:value="0.315735727548599" calcext:value-type="float">
            <text:p>0.315735727548599</text:p>
          </table:table-cell>
          <table:table-cell office:value-type="float" office:value="0.361635774374008" calcext:value-type="float">
            <text:p>0.361635774374008</text:p>
          </table:table-cell>
          <table:table-cell table:formula="of:=AVERAGE([.P73:.R73])" office:value-type="float" office:value="0.29669077694416" calcext:value-type="float">
            <text:p>0.29669077694416</text:p>
          </table:table-cell>
          <table:table-cell table:number-columns-repeated="1005"/>
        </table:table-row>
        <table:table-row table:style-name="ro1">
          <table:table-cell office:value-type="float" office:value="0.257816731929779" calcext:value-type="float">
            <text:p>0.257816731929779</text:p>
          </table:table-cell>
          <table:table-cell office:value-type="float" office:value="0.598752081394196" calcext:value-type="float">
            <text:p>0.598752081394196</text:p>
          </table:table-cell>
          <table:table-cell office:value-type="float" office:value="0.46008026599884" calcext:value-type="float">
            <text:p>0.46008026599884</text:p>
          </table:table-cell>
          <table:table-cell table:formula="of:=AVERAGE([.A74:.C74])" office:value-type="float" office:value="0.438883026440938" calcext:value-type="float">
            <text:p>0.438883026440938</text:p>
          </table:table-cell>
          <table:table-cell/>
          <table:table-cell office:value-type="float" office:value="0.266554594039917" calcext:value-type="float">
            <text:p>0.266554594039917</text:p>
          </table:table-cell>
          <table:table-cell office:value-type="float" office:value="0.601145327091217" calcext:value-type="float">
            <text:p>0.601145327091217</text:p>
          </table:table-cell>
          <table:table-cell office:value-type="float" office:value="0.479406863451004" calcext:value-type="float">
            <text:p>0.479406863451004</text:p>
          </table:table-cell>
          <table:table-cell table:formula="of:=AVERAGE([.F74:.H74])" office:value-type="float" office:value="0.449035594860713" calcext:value-type="float">
            <text:p>0.449035594860713</text:p>
          </table:table-cell>
          <table:table-cell/>
          <table:table-cell office:value-type="float" office:value="0.193586438894272" calcext:value-type="float">
            <text:p>0.193586438894272</text:p>
          </table:table-cell>
          <table:table-cell office:value-type="float" office:value="0.303184121847153" calcext:value-type="float">
            <text:p>0.303184121847153</text:p>
          </table:table-cell>
          <table:table-cell office:value-type="float" office:value="0.329740315675735" calcext:value-type="float">
            <text:p>0.329740315675735</text:p>
          </table:table-cell>
          <table:table-cell table:formula="of:=AVERAGE([.K74:.M74])" office:value-type="float" office:value="0.275503625472387" calcext:value-type="float">
            <text:p>0.275503625472387</text:p>
          </table:table-cell>
          <table:table-cell/>
          <table:table-cell office:value-type="float" office:value="0.22219255566597" calcext:value-type="float">
            <text:p>0.22219255566597</text:p>
          </table:table-cell>
          <table:table-cell office:value-type="float" office:value="0.292385786771774" calcext:value-type="float">
            <text:p>0.292385786771774</text:p>
          </table:table-cell>
          <table:table-cell office:value-type="float" office:value="0.342512041330337" calcext:value-type="float">
            <text:p>0.342512041330337</text:p>
          </table:table-cell>
          <table:table-cell table:formula="of:=AVERAGE([.P74:.R74])" office:value-type="float" office:value="0.28569679458936" calcext:value-type="float">
            <text:p>0.28569679458936</text:p>
          </table:table-cell>
          <table:table-cell table:number-columns-repeated="1005"/>
        </table:table-row>
        <table:table-row table:style-name="ro1">
          <table:table-cell office:value-type="float" office:value="0.261082589626312" calcext:value-type="float">
            <text:p>0.261082589626312</text:p>
          </table:table-cell>
          <table:table-cell office:value-type="float" office:value="0.607464373111725" calcext:value-type="float">
            <text:p>0.607464373111725</text:p>
          </table:table-cell>
          <table:table-cell office:value-type="float" office:value="0.46949702501297" calcext:value-type="float">
            <text:p>0.46949702501297</text:p>
          </table:table-cell>
          <table:table-cell table:formula="of:=AVERAGE([.A75:.C75])" office:value-type="float" office:value="0.446014662583669" calcext:value-type="float">
            <text:p>0.446014662583669</text:p>
          </table:table-cell>
          <table:table-cell/>
          <table:table-cell office:value-type="float" office:value="0.26402336359024" calcext:value-type="float">
            <text:p>0.26402336359024</text:p>
          </table:table-cell>
          <table:table-cell office:value-type="float" office:value="0.558774948120117" calcext:value-type="float">
            <text:p>0.558774948120117</text:p>
          </table:table-cell>
          <table:table-cell office:value-type="float" office:value="0.411320298910141" calcext:value-type="float">
            <text:p>0.411320298910141</text:p>
          </table:table-cell>
          <table:table-cell table:formula="of:=AVERAGE([.F75:.H75])" office:value-type="float" office:value="0.411372870206833" calcext:value-type="float">
            <text:p>0.411372870206833</text:p>
          </table:table-cell>
          <table:table-cell/>
          <table:table-cell office:value-type="float" office:value="0.209475204348564" calcext:value-type="float">
            <text:p>0.209475204348564</text:p>
          </table:table-cell>
          <table:table-cell office:value-type="float" office:value="0.318211376667023" calcext:value-type="float">
            <text:p>0.318211376667023</text:p>
          </table:table-cell>
          <table:table-cell office:value-type="float" office:value="0.357692271471024" calcext:value-type="float">
            <text:p>0.357692271471024</text:p>
          </table:table-cell>
          <table:table-cell table:formula="of:=AVERAGE([.K75:.M75])" office:value-type="float" office:value="0.295126284162204" calcext:value-type="float">
            <text:p>0.295126284162204</text:p>
          </table:table-cell>
          <table:table-cell/>
          <table:table-cell office:value-type="float" office:value="0.213638499379158" calcext:value-type="float">
            <text:p>0.213638499379158</text:p>
          </table:table-cell>
          <table:table-cell office:value-type="float" office:value="0.295798718929291" calcext:value-type="float">
            <text:p>0.295798718929291</text:p>
          </table:table-cell>
          <table:table-cell office:value-type="float" office:value="0.365694880485535" calcext:value-type="float">
            <text:p>0.365694880485535</text:p>
          </table:table-cell>
          <table:table-cell table:formula="of:=AVERAGE([.P75:.R75])" office:value-type="float" office:value="0.291710699597995" calcext:value-type="float">
            <text:p>0.291710699597995</text:p>
          </table:table-cell>
          <table:table-cell table:number-columns-repeated="1005"/>
        </table:table-row>
        <table:table-row table:style-name="ro1">
          <table:table-cell office:value-type="float" office:value="0.252724289894104" calcext:value-type="float">
            <text:p>0.252724289894104</text:p>
          </table:table-cell>
          <table:table-cell office:value-type="float" office:value="0.59622848033905" calcext:value-type="float">
            <text:p>0.59622848033905</text:p>
          </table:table-cell>
          <table:table-cell office:value-type="float" office:value="0.45855700969696" calcext:value-type="float">
            <text:p>0.45855700969696</text:p>
          </table:table-cell>
          <table:table-cell table:formula="of:=AVERAGE([.A76:.C76])" office:value-type="float" office:value="0.435836593310038" calcext:value-type="float">
            <text:p>0.435836593310038</text:p>
          </table:table-cell>
          <table:table-cell/>
          <table:table-cell office:value-type="float" office:value="0.260448724031448" calcext:value-type="float">
            <text:p>0.260448724031448</text:p>
          </table:table-cell>
          <table:table-cell office:value-type="float" office:value="0.535737037658691" calcext:value-type="float">
            <text:p>0.535737037658691</text:p>
          </table:table-cell>
          <table:table-cell office:value-type="float" office:value="0.398980915546417" calcext:value-type="float">
            <text:p>0.398980915546417</text:p>
          </table:table-cell>
          <table:table-cell table:formula="of:=AVERAGE([.F76:.H76])" office:value-type="float" office:value="0.398388892412185" calcext:value-type="float">
            <text:p>0.398388892412185</text:p>
          </table:table-cell>
          <table:table-cell/>
          <table:table-cell office:value-type="float" office:value="0.165365174412727" calcext:value-type="float">
            <text:p>0.165365174412727</text:p>
          </table:table-cell>
          <table:table-cell office:value-type="float" office:value="0.293775379657745" calcext:value-type="float">
            <text:p>0.293775379657745</text:p>
          </table:table-cell>
          <table:table-cell office:value-type="float" office:value="0.320877909660339" calcext:value-type="float">
            <text:p>0.320877909660339</text:p>
          </table:table-cell>
          <table:table-cell table:formula="of:=AVERAGE([.K76:.M76])" office:value-type="float" office:value="0.260006154576937" calcext:value-type="float">
            <text:p>0.260006154576937</text:p>
          </table:table-cell>
          <table:table-cell/>
          <table:table-cell table:style-name="ce8" office:value-type="float" office:value="0.214778870344162" calcext:value-type="float">
            <text:p>0.214778870344162</text:p>
          </table:table-cell>
          <table:table-cell office:value-type="float" office:value="0.307974129915237" calcext:value-type="float">
            <text:p>0.307974129915237</text:p>
          </table:table-cell>
          <table:table-cell office:value-type="float" office:value="0.364611387252808" calcext:value-type="float">
            <text:p>0.364611387252808</text:p>
          </table:table-cell>
          <table:table-cell table:formula="of:=AVERAGE([.P76:.R76])" office:value-type="float" office:value="0.295788129170736" calcext:value-type="float">
            <text:p>0.295788129170736</text:p>
          </table:table-cell>
          <table:table-cell table:number-columns-repeated="1005"/>
        </table:table-row>
        <table:table-row table:style-name="ro1">
          <table:table-cell office:value-type="float" office:value="0.281078040599823" calcext:value-type="float">
            <text:p>0.281078040599823</text:p>
          </table:table-cell>
          <table:table-cell office:value-type="float" office:value="0.604526281356812" calcext:value-type="float">
            <text:p>0.604526281356812</text:p>
          </table:table-cell>
          <table:table-cell office:value-type="float" office:value="0.470259845256805" calcext:value-type="float">
            <text:p>0.470259845256805</text:p>
          </table:table-cell>
          <table:table-cell table:formula="of:=AVERAGE([.A77:.C77])" office:value-type="float" office:value="0.45195472240448" calcext:value-type="float">
            <text:p>0.45195472240448</text:p>
          </table:table-cell>
          <table:table-cell/>
          <table:table-cell office:value-type="float" office:value="0.246501639485359" calcext:value-type="float">
            <text:p>0.246501639485359</text:p>
          </table:table-cell>
          <table:table-cell office:value-type="float" office:value="0.555902361869812" calcext:value-type="float">
            <text:p>0.555902361869812</text:p>
          </table:table-cell>
          <table:table-cell office:value-type="float" office:value="0.465482115745544" calcext:value-type="float">
            <text:p>0.465482115745544</text:p>
          </table:table-cell>
          <table:table-cell table:formula="of:=AVERAGE([.F77:.H77])" office:value-type="float" office:value="0.422628705700238" calcext:value-type="float">
            <text:p>0.422628705700238</text:p>
          </table:table-cell>
          <table:table-cell/>
          <table:table-cell office:value-type="float" office:value="0.214471325278282" calcext:value-type="float">
            <text:p>0.214471325278282</text:p>
          </table:table-cell>
          <table:table-cell office:value-type="float" office:value="0.319414228200912" calcext:value-type="float">
            <text:p>0.319414228200912</text:p>
          </table:table-cell>
          <table:table-cell office:value-type="float" office:value="0.362293154001236" calcext:value-type="float">
            <text:p>0.362293154001236</text:p>
          </table:table-cell>
          <table:table-cell table:formula="of:=AVERAGE([.K77:.M77])" office:value-type="float" office:value="0.29872623582681" calcext:value-type="float">
            <text:p>0.29872623582681</text:p>
          </table:table-cell>
          <table:table-cell/>
          <table:table-cell office:value-type="float" office:value="0.178262650966644" calcext:value-type="float">
            <text:p>0.178262650966644</text:p>
          </table:table-cell>
          <table:table-cell office:value-type="float" office:value="0.318648129701614" calcext:value-type="float">
            <text:p>0.318648129701614</text:p>
          </table:table-cell>
          <table:table-cell office:value-type="float" office:value="0.36731830239296" calcext:value-type="float">
            <text:p>0.36731830239296</text:p>
          </table:table-cell>
          <table:table-cell table:formula="of:=AVERAGE([.P77:.R77])" office:value-type="float" office:value="0.288076361020406" calcext:value-type="float">
            <text:p>0.288076361020406</text:p>
          </table:table-cell>
          <table:table-cell table:number-columns-repeated="1005"/>
        </table:table-row>
        <table:table-row table:style-name="ro1">
          <table:table-cell office:value-type="float" office:value="0.260531783103943" calcext:value-type="float">
            <text:p>0.260531783103943</text:p>
          </table:table-cell>
          <table:table-cell office:value-type="float" office:value="0.609332799911499" calcext:value-type="float">
            <text:p>0.609332799911499</text:p>
          </table:table-cell>
          <table:table-cell office:value-type="float" office:value="0.479704082012177" calcext:value-type="float">
            <text:p>0.479704082012177</text:p>
          </table:table-cell>
          <table:table-cell table:formula="of:=AVERAGE([.A78:.C78])" office:value-type="float" office:value="0.449856221675873" calcext:value-type="float">
            <text:p>0.449856221675873</text:p>
          </table:table-cell>
          <table:table-cell/>
          <table:table-cell office:value-type="float" office:value="0.267146497964859" calcext:value-type="float">
            <text:p>0.267146497964859</text:p>
          </table:table-cell>
          <table:table-cell office:value-type="float" office:value="0.589353859424591" calcext:value-type="float">
            <text:p>0.589353859424591</text:p>
          </table:table-cell>
          <table:table-cell office:value-type="float" office:value="0.468806058168411" calcext:value-type="float">
            <text:p>0.468806058168411</text:p>
          </table:table-cell>
          <table:table-cell table:formula="of:=AVERAGE([.F78:.H78])" office:value-type="float" office:value="0.441768805185954" calcext:value-type="float">
            <text:p>0.441768805185954</text:p>
          </table:table-cell>
          <table:table-cell/>
          <table:table-cell office:value-type="float" office:value="0.214471325278282" calcext:value-type="float">
            <text:p>0.214471325278282</text:p>
          </table:table-cell>
          <table:table-cell office:value-type="float" office:value="0.319414019584656" calcext:value-type="float">
            <text:p>0.319414019584656</text:p>
          </table:table-cell>
          <table:table-cell office:value-type="float" office:value="0.362293034791946" calcext:value-type="float">
            <text:p>0.362293034791946</text:p>
          </table:table-cell>
          <table:table-cell table:formula="of:=AVERAGE([.K78:.M78])" office:value-type="float" office:value="0.298726126551628" calcext:value-type="float">
            <text:p>0.298726126551628</text:p>
          </table:table-cell>
          <table:table-cell/>
          <table:table-cell office:value-type="float" office:value="0.182203590869904" calcext:value-type="float">
            <text:p>0.182203590869904</text:p>
          </table:table-cell>
          <table:table-cell office:value-type="float" office:value="0.313366234302521" calcext:value-type="float">
            <text:p>0.313366234302521</text:p>
          </table:table-cell>
          <table:table-cell office:value-type="float" office:value="0.361372172832489" calcext:value-type="float">
            <text:p>0.361372172832489</text:p>
          </table:table-cell>
          <table:table-cell table:formula="of:=AVERAGE([.P78:.R78])" office:value-type="float" office:value="0.285647332668305" calcext:value-type="float">
            <text:p>0.285647332668305</text:p>
          </table:table-cell>
          <table:table-cell table:number-columns-repeated="1005"/>
        </table:table-row>
        <table:table-row table:style-name="ro1">
          <table:table-cell office:value-type="float" office:value="0.281077891588211" calcext:value-type="float">
            <text:p>0.281077891588211</text:p>
          </table:table-cell>
          <table:table-cell office:value-type="float" office:value="0.604526281356812" calcext:value-type="float">
            <text:p>0.604526281356812</text:p>
          </table:table-cell>
          <table:table-cell office:value-type="float" office:value="0.470259606838226" calcext:value-type="float">
            <text:p>0.470259606838226</text:p>
          </table:table-cell>
          <table:table-cell table:formula="of:=AVERAGE([.A79:.C79])" office:value-type="float" office:value="0.451954593261083" calcext:value-type="float">
            <text:p>0.451954593261083</text:p>
          </table:table-cell>
          <table:table-cell/>
          <table:table-cell office:value-type="float" office:value="0.182680577039719" calcext:value-type="float">
            <text:p>0.182680577039719</text:p>
          </table:table-cell>
          <table:table-cell office:value-type="float" office:value="0.520245373249054" calcext:value-type="float">
            <text:p>0.520245373249054</text:p>
          </table:table-cell>
          <table:table-cell office:value-type="float" office:value="0.426464468240738" calcext:value-type="float">
            <text:p>0.426464468240738</text:p>
          </table:table-cell>
          <table:table-cell table:formula="of:=AVERAGE([.F79:.H79])" office:value-type="float" office:value="0.37646347284317" calcext:value-type="float">
            <text:p>0.37646347284317</text:p>
          </table:table-cell>
          <table:table-cell/>
          <table:table-cell office:value-type="float" office:value="0.22345744073391" calcext:value-type="float">
            <text:p>0.22345744073391</text:p>
          </table:table-cell>
          <table:table-cell office:value-type="float" office:value="0.308764696121216" calcext:value-type="float">
            <text:p>0.308764696121216</text:p>
          </table:table-cell>
          <table:table-cell office:value-type="float" office:value="0.359436511993408" calcext:value-type="float">
            <text:p>0.359436511993408</text:p>
          </table:table-cell>
          <table:table-cell table:formula="of:=AVERAGE([.K79:.M79])" office:value-type="float" office:value="0.297219549616178" calcext:value-type="float">
            <text:p>0.297219549616178</text:p>
          </table:table-cell>
          <table:table-cell/>
          <table:table-cell office:value-type="float" office:value="0.210360363125801" calcext:value-type="float">
            <text:p>0.210360363125801</text:p>
          </table:table-cell>
          <table:table-cell office:value-type="float" office:value="0.310391366481781" calcext:value-type="float">
            <text:p>0.310391366481781</text:p>
          </table:table-cell>
          <table:table-cell office:value-type="float" office:value="0.336003243923187" calcext:value-type="float">
            <text:p>0.336003243923187</text:p>
          </table:table-cell>
          <table:table-cell table:formula="of:=AVERAGE([.P79:.R79])" office:value-type="float" office:value="0.285584991176923" calcext:value-type="float">
            <text:p>0.285584991176923</text:p>
          </table:table-cell>
          <table:table-cell table:number-columns-repeated="1005"/>
        </table:table-row>
        <table:table-row table:style-name="ro1">
          <table:table-cell office:value-type="float" office:value="0.281077802181244" calcext:value-type="float">
            <text:p>0.281077802181244</text:p>
          </table:table-cell>
          <table:table-cell office:value-type="float" office:value="0.604526162147522" calcext:value-type="float">
            <text:p>0.604526162147522</text:p>
          </table:table-cell>
          <table:table-cell office:value-type="float" office:value="0.470259547233582" calcext:value-type="float">
            <text:p>0.470259547233582</text:p>
          </table:table-cell>
          <table:table-cell table:formula="of:=AVERAGE([.A80:.C80])" office:value-type="float" office:value="0.451954503854116" calcext:value-type="float">
            <text:p>0.451954503854116</text:p>
          </table:table-cell>
          <table:table-cell/>
          <table:table-cell office:value-type="float" office:value="0.235025212168694" calcext:value-type="float">
            <text:p>0.235025212168694</text:p>
          </table:table-cell>
          <table:table-cell office:value-type="float" office:value="0.603010237216949" calcext:value-type="float">
            <text:p>0.603010237216949</text:p>
          </table:table-cell>
          <table:table-cell office:value-type="float" office:value="0.466896295547485" calcext:value-type="float">
            <text:p>0.466896295547485</text:p>
          </table:table-cell>
          <table:table-cell table:formula="of:=AVERAGE([.F80:.H80])" office:value-type="float" office:value="0.434977248311043" calcext:value-type="float">
            <text:p>0.434977248311043</text:p>
          </table:table-cell>
          <table:table-cell/>
          <table:table-cell office:value-type="float" office:value="0.214834615588188" calcext:value-type="float">
            <text:p>0.214834615588188</text:p>
          </table:table-cell>
          <table:table-cell office:value-type="float" office:value="0.309635102748871" calcext:value-type="float">
            <text:p>0.309635102748871</text:p>
          </table:table-cell>
          <table:table-cell office:value-type="float" office:value="0.349829167127609" calcext:value-type="float">
            <text:p>0.349829167127609</text:p>
          </table:table-cell>
          <table:table-cell table:formula="of:=AVERAGE([.K80:.M80])" office:value-type="float" office:value="0.291432961821556" calcext:value-type="float">
            <text:p>0.291432961821556</text:p>
          </table:table-cell>
          <table:table-cell/>
          <table:table-cell office:value-type="float" office:value="0.200005874037743" calcext:value-type="float">
            <text:p>0.200005874037743</text:p>
          </table:table-cell>
          <table:table-cell office:value-type="float" office:value="0.31079763174057" calcext:value-type="float">
            <text:p>0.31079763174057</text:p>
          </table:table-cell>
          <table:table-cell office:value-type="float" office:value="0.366868913173676" calcext:value-type="float">
            <text:p>0.366868913173676</text:p>
          </table:table-cell>
          <table:table-cell table:formula="of:=AVERAGE([.P80:.R80])" office:value-type="float" office:value="0.292557472983996" calcext:value-type="float">
            <text:p>0.292557472983996</text:p>
          </table:table-cell>
          <table:table-cell table:number-columns-repeated="1005"/>
        </table:table-row>
        <table:table-row table:style-name="ro1">
          <table:table-cell office:value-type="float" office:value="0.260531723499298" calcext:value-type="float">
            <text:p>0.260531723499298</text:p>
          </table:table-cell>
          <table:table-cell office:value-type="float" office:value="0.609332621097565" calcext:value-type="float">
            <text:p>0.609332621097565</text:p>
          </table:table-cell>
          <table:table-cell office:value-type="float" office:value="0.479703933000565" calcext:value-type="float">
            <text:p>0.479703933000565</text:p>
          </table:table-cell>
          <table:table-cell table:formula="of:=AVERAGE([.A81:.C81])" office:value-type="float" office:value="0.449856092532476" calcext:value-type="float">
            <text:p>0.449856092532476</text:p>
          </table:table-cell>
          <table:table-cell/>
          <table:table-cell office:value-type="float" office:value="0.209723606705666" calcext:value-type="float">
            <text:p>0.209723606705666</text:p>
          </table:table-cell>
          <table:table-cell office:value-type="float" office:value="0.570348620414734" calcext:value-type="float">
            <text:p>0.570348620414734</text:p>
          </table:table-cell>
          <table:table-cell office:value-type="float" office:value="0.433005660772324" calcext:value-type="float">
            <text:p>0.433005660772324</text:p>
          </table:table-cell>
          <table:table-cell table:formula="of:=AVERAGE([.F81:.H81])" office:value-type="float" office:value="0.404359295964241" calcext:value-type="float">
            <text:p>0.404359295964241</text:p>
          </table:table-cell>
          <table:table-cell/>
          <table:table-cell office:value-type="float" office:value="0.218928948044777" calcext:value-type="float">
            <text:p>0.218928948044777</text:p>
          </table:table-cell>
          <table:table-cell office:value-type="float" office:value="0.327381789684296" calcext:value-type="float">
            <text:p>0.327381789684296</text:p>
          </table:table-cell>
          <table:table-cell office:value-type="float" office:value="0.373664677143097" calcext:value-type="float">
            <text:p>0.373664677143097</text:p>
          </table:table-cell>
          <table:table-cell table:formula="of:=AVERAGE([.K81:.M81])" office:value-type="float" office:value="0.306658471624057" calcext:value-type="float">
            <text:p>0.306658471624057</text:p>
          </table:table-cell>
          <table:table-cell/>
          <table:table-cell office:value-type="float" office:value="0.18438495695591" calcext:value-type="float">
            <text:p>0.18438495695591</text:p>
          </table:table-cell>
          <table:table-cell office:value-type="float" office:value="0.296815305948257" calcext:value-type="float">
            <text:p>0.296815305948257</text:p>
          </table:table-cell>
          <table:table-cell office:value-type="float" office:value="0.351650208234787" calcext:value-type="float">
            <text:p>0.351650208234787</text:p>
          </table:table-cell>
          <table:table-cell table:formula="of:=AVERAGE([.P81:.R81])" office:value-type="float" office:value="0.277616823712985" calcext:value-type="float">
            <text:p>0.277616823712985</text:p>
          </table:table-cell>
          <table:table-cell table:number-columns-repeated="1005"/>
        </table:table-row>
        <table:table-row table:style-name="ro1">
          <table:table-cell office:value-type="float" office:value="0.281077921390533" calcext:value-type="float">
            <text:p>0.281077921390533</text:p>
          </table:table-cell>
          <table:table-cell office:value-type="float" office:value="0.604526162147522" calcext:value-type="float">
            <text:p>0.604526162147522</text:p>
          </table:table-cell>
          <table:table-cell office:value-type="float" office:value="0.470259755849838" calcext:value-type="float">
            <text:p>0.470259755849838</text:p>
          </table:table-cell>
          <table:table-cell table:formula="of:=AVERAGE([.A82:.C82])" office:value-type="float" office:value="0.451954613129298" calcext:value-type="float">
            <text:p>0.451954613129298</text:p>
          </table:table-cell>
          <table:table-cell/>
          <table:table-cell office:value-type="float" office:value="0.283439934253693" calcext:value-type="float">
            <text:p>0.283439934253693</text:p>
          </table:table-cell>
          <table:table-cell office:value-type="float" office:value="0.600840985774994" calcext:value-type="float">
            <text:p>0.600840985774994</text:p>
          </table:table-cell>
          <table:table-cell office:value-type="float" office:value="0.471118122339249" calcext:value-type="float">
            <text:p>0.471118122339249</text:p>
          </table:table-cell>
          <table:table-cell table:formula="of:=AVERAGE([.F82:.H82])" office:value-type="float" office:value="0.451799680789312" calcext:value-type="float">
            <text:p>0.451799680789312</text:p>
          </table:table-cell>
          <table:table-cell/>
          <table:table-cell office:value-type="float" office:value="0.183922499418259" calcext:value-type="float">
            <text:p>0.183922499418259</text:p>
          </table:table-cell>
          <table:table-cell office:value-type="float" office:value="0.310640662908554" calcext:value-type="float">
            <text:p>0.310640662908554</text:p>
          </table:table-cell>
          <table:table-cell office:value-type="float" office:value="0.361961394548416" calcext:value-type="float">
            <text:p>0.361961394548416</text:p>
          </table:table-cell>
          <table:table-cell table:formula="of:=AVERAGE([.K82:.M82])" office:value-type="float" office:value="0.285508185625076" calcext:value-type="float">
            <text:p>0.285508185625076</text:p>
          </table:table-cell>
          <table:table-cell/>
          <table:table-cell office:value-type="float" office:value="0.144516915082932" calcext:value-type="float">
            <text:p>0.144516915082932</text:p>
          </table:table-cell>
          <table:table-cell office:value-type="float" office:value="0.193197697401047" calcext:value-type="float">
            <text:p>0.193197697401047</text:p>
          </table:table-cell>
          <table:table-cell office:value-type="float" office:value="0.296600461006165" calcext:value-type="float">
            <text:p>0.296600461006165</text:p>
          </table:table-cell>
          <table:table-cell table:formula="of:=AVERAGE([.P82:.R82])" office:value-type="float" office:value="0.211438357830048" calcext:value-type="float">
            <text:p>0.211438357830048</text:p>
          </table:table-cell>
          <table:table-cell table:number-columns-repeated="1005"/>
        </table:table-row>
        <table:table-row table:style-name="ro1">
          <table:table-cell office:value-type="float" office:value="0.282122135162354" calcext:value-type="float">
            <text:p>0.282122135162354</text:p>
          </table:table-cell>
          <table:table-cell office:value-type="float" office:value="0.60511976480484" calcext:value-type="float">
            <text:p>0.60511976480484</text:p>
          </table:table-cell>
          <table:table-cell office:value-type="float" office:value="0.461273819208145" calcext:value-type="float">
            <text:p>0.461273819208145</text:p>
          </table:table-cell>
          <table:table-cell table:formula="of:=AVERAGE([.A83:.C83])" office:value-type="float" office:value="0.449505239725113" calcext:value-type="float">
            <text:p>0.449505239725113</text:p>
          </table:table-cell>
          <table:table-cell/>
          <table:table-cell office:value-type="float" office:value="0.244666770100594" calcext:value-type="float">
            <text:p>0.244666770100594</text:p>
          </table:table-cell>
          <table:table-cell office:value-type="float" office:value="0.560077548027039" calcext:value-type="float">
            <text:p>0.560077548027039</text:p>
          </table:table-cell>
          <table:table-cell office:value-type="float" office:value="0.455034822225571" calcext:value-type="float">
            <text:p>0.455034822225571</text:p>
          </table:table-cell>
          <table:table-cell table:formula="of:=AVERAGE([.F83:.H83])" office:value-type="float" office:value="0.419926380117735" calcext:value-type="float">
            <text:p>0.419926380117735</text:p>
          </table:table-cell>
          <table:table-cell/>
          <table:table-cell office:value-type="float" office:value="0.214506611227989" calcext:value-type="float">
            <text:p>0.214506611227989</text:p>
          </table:table-cell>
          <table:table-cell office:value-type="float" office:value="0.318852931261063" calcext:value-type="float">
            <text:p>0.318852931261063</text:p>
          </table:table-cell>
          <table:table-cell office:value-type="float" office:value="0.363357841968536" calcext:value-type="float">
            <text:p>0.363357841968536</text:p>
          </table:table-cell>
          <table:table-cell table:formula="of:=AVERAGE([.K83:.M83])" office:value-type="float" office:value="0.298905794819196" calcext:value-type="float">
            <text:p>0.298905794819196</text:p>
          </table:table-cell>
          <table:table-cell/>
          <table:table-cell office:value-type="float" office:value="0.225597351789474" calcext:value-type="float">
            <text:p>0.225597351789474</text:p>
          </table:table-cell>
          <table:table-cell office:value-type="float" office:value="0.280308425426483" calcext:value-type="float">
            <text:p>0.280308425426483</text:p>
          </table:table-cell>
          <table:table-cell office:value-type="float" office:value="0.332977533340454" calcext:value-type="float">
            <text:p>0.332977533340454</text:p>
          </table:table-cell>
          <table:table-cell table:formula="of:=AVERAGE([.P83:.R83])" office:value-type="float" office:value="0.27962777018547" calcext:value-type="float">
            <text:p>0.27962777018547</text:p>
          </table:table-cell>
          <table:table-cell table:number-columns-repeated="1005"/>
        </table:table-row>
        <table:table-row table:style-name="ro1">
          <table:table-cell office:value-type="float" office:value="0.208505943417549" calcext:value-type="float">
            <text:p>0.208505943417549</text:p>
          </table:table-cell>
          <table:table-cell office:value-type="float" office:value="0.592790544033051" calcext:value-type="float">
            <text:p>0.592790544033051</text:p>
          </table:table-cell>
          <table:table-cell office:value-type="float" office:value="0.435728549957275" calcext:value-type="float">
            <text:p>0.435728549957275</text:p>
          </table:table-cell>
          <table:table-cell table:formula="of:=AVERAGE([.A84:.C84])" office:value-type="float" office:value="0.412341679135958" calcext:value-type="float">
            <text:p>0.412341679135958</text:p>
          </table:table-cell>
          <table:table-cell/>
          <table:table-cell office:value-type="float" office:value="0.260418802499771" calcext:value-type="float">
            <text:p>0.260418802499771</text:p>
          </table:table-cell>
          <table:table-cell office:value-type="float" office:value="0.585576355457306" calcext:value-type="float">
            <text:p>0.585576355457306</text:p>
          </table:table-cell>
          <table:table-cell office:value-type="float" office:value="0.453323692083359" calcext:value-type="float">
            <text:p>0.453323692083359</text:p>
          </table:table-cell>
          <table:table-cell table:formula="of:=AVERAGE([.F84:.H84])" office:value-type="float" office:value="0.433106283346812" calcext:value-type="float">
            <text:p>0.433106283346812</text:p>
          </table:table-cell>
          <table:table-cell/>
          <table:table-cell office:value-type="float" office:value="0.183922499418259" calcext:value-type="float">
            <text:p>0.183922499418259</text:p>
          </table:table-cell>
          <table:table-cell office:value-type="float" office:value="0.310640662908554" calcext:value-type="float">
            <text:p>0.310640662908554</text:p>
          </table:table-cell>
          <table:table-cell office:value-type="float" office:value="0.361961394548416" calcext:value-type="float">
            <text:p>0.361961394548416</text:p>
          </table:table-cell>
          <table:table-cell table:formula="of:=AVERAGE([.K84:.M84])" office:value-type="float" office:value="0.285508185625076" calcext:value-type="float">
            <text:p>0.285508185625076</text:p>
          </table:table-cell>
          <table:table-cell/>
          <table:table-cell office:value-type="float" office:value="0.227370485663414" calcext:value-type="float">
            <text:p>0.227370485663414</text:p>
          </table:table-cell>
          <table:table-cell office:value-type="float" office:value="0.283906370401382" calcext:value-type="float">
            <text:p>0.283906370401382</text:p>
          </table:table-cell>
          <table:table-cell office:value-type="float" office:value="0.325156152248383" calcext:value-type="float">
            <text:p>0.325156152248383</text:p>
          </table:table-cell>
          <table:table-cell table:formula="of:=AVERAGE([.P84:.R84])" office:value-type="float" office:value="0.27881100277106" calcext:value-type="float">
            <text:p>0.27881100277106</text:p>
          </table:table-cell>
          <table:table-cell table:number-columns-repeated="1005"/>
        </table:table-row>
        <table:table-row table:style-name="ro1">
          <table:table-cell office:value-type="float" office:value="0.223411023616791" calcext:value-type="float">
            <text:p>0.223411023616791</text:p>
          </table:table-cell>
          <table:table-cell office:value-type="float" office:value="0.569203078746796" calcext:value-type="float">
            <text:p>0.569203078746796</text:p>
          </table:table-cell>
          <table:table-cell office:value-type="float" office:value="0.466815769672394" calcext:value-type="float">
            <text:p>0.466815769672394</text:p>
          </table:table-cell>
          <table:table-cell table:formula="of:=AVERAGE([.A85:.C85])" office:value-type="float" office:value="0.419809957345327" calcext:value-type="float">
            <text:p>0.419809957345327</text:p>
          </table:table-cell>
          <table:table-cell/>
          <table:table-cell office:value-type="float" office:value="0.243353500962257" calcext:value-type="float">
            <text:p>0.243353500962257</text:p>
          </table:table-cell>
          <table:table-cell office:value-type="float" office:value="0.554040729999542" calcext:value-type="float">
            <text:p>0.554040729999542</text:p>
          </table:table-cell>
          <table:table-cell office:value-type="float" office:value="0.455978780984879" calcext:value-type="float">
            <text:p>0.455978780984879</text:p>
          </table:table-cell>
          <table:table-cell table:formula="of:=AVERAGE([.F85:.H85])" office:value-type="float" office:value="0.417791003982226" calcext:value-type="float">
            <text:p>0.417791003982226</text:p>
          </table:table-cell>
          <table:table-cell/>
          <table:table-cell office:value-type="float" office:value="0.164205268025398" calcext:value-type="float">
            <text:p>0.164205268025398</text:p>
          </table:table-cell>
          <table:table-cell office:value-type="float" office:value="0.260885745286942" calcext:value-type="float">
            <text:p>0.260885745286942</text:p>
          </table:table-cell>
          <table:table-cell office:value-type="float" office:value="0.309593766927719" calcext:value-type="float">
            <text:p>0.309593766927719</text:p>
          </table:table-cell>
          <table:table-cell table:formula="of:=AVERAGE([.K85:.M85])" office:value-type="float" office:value="0.244894926746686" calcext:value-type="float">
            <text:p>0.244894926746686</text:p>
          </table:table-cell>
          <table:table-cell/>
          <table:table-cell office:value-type="float" office:value="0.224872946739197" calcext:value-type="float">
            <text:p>0.224872946739197</text:p>
          </table:table-cell>
          <table:table-cell office:value-type="float" office:value="0.292924642562866" calcext:value-type="float">
            <text:p>0.292924642562866</text:p>
          </table:table-cell>
          <table:table-cell office:value-type="float" office:value="0.356085300445557" calcext:value-type="float">
            <text:p>0.356085300445557</text:p>
          </table:table-cell>
          <table:table-cell table:formula="of:=AVERAGE([.P85:.R85])" office:value-type="float" office:value="0.29129429658254" calcext:value-type="float">
            <text:p>0.29129429658254</text:p>
          </table:table-cell>
          <table:table-cell table:number-columns-repeated="1005"/>
        </table:table-row>
        <table:table-row table:style-name="ro1">
          <table:table-cell office:value-type="float" office:value="0.262326657772064" calcext:value-type="float">
            <text:p>0.262326657772064</text:p>
          </table:table-cell>
          <table:table-cell office:value-type="float" office:value="0.608547925949097" calcext:value-type="float">
            <text:p>0.608547925949097</text:p>
          </table:table-cell>
          <table:table-cell office:value-type="float" office:value="0.468083709478378" calcext:value-type="float">
            <text:p>0.468083709478378</text:p>
          </table:table-cell>
          <table:table-cell table:formula="of:=AVERAGE([.A86:.C86])" office:value-type="float" office:value="0.446319431066513" calcext:value-type="float">
            <text:p>0.446319431066513</text:p>
          </table:table-cell>
          <table:table-cell/>
          <table:table-cell office:value-type="float" office:value="0.228535503149033" calcext:value-type="float">
            <text:p>0.228535503149033</text:p>
          </table:table-cell>
          <table:table-cell office:value-type="float" office:value="0.563314497470856" calcext:value-type="float">
            <text:p>0.563314497470856</text:p>
          </table:table-cell>
          <table:table-cell office:value-type="float" office:value="0.47558918595314" calcext:value-type="float">
            <text:p>0.47558918595314</text:p>
          </table:table-cell>
          <table:table-cell table:formula="of:=AVERAGE([.F86:.H86])" office:value-type="float" office:value="0.422479728857676" calcext:value-type="float">
            <text:p>0.422479728857676</text:p>
          </table:table-cell>
          <table:table-cell/>
          <table:table-cell office:value-type="float" office:value="0.214470982551575" calcext:value-type="float">
            <text:p>0.214470982551575</text:p>
          </table:table-cell>
          <table:table-cell office:value-type="float" office:value="0.319413065910339" calcext:value-type="float">
            <text:p>0.319413065910339</text:p>
          </table:table-cell>
          <table:table-cell office:value-type="float" office:value="0.362293541431427" calcext:value-type="float">
            <text:p>0.362293541431427</text:p>
          </table:table-cell>
          <table:table-cell table:formula="of:=AVERAGE([.K86:.M86])" office:value-type="float" office:value="0.29872586329778" calcext:value-type="float">
            <text:p>0.29872586329778</text:p>
          </table:table-cell>
          <table:table-cell/>
          <table:table-cell office:value-type="float" office:value="0.168954417109489" calcext:value-type="float">
            <text:p>0.168954417109489</text:p>
          </table:table-cell>
          <table:table-cell office:value-type="float" office:value="0.297040373086929" calcext:value-type="float">
            <text:p>0.297040373086929</text:p>
          </table:table-cell>
          <table:table-cell office:value-type="float" office:value="0.325006872415543" calcext:value-type="float">
            <text:p>0.325006872415543</text:p>
          </table:table-cell>
          <table:table-cell table:formula="of:=AVERAGE([.P86:.R86])" office:value-type="float" office:value="0.263667220870654" calcext:value-type="float">
            <text:p>0.263667220870654</text:p>
          </table:table-cell>
          <table:table-cell table:number-columns-repeated="1005"/>
        </table:table-row>
        <table:table-row table:style-name="ro1">
          <table:table-cell office:value-type="float" office:value="0.218994602560997" calcext:value-type="float">
            <text:p>0.218994602560997</text:p>
          </table:table-cell>
          <table:table-cell office:value-type="float" office:value="0.580403566360474" calcext:value-type="float">
            <text:p>0.580403566360474</text:p>
          </table:table-cell>
          <table:table-cell office:value-type="float" office:value="0.444826036691666" calcext:value-type="float">
            <text:p>0.444826036691666</text:p>
          </table:table-cell>
          <table:table-cell table:formula="of:=AVERAGE([.A87:.C87])" office:value-type="float" office:value="0.414741401871046" calcext:value-type="float">
            <text:p>0.414741401871046</text:p>
          </table:table-cell>
          <table:table-cell/>
          <table:table-cell office:value-type="float" office:value="0.289072424173355" calcext:value-type="float">
            <text:p>0.289072424173355</text:p>
          </table:table-cell>
          <table:table-cell office:value-type="float" office:value="0.586678624153137" calcext:value-type="float">
            <text:p>0.586678624153137</text:p>
          </table:table-cell>
          <table:table-cell office:value-type="float" office:value="0.471488237380982" calcext:value-type="float">
            <text:p>0.471488237380982</text:p>
          </table:table-cell>
          <table:table-cell table:formula="of:=AVERAGE([.F87:.H87])" office:value-type="float" office:value="0.449079761902491" calcext:value-type="float">
            <text:p>0.449079761902491</text:p>
          </table:table-cell>
          <table:table-cell/>
          <table:table-cell office:value-type="float" office:value="0.214471206068993" calcext:value-type="float">
            <text:p>0.214471206068993</text:p>
          </table:table-cell>
          <table:table-cell office:value-type="float" office:value="0.319413721561432" calcext:value-type="float">
            <text:p>0.319413721561432</text:p>
          </table:table-cell>
          <table:table-cell office:value-type="float" office:value="0.362293303012848" calcext:value-type="float">
            <text:p>0.362293303012848</text:p>
          </table:table-cell>
          <table:table-cell table:formula="of:=AVERAGE([.K87:.M87])" office:value-type="float" office:value="0.298726076881091" calcext:value-type="float">
            <text:p>0.298726076881091</text:p>
          </table:table-cell>
          <table:table-cell/>
          <table:table-cell office:value-type="float" office:value="0.213384032249451" calcext:value-type="float">
            <text:p>0.213384032249451</text:p>
          </table:table-cell>
          <table:table-cell office:value-type="float" office:value="0.31133309006691" calcext:value-type="float">
            <text:p>0.31133309006691</text:p>
          </table:table-cell>
          <table:table-cell office:value-type="float" office:value="0.361918658018112" calcext:value-type="float">
            <text:p>0.361918658018112</text:p>
          </table:table-cell>
          <table:table-cell table:formula="of:=AVERAGE([.P87:.R87])" office:value-type="float" office:value="0.295545260111491" calcext:value-type="float">
            <text:p>0.295545260111491</text:p>
          </table:table-cell>
          <table:table-cell table:number-columns-repeated="1005"/>
        </table:table-row>
        <table:table-row table:style-name="ro1">
          <table:table-cell office:value-type="float" office:value="0.234065651893616" calcext:value-type="float">
            <text:p>0.234065651893616</text:p>
          </table:table-cell>
          <table:table-cell office:value-type="float" office:value="0.568951725959778" calcext:value-type="float">
            <text:p>0.568951725959778</text:p>
          </table:table-cell>
          <table:table-cell office:value-type="float" office:value="0.438406497240067" calcext:value-type="float">
            <text:p>0.438406497240067</text:p>
          </table:table-cell>
          <table:table-cell table:formula="of:=AVERAGE([.A88:.C88])" office:value-type="float" office:value="0.413807958364487" calcext:value-type="float">
            <text:p>0.413807958364487</text:p>
          </table:table-cell>
          <table:table-cell/>
          <table:table-cell office:value-type="float" office:value="0.259712189435959" calcext:value-type="float">
            <text:p>0.259712189435959</text:p>
          </table:table-cell>
          <table:table-cell office:value-type="float" office:value="0.583983898162842" calcext:value-type="float">
            <text:p>0.583983898162842</text:p>
          </table:table-cell>
          <table:table-cell office:value-type="float" office:value="0.464816898107529" calcext:value-type="float">
            <text:p>0.464816898107529</text:p>
          </table:table-cell>
          <table:table-cell table:formula="of:=AVERAGE([.F88:.H88])" office:value-type="float" office:value="0.436170995235443" calcext:value-type="float">
            <text:p>0.436170995235443</text:p>
          </table:table-cell>
          <table:table-cell/>
          <table:table-cell office:value-type="float" office:value="0.198972433805466" calcext:value-type="float">
            <text:p>0.198972433805466</text:p>
          </table:table-cell>
          <table:table-cell office:value-type="float" office:value="0.316764622926712" calcext:value-type="float">
            <text:p>0.316764622926712</text:p>
          </table:table-cell>
          <table:table-cell office:value-type="float" office:value="0.369926631450653" calcext:value-type="float">
            <text:p>0.369926631450653</text:p>
          </table:table-cell>
          <table:table-cell table:formula="of:=AVERAGE([.K88:.M88])" office:value-type="float" office:value="0.295221229394277" calcext:value-type="float">
            <text:p>0.295221229394277</text:p>
          </table:table-cell>
          <table:table-cell/>
          <table:table-cell office:value-type="float" office:value="0.213451579213142" calcext:value-type="float">
            <text:p>0.213451579213142</text:p>
          </table:table-cell>
          <table:table-cell office:value-type="float" office:value="0.304654717445374" calcext:value-type="float">
            <text:p>0.304654717445374</text:p>
          </table:table-cell>
          <table:table-cell office:value-type="float" office:value="0.359513491392136" calcext:value-type="float">
            <text:p>0.359513491392136</text:p>
          </table:table-cell>
          <table:table-cell table:formula="of:=AVERAGE([.P88:.R88])" office:value-type="float" office:value="0.292539929350217" calcext:value-type="float">
            <text:p>0.292539929350217</text:p>
          </table:table-cell>
          <table:table-cell table:number-columns-repeated="1005"/>
        </table:table-row>
        <table:table-row table:style-name="ro1">
          <table:table-cell office:value-type="float" office:value="0.225361496210098" calcext:value-type="float">
            <text:p>0.225361496210098</text:p>
          </table:table-cell>
          <table:table-cell office:value-type="float" office:value="0.548417747020721" calcext:value-type="float">
            <text:p>0.548417747020721</text:p>
          </table:table-cell>
          <table:table-cell office:value-type="float" office:value="0.472828269004822" calcext:value-type="float">
            <text:p>0.472828269004822</text:p>
          </table:table-cell>
          <table:table-cell table:formula="of:=AVERAGE([.A89:.C89])" office:value-type="float" office:value="0.41553583741188" calcext:value-type="float">
            <text:p>0.41553583741188</text:p>
          </table:table-cell>
          <table:table-cell/>
          <table:table-cell office:value-type="float" office:value="0.158204078674316" calcext:value-type="float">
            <text:p>0.158204078674316</text:p>
          </table:table-cell>
          <table:table-cell office:value-type="float" office:value="0.519416511058807" calcext:value-type="float">
            <text:p>0.519416511058807</text:p>
          </table:table-cell>
          <table:table-cell office:value-type="float" office:value="0.397377163171768" calcext:value-type="float">
            <text:p>0.397377163171768</text:p>
          </table:table-cell>
          <table:table-cell table:formula="of:=AVERAGE([.F89:.H89])" office:value-type="float" office:value="0.35833258430163" calcext:value-type="float">
            <text:p>0.35833258430163</text:p>
          </table:table-cell>
          <table:table-cell/>
          <table:table-cell office:value-type="float" office:value="0.145440623164177" calcext:value-type="float">
            <text:p>0.145440623164177</text:p>
          </table:table-cell>
          <table:table-cell office:value-type="float" office:value="0.274496734142303" calcext:value-type="float">
            <text:p>0.274496734142303</text:p>
          </table:table-cell>
          <table:table-cell office:value-type="float" office:value="0.330812692642212" calcext:value-type="float">
            <text:p>0.330812692642212</text:p>
          </table:table-cell>
          <table:table-cell table:formula="of:=AVERAGE([.K89:.M89])" office:value-type="float" office:value="0.250250016649564" calcext:value-type="float">
            <text:p>0.250250016649564</text:p>
          </table:table-cell>
          <table:table-cell/>
          <table:table-cell office:value-type="float" office:value="0.214769676327705" calcext:value-type="float">
            <text:p>0.214769676327705</text:p>
          </table:table-cell>
          <table:table-cell office:value-type="float" office:value="0.273091524839401" calcext:value-type="float">
            <text:p>0.273091524839401</text:p>
          </table:table-cell>
          <table:table-cell office:value-type="float" office:value="0.328108608722687" calcext:value-type="float">
            <text:p>0.328108608722687</text:p>
          </table:table-cell>
          <table:table-cell table:formula="of:=AVERAGE([.P89:.R89])" office:value-type="float" office:value="0.271989936629931" calcext:value-type="float">
            <text:p>0.271989936629931</text:p>
          </table:table-cell>
          <table:table-cell table:number-columns-repeated="1005"/>
        </table:table-row>
        <table:table-row table:style-name="ro1">
          <table:table-cell office:value-type="float" office:value="0.231692895293236" calcext:value-type="float">
            <text:p>0.231692895293236</text:p>
          </table:table-cell>
          <table:table-cell office:value-type="float" office:value="0.599325358867645" calcext:value-type="float">
            <text:p>0.599325358867645</text:p>
          </table:table-cell>
          <table:table-cell office:value-type="float" office:value="0.461282581090927" calcext:value-type="float">
            <text:p>0.461282581090927</text:p>
          </table:table-cell>
          <table:table-cell table:formula="of:=AVERAGE([.A90:.C90])" office:value-type="float" office:value="0.430766945083936" calcext:value-type="float">
            <text:p>0.430766945083936</text:p>
          </table:table-cell>
          <table:table-cell/>
          <table:table-cell office:value-type="float" office:value="0.267089992761612" calcext:value-type="float">
            <text:p>0.267089992761612</text:p>
          </table:table-cell>
          <table:table-cell office:value-type="float" office:value="0.60301148891449" calcext:value-type="float">
            <text:p>0.60301148891449</text:p>
          </table:table-cell>
          <table:table-cell office:value-type="float" office:value="0.478745579719543" calcext:value-type="float">
            <text:p>0.478745579719543</text:p>
          </table:table-cell>
          <table:table-cell table:formula="of:=AVERAGE([.F90:.H90])" office:value-type="float" office:value="0.449615687131882" calcext:value-type="float">
            <text:p>0.449615687131882</text:p>
          </table:table-cell>
          <table:table-cell/>
          <table:table-cell office:value-type="float" office:value="0.207305505871773" calcext:value-type="float">
            <text:p>0.207305505871773</text:p>
          </table:table-cell>
          <table:table-cell office:value-type="float" office:value="0.309659659862518" calcext:value-type="float">
            <text:p>0.309659659862518</text:p>
          </table:table-cell>
          <table:table-cell office:value-type="float" office:value="0.361569583415985" calcext:value-type="float">
            <text:p>0.361569583415985</text:p>
          </table:table-cell>
          <table:table-cell table:formula="of:=AVERAGE([.K90:.M90])" office:value-type="float" office:value="0.292844916383425" calcext:value-type="float">
            <text:p>0.292844916383425</text:p>
          </table:table-cell>
          <table:table-cell/>
          <table:table-cell office:value-type="float" office:value="0.214820295572281" calcext:value-type="float">
            <text:p>0.214820295572281</text:p>
          </table:table-cell>
          <table:table-cell office:value-type="float" office:value="0.239678934216499" calcext:value-type="float">
            <text:p>0.239678934216499</text:p>
          </table:table-cell>
          <table:table-cell office:value-type="float" office:value="0.299111127853394" calcext:value-type="float">
            <text:p>0.299111127853394</text:p>
          </table:table-cell>
          <table:table-cell table:formula="of:=AVERAGE([.P90:.R90])" office:value-type="float" office:value="0.251203452547391" calcext:value-type="float">
            <text:p>0.25120345254739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AVERAGE([.A71:.A90])" office:value-type="float" office:value="0.25495658442378" calcext:value-type="float">
            <text:p>0.25495658442378</text:p>
          </table:table-cell>
          <table:table-cell table:style-name="ce6" table:formula="of:=AVERAGE([.B71:.B90])" office:value-type="float" office:value="0.595921021699905" calcext:value-type="float">
            <text:p>0.595921021699905</text:p>
          </table:table-cell>
          <table:table-cell table:style-name="ce6" table:formula="of:=AVERAGE([.C71:.C90])" office:value-type="float" office:value="0.463543452322483" calcext:value-type="float">
            <text:p>0.463543452322483</text:p>
          </table:table-cell>
          <table:table-cell table:style-name="ce6" table:formula="of:=AVERAGE([.D71:.D90])" office:value-type="float" office:value="0.43814035281539" calcext:value-type="float">
            <text:p>0.43814035281539</text:p>
          </table:table-cell>
          <table:table-cell office:value-type="string" calcext:value-type="string">
            <text:p>Mean</text:p>
          </table:table-cell>
          <table:table-cell table:formula="of:=AVERAGE([.F71:.F90])" office:value-type="float" office:value="0.239411015063524" calcext:value-type="float">
            <text:p>0.239411015063524</text:p>
          </table:table-cell>
          <table:table-cell table:formula="of:=AVERAGE([.G71:.G90])" office:value-type="float" office:value="0.564425341784954" calcext:value-type="float">
            <text:p>0.564425341784954</text:p>
          </table:table-cell>
          <table:table-cell table:formula="of:=AVERAGE([.H71:.H90])" office:value-type="float" office:value="0.449868887662887" calcext:value-type="float">
            <text:p>0.449868887662887</text:p>
          </table:table-cell>
          <table:table-cell table:formula="of:=AVERAGE([.I71:.I90])" office:value-type="float" office:value="0.417901748170455" calcext:value-type="float">
            <text:p>0.417901748170455</text:p>
          </table:table-cell>
          <table:table-cell office:value-type="string" calcext:value-type="string">
            <text:p>Mean</text:p>
          </table:table-cell>
          <table:table-cell table:formula="of:=AVERAGE([.K71:.K90])" office:value-type="float" office:value="0.199097441136837" calcext:value-type="float">
            <text:p>0.199097441136837</text:p>
          </table:table-cell>
          <table:table-cell table:formula="of:=AVERAGE([.L71:.L90])" office:value-type="float" office:value="0.306605714559555" calcext:value-type="float">
            <text:p>0.306605714559555</text:p>
          </table:table-cell>
          <table:table-cell table:formula="of:=AVERAGE([.M71:.M90])" office:value-type="float" office:value="0.352307330071926" calcext:value-type="float">
            <text:p>0.352307330071926</text:p>
          </table:table-cell>
          <table:table-cell table:formula="of:=AVERAGE([.N71:.N90])" office:value-type="float" office:value="0.286003495256106" calcext:value-type="float">
            <text:p>0.286003495256106</text:p>
          </table:table-cell>
          <table:table-cell office:value-type="string" calcext:value-type="string">
            <text:p>Mean</text:p>
          </table:table-cell>
          <table:table-cell table:formula="of:=AVERAGE([.P71:.P90])" office:value-type="float" office:value="0.203236021101475" calcext:value-type="float">
            <text:p>0.203236021101475</text:p>
          </table:table-cell>
          <table:table-cell table:formula="of:=AVERAGE([.Q71:.Q90])" office:value-type="float" office:value="0.293423069268465" calcext:value-type="float">
            <text:p>0.293423069268465</text:p>
          </table:table-cell>
          <table:table-cell table:formula="of:=AVERAGE([.R71:.R90])" office:value-type="float" office:value="0.346839506924152" calcext:value-type="float">
            <text:p>0.346839506924152</text:p>
          </table:table-cell>
          <table:table-cell table:formula="of:=AVERAGE([.S71:.S90])" office:value-type="float" office:value="0.281166199098031" calcext:value-type="float">
            <text:p>0.281166199098031</text:p>
          </table:table-cell>
          <table:table-cell office:value-type="string" calcext:value-type="string">
            <text:p>Mean</text:p>
          </table:table-cell>
          <table:table-cell table:number-columns-repeated="1004"/>
        </table:table-row>
        <table:table-row table:style-name="ro1">
          <table:table-cell table:style-name="ce6" table:formula="of:=MAX([.A71:.A90])" office:value-type="float" office:value="0.282122135162354" calcext:value-type="float">
            <text:p>0.282122135162354</text:p>
          </table:table-cell>
          <table:table-cell table:style-name="ce6" table:formula="of:=MAX([.B71:.B90])" office:value-type="float" office:value="0.609332799911499" calcext:value-type="float">
            <text:p>0.609332799911499</text:p>
          </table:table-cell>
          <table:table-cell table:style-name="ce6" table:formula="of:=MAX([.C71:.C90])" office:value-type="float" office:value="0.479704082012177" calcext:value-type="float">
            <text:p>0.479704082012177</text:p>
          </table:table-cell>
          <table:table-cell table:style-name="ce6" table:formula="of:=MAX([.D71:.D90])" office:value-type="float" office:value="0.45195472240448" calcext:value-type="float">
            <text:p>0.45195472240448</text:p>
          </table:table-cell>
          <table:table-cell office:value-type="string" calcext:value-type="string">
            <text:p>Max</text:p>
          </table:table-cell>
          <table:table-cell table:formula="of:=MAX([.F71:.F90])" office:value-type="float" office:value="0.289072424173355" calcext:value-type="float">
            <text:p>0.289072424173355</text:p>
          </table:table-cell>
          <table:table-cell table:formula="of:=MAX([.G71:.G90])" office:value-type="float" office:value="0.604131817817688" calcext:value-type="float">
            <text:p>0.604131817817688</text:p>
          </table:table-cell>
          <table:table-cell table:formula="of:=MAX([.H71:.H90])" office:value-type="float" office:value="0.482724010944366" calcext:value-type="float">
            <text:p>0.482724010944366</text:p>
          </table:table-cell>
          <table:table-cell table:formula="of:=MAX([.I71:.I90])" office:value-type="float" office:value="0.452205280462901" calcext:value-type="float">
            <text:p>0.452205280462901</text:p>
          </table:table-cell>
          <table:table-cell office:value-type="string" calcext:value-type="string">
            <text:p>Max</text:p>
          </table:table-cell>
          <table:table-cell table:formula="of:=MAX([.K71:.K90])" office:value-type="float" office:value="0.22345744073391" calcext:value-type="float">
            <text:p>0.22345744073391</text:p>
          </table:table-cell>
          <table:table-cell table:formula="of:=MAX([.L71:.L90])" office:value-type="float" office:value="0.327381789684296" calcext:value-type="float">
            <text:p>0.327381789684296</text:p>
          </table:table-cell>
          <table:table-cell table:formula="of:=MAX([.M71:.M90])" office:value-type="float" office:value="0.373664677143097" calcext:value-type="float">
            <text:p>0.373664677143097</text:p>
          </table:table-cell>
          <table:table-cell table:formula="of:=MAX([.N71:.N90])" office:value-type="float" office:value="0.306658471624057" calcext:value-type="float">
            <text:p>0.306658471624057</text:p>
          </table:table-cell>
          <table:table-cell office:value-type="string" calcext:value-type="string">
            <text:p>Max</text:p>
          </table:table-cell>
          <table:table-cell table:formula="of:=MAX([.P71:.P90])" office:value-type="float" office:value="0.227370485663414" calcext:value-type="float">
            <text:p>0.227370485663414</text:p>
          </table:table-cell>
          <table:table-cell table:formula="of:=MAX([.Q71:.Q90])" office:value-type="float" office:value="0.320501238107681" calcext:value-type="float">
            <text:p>0.320501238107681</text:p>
          </table:table-cell>
          <table:table-cell table:formula="of:=MAX([.R71:.R90])" office:value-type="float" office:value="0.368880718946457" calcext:value-type="float">
            <text:p>0.368880718946457</text:p>
          </table:table-cell>
          <table:table-cell table:formula="of:=MAX([.S71:.S90])" office:value-type="float" office:value="0.29669077694416" calcext:value-type="float">
            <text:p>0.29669077694416</text:p>
          </table:table-cell>
          <table:table-cell office:value-type="string" calcext:value-type="string">
            <text:p>Max</text:p>
          </table:table-cell>
          <table:table-cell table:number-columns-repeated="1004"/>
        </table:table-row>
        <table:table-row table:style-name="ro1">
          <table:table-cell table:style-name="ce6" table:formula="of:=MIN([.A71:.A90])" office:value-type="float" office:value="0.208505943417549" calcext:value-type="float">
            <text:p>0.208505943417549</text:p>
          </table:table-cell>
          <table:table-cell table:style-name="ce6" table:formula="of:=MIN([.B71:.B90])" office:value-type="float" office:value="0.548417747020721" calcext:value-type="float">
            <text:p>0.548417747020721</text:p>
          </table:table-cell>
          <table:table-cell table:style-name="ce6" table:formula="of:=MIN([.C71:.C90])" office:value-type="float" office:value="0.435728549957275" calcext:value-type="float">
            <text:p>0.435728549957275</text:p>
          </table:table-cell>
          <table:table-cell table:style-name="ce6" table:formula="of:=MIN([.D71:.D90])" office:value-type="float" office:value="0.412341679135958" calcext:value-type="float">
            <text:p>0.412341679135958</text:p>
          </table:table-cell>
          <table:table-cell office:value-type="string" calcext:value-type="string">
            <text:p>Min</text:p>
          </table:table-cell>
          <table:table-cell table:formula="of:=MIN([.F71:.F90])" office:value-type="float" office:value="0.158204078674316" calcext:value-type="float">
            <text:p>0.158204078674316</text:p>
          </table:table-cell>
          <table:table-cell table:formula="of:=MIN([.G71:.G90])" office:value-type="float" office:value="0.491962105035782" calcext:value-type="float">
            <text:p>0.491962105035782</text:p>
          </table:table-cell>
          <table:table-cell table:formula="of:=MIN([.H71:.H90])" office:value-type="float" office:value="0.397377163171768" calcext:value-type="float">
            <text:p>0.397377163171768</text:p>
          </table:table-cell>
          <table:table-cell table:formula="of:=MIN([.I71:.I90])" office:value-type="float" office:value="0.35833258430163" calcext:value-type="float">
            <text:p>0.35833258430163</text:p>
          </table:table-cell>
          <table:table-cell office:value-type="string" calcext:value-type="string">
            <text:p>Min</text:p>
          </table:table-cell>
          <table:table-cell table:formula="of:=MIN([.K71:.K90])" office:value-type="float" office:value="0.145440623164177" calcext:value-type="float">
            <text:p>0.145440623164177</text:p>
          </table:table-cell>
          <table:table-cell table:formula="of:=MIN([.L71:.L90])" office:value-type="float" office:value="0.260885745286942" calcext:value-type="float">
            <text:p>0.260885745286942</text:p>
          </table:table-cell>
          <table:table-cell table:formula="of:=MIN([.M71:.M90])" office:value-type="float" office:value="0.309593766927719" calcext:value-type="float">
            <text:p>0.309593766927719</text:p>
          </table:table-cell>
          <table:table-cell table:formula="of:=MIN([.N71:.N90])" office:value-type="float" office:value="0.244894926746686" calcext:value-type="float">
            <text:p>0.244894926746686</text:p>
          </table:table-cell>
          <table:table-cell office:value-type="string" calcext:value-type="string">
            <text:p>Min</text:p>
          </table:table-cell>
          <table:table-cell table:formula="of:=MIN([.P71:.P90])" office:value-type="float" office:value="0.144516915082932" calcext:value-type="float">
            <text:p>0.144516915082932</text:p>
          </table:table-cell>
          <table:table-cell table:formula="of:=MIN([.Q71:.Q90])" office:value-type="float" office:value="0.193197697401047" calcext:value-type="float">
            <text:p>0.193197697401047</text:p>
          </table:table-cell>
          <table:table-cell table:formula="of:=MIN([.R71:.R90])" office:value-type="float" office:value="0.296600461006165" calcext:value-type="float">
            <text:p>0.296600461006165</text:p>
          </table:table-cell>
          <table:table-cell table:formula="of:=MIN([.S71:.S90])" office:value-type="float" office:value="0.211438357830048" calcext:value-type="float">
            <text:p>0.211438357830048</text:p>
          </table:table-cell>
          <table:table-cell office:value-type="string" calcext:value-type="string">
            <text:p>Min</text:p>
          </table:table-cell>
          <table:table-cell table:number-columns-repeated="1004"/>
        </table:table-row>
        <table:table-row table:style-name="ro1">
          <table:table-cell table:style-name="ce6" table:formula="of:=STDEV([.A71:.A90])" office:value-type="float" office:value="0.0236506671958749" calcext:value-type="float">
            <text:p>0.023650667195875</text:p>
          </table:table-cell>
          <table:table-cell table:style-name="ce6" table:formula="of:=STDEV([.B71:.B90])" office:value-type="float" office:value="0.0164410634127111" calcext:value-type="float">
            <text:p>0.016441063412711</text:p>
          </table:table-cell>
          <table:table-cell table:style-name="ce6" table:formula="of:=STDEV([.C71:.C90])" office:value-type="float" office:value="0.0119572379076837" calcext:value-type="float">
            <text:p>0.011957237907684</text:p>
          </table:table-cell>
          <table:table-cell table:style-name="ce6" table:formula="of:=STDEV([.D71:.D90])" office:value-type="float" office:value="0.0148804421319777" calcext:value-type="float">
            <text:p>0.014880442131978</text:p>
          </table:table-cell>
          <table:table-cell office:value-type="string" calcext:value-type="string">
            <text:p>Std</text:p>
          </table:table-cell>
          <table:table-cell table:formula="of:=STDEV([.F71:.F90])" office:value-type="float" office:value="0.0387192986839852" calcext:value-type="float">
            <text:p>0.038719298683985</text:p>
          </table:table-cell>
          <table:table-cell table:formula="of:=STDEV([.G71:.G90])" office:value-type="float" office:value="0.0351860237349941" calcext:value-type="float">
            <text:p>0.035186023734994</text:p>
          </table:table-cell>
          <table:table-cell table:formula="of:=STDEV([.H71:.H90])" office:value-type="float" office:value="0.0281429040348102" calcext:value-type="float">
            <text:p>0.02814290403481</text:p>
          </table:table-cell>
          <table:table-cell table:formula="of:=STDEV([.I71:.I90])" office:value-type="float" office:value="0.0311188854102286" calcext:value-type="float">
            <text:p>0.031118885410229</text:p>
          </table:table-cell>
          <table:table-cell office:value-type="string" calcext:value-type="string">
            <text:p>Std</text:p>
          </table:table-cell>
          <table:table-cell table:formula="of:=STDEV([.K71:.K90])" office:value-type="float" office:value="0.0217555141621791" calcext:value-type="float">
            <text:p>0.021755514162179</text:p>
          </table:table-cell>
          <table:table-cell table:formula="of:=STDEV([.L71:.L90])" office:value-type="float" office:value="0.0183457339925166" calcext:value-type="float">
            <text:p>0.018345733992517</text:p>
          </table:table-cell>
          <table:table-cell table:formula="of:=STDEV([.M71:.M90])" office:value-type="float" office:value="0.0180810868105733" calcext:value-type="float">
            <text:p>0.018081086810573</text:p>
          </table:table-cell>
          <table:table-cell table:formula="of:=STDEV([.N71:.N90])" office:value-type="float" office:value="0.0181835698932748" calcext:value-type="float">
            <text:p>0.018183569893275</text:p>
          </table:table-cell>
          <table:table-cell office:value-type="string" calcext:value-type="string">
            <text:p>Std</text:p>
          </table:table-cell>
          <table:table-cell table:formula="of:=STDEV([.P71:.P90])" office:value-type="float" office:value="0.0215918765829443" calcext:value-type="float">
            <text:p>0.021591876582944</text:p>
          </table:table-cell>
          <table:table-cell table:formula="of:=STDEV([.Q71:.Q90])" office:value-type="float" office:value="0.0302850317492264" calcext:value-type="float">
            <text:p>0.030285031749226</text:p>
          </table:table-cell>
          <table:table-cell table:formula="of:=STDEV([.R71:.R90])" office:value-type="float" office:value="0.0225838737490923" calcext:value-type="float">
            <text:p>0.022583873749092</text:p>
          </table:table-cell>
          <table:table-cell table:formula="of:=STDEV([.S71:.S90])" office:value-type="float" office:value="0.0201894117497201" calcext:value-type="float">
            <text:p>0.02018941174972</text:p>
          </table:table-cell>
          <table:table-cell office:value-type="string" calcext:value-type="string">
            <text:p>Std</text:p>
          </table:table-cell>
          <table:table-cell table:number-columns-repeated="1004"/>
        </table:table-row>
      </table:table>
      <table:table table:name="Sheet4" table:style-name="ta1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arly-fus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0195331573486" calcext:value-type="float">
            <text:p>0.180195331573486</text:p>
          </table:table-cell>
          <table:table-cell office:value-type="float" office:value="0.586126089096069" calcext:value-type="float">
            <text:p>0.586126089096069</text:p>
          </table:table-cell>
          <table:table-cell office:value-type="float" office:value="0.436775654554367" calcext:value-type="float">
            <text:p>0.436775654554367</text:p>
          </table:table-cell>
          <table:table-cell table:formula="of:=AVERAGE([.B2:.D2])" office:value-type="float" office:value="0.401032358407974" calcext:value-type="float">
            <text:p>0.401032358407974</text:p>
          </table:table-cell>
          <table:table-cell/>
          <table:table-cell office:value-type="float" office:value="0.511894335349401" calcext:value-type="float">
            <text:p>0.5118943353494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5786510109901" calcext:value-type="float">
            <text:p>0.175786510109901</text:p>
          </table:table-cell>
          <table:table-cell office:value-type="float" office:value="0.608352303504944" calcext:value-type="float">
            <text:p>0.608352303504944</text:p>
          </table:table-cell>
          <table:table-cell office:value-type="float" office:value="0.471678614616394" calcext:value-type="float">
            <text:p>0.471678614616394</text:p>
          </table:table-cell>
          <table:table-cell table:formula="of:=AVERAGE([.B3:.D3])" office:value-type="float" office:value="0.418605809410413" calcext:value-type="float">
            <text:p>0.418605809410413</text:p>
          </table:table-cell>
          <table:table-cell/>
          <table:table-cell office:value-type="float" office:value="0.505939761797587" calcext:value-type="float">
            <text:p>0.5059397617975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6025062799454" calcext:value-type="float">
            <text:p>0.176025062799454</text:p>
          </table:table-cell>
          <table:table-cell office:value-type="float" office:value="0.578267574310303" calcext:value-type="float">
            <text:p>0.578267574310303</text:p>
          </table:table-cell>
          <table:table-cell office:value-type="float" office:value="0.463455468416214" calcext:value-type="float">
            <text:p>0.463455468416214</text:p>
          </table:table-cell>
          <table:table-cell table:formula="of:=AVERAGE([.B4:.D4])" office:value-type="float" office:value="0.405916035175324" calcext:value-type="float">
            <text:p>0.405916035175324</text:p>
          </table:table-cell>
          <table:table-cell/>
          <table:table-cell office:value-type="float" office:value="0.507451285918554" calcext:value-type="float">
            <text:p>0.5074512859185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7277500033379" calcext:value-type="float">
            <text:p>0.167277500033379</text:p>
          </table:table-cell>
          <table:table-cell office:value-type="float" office:value="0.578747391700745" calcext:value-type="float">
            <text:p>0.578747391700745</text:p>
          </table:table-cell>
          <table:table-cell office:value-type="float" office:value="0.459934651851654" calcext:value-type="float">
            <text:p>0.459934651851654</text:p>
          </table:table-cell>
          <table:table-cell office:value-type="float" office:value="0.401986514528592" calcext:value-type="float">
            <text:p>0.401986514528592</text:p>
          </table:table-cell>
          <table:table-cell/>
          <table:table-cell office:value-type="float" office:value="0.507777353127797" calcext:value-type="float">
            <text:p>0.507777353127797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80786192417145" calcext:value-type="float">
            <text:p>0.180786192417145</text:p>
          </table:table-cell>
          <table:table-cell office:value-type="float" office:value="0.575009942054749" calcext:value-type="float">
            <text:p>0.575009942054749</text:p>
          </table:table-cell>
          <table:table-cell office:value-type="float" office:value="0.459439635276794" calcext:value-type="float">
            <text:p>0.459439635276794</text:p>
          </table:table-cell>
          <table:table-cell office:value-type="float" office:value="0.405078589916229" calcext:value-type="float">
            <text:p>0.405078589916229</text:p>
          </table:table-cell>
          <table:table-cell/>
          <table:table-cell office:value-type="float" office:value="0.508281022310257" calcext:value-type="float">
            <text:p>0.508281022310257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449905753136" calcext:value-type="float">
            <text:p>0.174449905753136</text:p>
          </table:table-cell>
          <table:table-cell office:value-type="float" office:value="0.583349227905273" calcext:value-type="float">
            <text:p>0.583349227905273</text:p>
          </table:table-cell>
          <table:table-cell office:value-type="float" office:value="0.464570701122284" calcext:value-type="float">
            <text:p>0.464570701122284</text:p>
          </table:table-cell>
          <table:table-cell office:value-type="float" office:value="0.407456611593564" calcext:value-type="float">
            <text:p>0.407456611593564</text:p>
          </table:table-cell>
          <table:table-cell/>
          <table:table-cell office:value-type="float" office:value="0.506224652131399" calcext:value-type="float">
            <text:p>0.50622465213139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759001255035" calcext:value-type="float">
            <text:p>0.167759001255035</text:p>
          </table:table-cell>
          <table:table-cell office:value-type="float" office:value="0.590476870536804" calcext:value-type="float">
            <text:p>0.590476870536804</text:p>
          </table:table-cell>
          <table:table-cell office:value-type="float" office:value="0.460364669561386" calcext:value-type="float">
            <text:p>0.460364669561386</text:p>
          </table:table-cell>
          <table:table-cell office:value-type="float" office:value="0.406200180451075" calcext:value-type="float">
            <text:p>0.406200180451075</text:p>
          </table:table-cell>
          <table:table-cell/>
          <table:table-cell office:value-type="float" office:value="0.508435159921646" calcext:value-type="float">
            <text:p>0.508435159921646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72262668609619" calcext:value-type="float">
            <text:p>0.172262668609619</text:p>
          </table:table-cell>
          <table:table-cell office:value-type="float" office:value="0.616724491119385" calcext:value-type="float">
            <text:p>0.616724491119385</text:p>
          </table:table-cell>
          <table:table-cell office:value-type="float" office:value="0.47464194893837" calcext:value-type="float">
            <text:p>0.47464194893837</text:p>
          </table:table-cell>
          <table:table-cell office:value-type="float" office:value="0.421209702889125" calcext:value-type="float">
            <text:p>0.421209702889125</text:p>
          </table:table-cell>
          <table:table-cell/>
          <table:table-cell office:value-type="float" office:value="0.510193556547165" calcext:value-type="float">
            <text:p>0.510193556547165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7019823789597" calcext:value-type="float">
            <text:p>0.157019823789597</text:p>
          </table:table-cell>
          <table:table-cell office:value-type="float" office:value="0.606617510318756" calcext:value-type="float">
            <text:p>0.606617510318756</text:p>
          </table:table-cell>
          <table:table-cell office:value-type="float" office:value="0.457556039094925" calcext:value-type="float">
            <text:p>0.457556039094925</text:p>
          </table:table-cell>
          <table:table-cell office:value-type="float" office:value="0.407064457734426" calcext:value-type="float">
            <text:p>0.407064457734426</text:p>
          </table:table-cell>
          <table:table-cell/>
          <table:table-cell office:value-type="float" office:value="0.508052150408427" calcext:value-type="float">
            <text:p>0.508052150408427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4.$E$2:$Sheet4.$E$21])" office:value-type="float" office:value="0.409528077145418" calcext:value-type="float">
            <text:p>0.409528077145418</text:p>
          </table:table-cell>
          <table:table-cell table:formula="of:=AVERAGE([$Sheet4.$G$2:$Sheet4.$G$21])" office:value-type="float" office:value="0.508533161381881" calcext:value-type="float">
            <text:p>0.508533161381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730732321739" calcext:value-type="float">
            <text:p>0.181730732321739</text:p>
          </table:table-cell>
          <table:table-cell office:value-type="float" office:value="0.580871224403381" calcext:value-type="float">
            <text:p>0.580871224403381</text:p>
          </table:table-cell>
          <table:table-cell office:value-type="float" office:value="0.463167488574982" calcext:value-type="float">
            <text:p>0.463167488574982</text:p>
          </table:table-cell>
          <table:table-cell office:value-type="float" office:value="0.408589815100034" calcext:value-type="float">
            <text:p>0.408589815100034</text:p>
          </table:table-cell>
          <table:table-cell/>
          <table:table-cell office:value-type="float" office:value="0.508911331494649" calcext:value-type="float">
            <text:p>0.508911331494649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4.$E$2:$Sheet4.$E$21])" office:value-type="float" office:value="0.0000536172616136759" calcext:value-type="float">
            <text:p>5.36172616136759E-05</text:p>
          </table:table-cell>
          <table:table-cell table:formula="of:=VAR([$Sheet4.$G$2:$Sheet4.$G$21])" office:value-type="float" office:value="0.0000061797077084571" calcext:value-type="float">
            <text:p>6.1797077084571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6015084385872" calcext:value-type="float">
            <text:p>0.186015084385872</text:p>
          </table:table-cell>
          <table:table-cell office:value-type="float" office:value="0.601683914661408" calcext:value-type="float">
            <text:p>0.601683914661408</text:p>
          </table:table-cell>
          <table:table-cell office:value-type="float" office:value="0.437388330698013" calcext:value-type="float">
            <text:p>0.437388330698013</text:p>
          </table:table-cell>
          <table:table-cell office:value-type="float" office:value="0.408362443248431" calcext:value-type="float">
            <text:p>0.408362443248431</text:p>
          </table:table-cell>
          <table:table-cell/>
          <table:table-cell office:value-type="float" office:value="0.504838029543559" calcext:value-type="float">
            <text:p>0.504838029543559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4.$E$2:$Sheet4.$E$21])" office:value-type="float" office:value="20" calcext:value-type="float">
            <text:p>20</text:p>
          </table:table-cell>
          <table:table-cell table:formula="of:=COUNT([$Sheet4.$G$2:$Sheet4.$G$2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0387243628502" calcext:value-type="float">
            <text:p>0.180387243628502</text:p>
          </table:table-cell>
          <table:table-cell office:value-type="float" office:value="0.601514458656311" calcext:value-type="float">
            <text:p>0.601514458656311</text:p>
          </table:table-cell>
          <table:table-cell office:value-type="float" office:value="0.463178008794785" calcext:value-type="float">
            <text:p>0.463178008794785</text:p>
          </table:table-cell>
          <table:table-cell office:value-type="float" office:value="0.415026570359866" calcext:value-type="float">
            <text:p>0.415026570359866</text:p>
          </table:table-cell>
          <table:table-cell/>
          <table:table-cell office:value-type="float" office:value="0.508122513691584" calcext:value-type="float">
            <text:p>0.508122513691584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4.$E$2:$Sheet4.$E$21];[$Sheet4.$G$2:$Sheet4.$G$21])" office:value-type="float" office:value="-0.277680742635684" calcext:value-type="float">
            <text:p>-0.2776807426356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8605441451073" calcext:value-type="float">
            <text:p>0.158605441451073</text:p>
          </table:table-cell>
          <table:table-cell office:value-type="float" office:value="0.588461041450501" calcext:value-type="float">
            <text:p>0.588461041450501</text:p>
          </table:table-cell>
          <table:table-cell office:value-type="float" office:value="0.427610576152802" calcext:value-type="float">
            <text:p>0.427610576152802</text:p>
          </table:table-cell>
          <table:table-cell office:value-type="float" office:value="0.391559019684792" calcext:value-type="float">
            <text:p>0.391559019684792</text:p>
          </table:table-cell>
          <table:table-cell/>
          <table:table-cell office:value-type="float" office:value="0.51090340813001" calcext:value-type="float">
            <text:p>0.5109034081300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4.$E$2:$Sheet4.$E$21]); 1; 0) * IF(ISNUMBER([$Sheet4.$G$2:$Sheet4.$G$21]); 1; 0)); [$Sheet4.$E$2:$Sheet4.$E$21] - [$Sheet4.$G$2:$Sheet4.$G$21]; &quot;NA&quot;))" office:value-type="float" office:value="-0.099005084236463" calcext:value-type="float">
            <text:p>-0.0990050842364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9301336407661" calcext:value-type="float">
            <text:p>0.179301336407661</text:p>
          </table:table-cell>
          <table:table-cell office:value-type="float" office:value="0.593912780284882" calcext:value-type="float">
            <text:p>0.593912780284882</text:p>
          </table:table-cell>
          <table:table-cell office:value-type="float" office:value="0.449457824230194" calcext:value-type="float">
            <text:p>0.449457824230194</text:p>
          </table:table-cell>
          <table:table-cell office:value-type="float" office:value="0.407557313640912" calcext:value-type="float">
            <text:p>0.407557313640912</text:p>
          </table:table-cell>
          <table:table-cell/>
          <table:table-cell office:value-type="float" office:value="0.507328569889069" calcext:value-type="float">
            <text:p>0.507328569889069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4.$E$2:$Sheet4.$E$21]); 1; 0) * IF(ISNUMBER([$Sheet4.$G$2:$Sheet4.$G$21]); 1; 0)); [$Sheet4.$E$2:$Sheet4.$E$21] - [$Sheet4.$G$2:$Sheet4.$G$21]; &quot;NA&quot;))" office:value-type="float" office:value="0.0000699060587771658" calcext:value-type="float">
            <text:p>6.99060587771658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1326488256454" calcext:value-type="float">
            <text:p>0.171326488256454</text:p>
          </table:table-cell>
          <table:table-cell office:value-type="float" office:value="0.603849411010742" calcext:value-type="float">
            <text:p>0.603849411010742</text:p>
          </table:table-cell>
          <table:table-cell office:value-type="float" office:value="0.475929141044617" calcext:value-type="float">
            <text:p>0.475929141044617</text:p>
          </table:table-cell>
          <table:table-cell office:value-type="float" office:value="0.417035013437271" calcext:value-type="float">
            <text:p>0.417035013437271</text:p>
          </table:table-cell>
          <table:table-cell/>
          <table:table-cell office:value-type="float" office:value="0.506050646305084" calcext:value-type="float">
            <text:p>0.506050646305084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4.$E$2:$Sheet4.$E$21]); 1; 0) * IF(ISNUMBER([$Sheet4.$G$2:$Sheet4.$G$21]); 1; 0)) - 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8248301148415" calcext:value-type="float">
            <text:p>0.178248301148415</text:p>
          </table:table-cell>
          <table:table-cell office:value-type="float" office:value="0.616481900215149" calcext:value-type="float">
            <text:p>0.616481900215149</text:p>
          </table:table-cell>
          <table:table-cell office:value-type="float" office:value="0.465724766254425" calcext:value-type="float">
            <text:p>0.465724766254425</text:p>
          </table:table-cell>
          <table:table-cell office:value-type="float" office:value="0.420151655872663" calcext:value-type="float">
            <text:p>0.420151655872663</text:p>
          </table:table-cell>
          <table:table-cell/>
          <table:table-cell office:value-type="float" office:value="0.505659600098928" calcext:value-type="float">
            <text:p>0.505659600098928</text:p>
          </table:table-cell>
          <table:table-cell/>
          <table:table-cell office:value-type="string" calcext:value-type="string">
            <text:p>t Stat</text:p>
          </table:table-cell>
          <table:table-cell table:formula="of:=([$Sheet4.$J$14] - [$Sheet4.$J$8]) / ([$Sheet4.$J$15] / ( [$Sheet4.$J$16] + 1)) ^ 0.5" office:value-type="float" office:value="-52.9559893985902" calcext:value-type="float">
            <text:p>-52.95598939859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9812207818031" calcext:value-type="float">
            <text:p>0.179812207818031</text:p>
          </table:table-cell>
          <table:table-cell office:value-type="float" office:value="0.607439935207367" calcext:value-type="float">
            <text:p>0.607439935207367</text:p>
          </table:table-cell>
          <table:table-cell office:value-type="float" office:value="0.466475814580917" calcext:value-type="float">
            <text:p>0.466475814580917</text:p>
          </table:table-cell>
          <table:table-cell office:value-type="float" office:value="0.417909319202105" calcext:value-type="float">
            <text:p>0.417909319202105</text:p>
          </table:table-cell>
          <table:table-cell/>
          <table:table-cell office:value-type="float" office:value="0.510288715362549" calcext:value-type="float">
            <text:p>0.510288715362549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Sheet4.$J$17]); [$Sheet4.$J$16]; 1)" office:value-type="float" office:value="2.10407580852696E-022" calcext:value-type="float">
            <text:p>2.10407580852696E-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4576487541" calcext:value-type="float">
            <text:p>0.180834576487541</text:p>
          </table:table-cell>
          <table:table-cell office:value-type="float" office:value="0.587641179561615" calcext:value-type="float">
            <text:p>0.587641179561615</text:p>
          </table:table-cell>
          <table:table-cell office:value-type="float" office:value="0.451390534639359" calcext:value-type="float">
            <text:p>0.451390534639359</text:p>
          </table:table-cell>
          <table:table-cell office:value-type="float" office:value="0.406622096896172" calcext:value-type="float">
            <text:p>0.406622096896172</text:p>
          </table:table-cell>
          <table:table-cell/>
          <table:table-cell office:value-type="float" office:value="0.514295866092046" calcext:value-type="float">
            <text:p>0.514295866092046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Sheet4.$J$7]; [$Sheet4.$J$16])" office:value-type="float" office:value="1.72913281152137" calcext:value-type="float">
            <text:p>1.7291328115213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71731799840927" calcext:value-type="float">
            <text:p>0.171731799840927</text:p>
          </table:table-cell>
          <table:table-cell office:value-type="float" office:value="0.5968958735466" calcext:value-type="float">
            <text:p>0.5968958735466</text:p>
          </table:table-cell>
          <table:table-cell office:value-type="float" office:value="0.464266747236252" calcext:value-type="float">
            <text:p>0.464266747236252</text:p>
          </table:table-cell>
          <table:table-cell office:value-type="float" office:value="0.410964806874593" calcext:value-type="float">
            <text:p>0.410964806874593</text:p>
          </table:table-cell>
          <table:table-cell/>
          <table:table-cell office:value-type="float" office:value="0.507441997528076" calcext:value-type="float">
            <text:p>0.507441997528076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Sheet4.$J$17]); [$Sheet4.$J$16]; 2)" office:value-type="float" office:value="4.20815161705391E-022" calcext:value-type="float">
            <text:p>4.20815161705391E-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4784457087517" calcext:value-type="float">
            <text:p>0.184784457087517</text:p>
          </table:table-cell>
          <table:table-cell office:value-type="float" office:value="0.593805551528931" calcext:value-type="float">
            <text:p>0.593805551528931</text:p>
          </table:table-cell>
          <table:table-cell office:value-type="float" office:value="0.458109676837921" calcext:value-type="float">
            <text:p>0.458109676837921</text:p>
          </table:table-cell>
          <table:table-cell office:value-type="float" office:value="0.41223322848479" calcext:value-type="float">
            <text:p>0.41223322848479</text:p>
          </table:table-cell>
          <table:table-cell/>
          <table:table-cell office:value-type="float" office:value="0.512573271989823" calcext:value-type="float">
            <text:p>0.512573271989823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Sheet4.$J$7]; [$Sheet4.$J$16])" office:value-type="float" office:value="2.09302405440831" calcext:value-type="float">
            <text:p>2.093024054408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5:20:25.531971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initial-creator>Bagus Tris Atmaja</meta:initial-creator>
    <meta:creation-date>2020-02-13T11:05:48.721833260</meta:creation-date>
    <meta:generator>LibreOffice/7.0.3.1$Linux_X86_64 LibreOffice_project/d7547858d014d4cf69878db179d326fc3483e082</meta:generator>
    <dc:date>2021-02-02T17:42:59.245709688</dc:date>
    <dc:creator>Bagus Tris Atmaja</dc:creator>
    <meta:editing-duration>P5DT20H4M43S</meta:editing-duration>
    <meta:editing-cycles>177</meta:editing-cycles>
    <meta:document-statistic meta:table-count="4" meta:cell-count="2133" meta:object-count="0"/>
  </office:meta>
</office:document-meta>
</file>